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Thumbnails/thumbnail.png" manifest:media-type="image/png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styles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Replacements/Object 3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3796B955.png" manifest:media-type="image/png"/>
  <manifest:file-entry manifest:full-path="Object 2/Pictures/100000000000020000000200EEE7D1DE.jpg" manifest:media-type="image/jpeg"/>
  <manifest:file-entry manifest:full-path="Object 2/content.xml" manifest:media-type="text/xml"/>
  <manifest:file-entry manifest:full-path="Object 2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4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5.583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5.4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11cm" fo:break-before="auto" style:use-optimal-row-height="false"/>
    </style:style>
    <style:style style:name="ro3" style:family="table-row">
      <style:table-row-properties style:row-height="2.01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4.24cm" svg:y="4.277cm">
            <draw:object draw:notify-on-update-of-ranges="Sheet1.D2:Sheet1.D5 Sheet1.E2:Sheet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</table:table-row>
      </table:table>
      <table:table table:name="Sheet2" table:style-name="ta1">
        <table:shapes>
          <draw:frame draw:z-index="0" draw:style-name="gr1" draw:text-style-name="P1" svg:width="16.017cm" svg:height="9.005cm" svg:x="12.063cm" svg:y="74.507cm">
            <draw:object draw:notify-on-update-of-ranges="Sheet2.D88:Sheet2.D92 Sheet2.C87:Sheet2.C87 Sheet2.C88:Sheet2.C92 Sheet2.F87:Sheet2.F87 Sheet2.F88:Sheet2.F92 Sheet2.G87:Sheet2.G87 Sheet2.G88:Sheet2.G92 Sheet2.C87:Sheet2.C87 Sheet2.C88:Sheet2.C9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18.388cm" svg:y="10.078cm">
            <draw:object draw:notify-on-update-of-ranges="Sheet2.B29:Sheet2.B29 Sheet2.B30:Sheet2.B34 Sheet2.C29:Sheet2.C29 Sheet2.C30:Sheet2.C34 Sheet2.D29:Sheet2.D29 Sheet2.D30:Sheet2.D34 Sheet2.E29:Sheet2.E29 Sheet2.E30:Sheet2.E34 Sheet2.F29:Sheet2.F29 Sheet2.F30:Sheet2.F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cm" svg:height="9.005cm" svg:x="18.522cm" svg:y="21.01cm">
            <draw:object draw:notify-on-update-of-ranges="Sheet2.B42:Sheet2.B42 Sheet2.B43:Sheet2.B47 Sheet2.C42:Sheet2.C42 Sheet2.C43:Sheet2.C47 Sheet2.D42:Sheet2.D42 Sheet2.D43:Sheet2.D47 Sheet2.E42:Sheet2.E42 Sheet2.E43:Sheet2.E47 Sheet2.F42:Sheet2.F42 Sheet2.F43:Sheet2.F4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cm" svg:height="9.004cm" svg:x="18.852cm" svg:y="30.679cm">
            <draw:object draw:notify-on-update-of-ranges="Sheet2.B62:Sheet2.B62 Sheet2.B63:Sheet2.B67 Sheet2.C62:Sheet2.C62 Sheet2.C63:Sheet2.C67 Sheet2.D62:Sheet2.D62 Sheet2.D63:Sheet2.D67 Sheet2.E62:Sheet2.E62 Sheet2.E63:Sheet2.E67 Sheet2.F62:Sheet2.F62 Sheet2.F63:Sheet2.F6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1" draw:text-style-name="P1" svg:width="15.99cm" svg:height="9.004cm" svg:x="1.899cm" svg:y="35.646cm">
            <draw:object draw:notify-on-update-of-ranges="Sheet2.B71:Sheet2.B71 Sheet2.B72:Sheet2.B76 Sheet2.C71:Sheet2.C71 Sheet2.C72:Sheet2.C76 Sheet2.D71:Sheet2.D71 Sheet2.D72:Sheet2.D76 Sheet2.E71:Sheet2.E71 Sheet2.E72:Sheet2.E76 Sheet2.F71:Sheet2.F71 Sheet2.F72:Sheet2.F7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10 variables 10 equations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quential</text:p>
          </table:table-cell>
          <table:table-cell office:value-type="string" calcext:value-type="string">
            <text:p>BDD_Anding Harish</text:p>
          </table:table-cell>
          <table:table-cell office:value-type="string" calcext:value-type="string">
            <text:p>Recursive Symmetric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 Ord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0774" calcext:value-type="float">
            <text:p>0.30774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4262" calcext:value-type="float">
            <text:p>0.4262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3918" calcext:value-type="float">
            <text:p>0.39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401" calcext:value-type="float">
            <text:p>0.3401</text:p>
          </table:table-cell>
          <table:table-cell office:value-type="float" office:value="0.244" calcext:value-type="float">
            <text:p>0.244</text:p>
          </table:table-cell>
          <table:table-cell office:value-type="float" office:value="0.37962" calcext:value-type="float">
            <text:p>0.37962</text:p>
          </table:table-cell>
          <table:table-cell office:value-type="float" office:value="0.24" calcext:value-type="float">
            <text:p>0.24</text:p>
          </table:table-cell>
          <table:table-cell office:value-type="float" office:value="0.3439" calcext:value-type="float">
            <text:p>0.34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699" calcext:value-type="float">
            <text:p>0.2699</text:p>
          </table:table-cell>
          <table:table-cell office:value-type="float" office:value="0.279" calcext:value-type="float">
            <text:p>0.279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2865" calcext:value-type="float">
            <text:p>0.2865</text:p>
          </table:table-cell>
          <table:table-cell office:value-type="float" office:value="0.4178" calcext:value-type="float">
            <text:p>0.41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677" calcext:value-type="float">
            <text:p>0.2677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3329" calcext:value-type="float">
            <text:p>0.33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488" calcext:value-type="float">
            <text:p>0.4488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2846" calcext:value-type="float">
            <text:p>0.2846</text:p>
          </table:table-cell>
          <table:table-cell office:value-type="float" office:value="0.4212" calcext:value-type="float">
            <text:p>0.421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##Wrong data</text:p>
          </table:table-cell>
          <table:table-cell table:number-columns-repeated="7"/>
        </table:table-row>
        <table:table-row table:style-name="ro1" table:number-rows-repeated="18">
          <table:table-cell table:number-columns-repeated="9"/>
        </table:table-row>
        <table:table-row table:style-name="ro1">
          <table:table-cell/>
          <table:table-cell office:value-type="string" calcext:value-type="string">
            <text:p>12 variables 12 equations.</text:p>
          </table:table-cell>
          <table:table-cell/>
          <table:table-cell office:value-type="string" calcext:value-type="string">
            <text:p>350 rounds</text:p>
          </table:table-cell>
          <table:table-cell table:number-columns-repeated="4"/>
          <table:table-cell table:style-name="ce1"/>
        </table:table-row>
        <table:table-row table:style-name="ro1">
          <table:table-cell/>
          <table:table-cell office:value-type="string" calcext:value-type="string">
            <text:p>Sequential ANDing Solution</text:p>
          </table:table-cell>
          <table:table-cell office:value-type="string" calcext:value-type="string">
            <text:p>ANDing BDD (old)</text:p>
          </table:table-cell>
          <table:table-cell office:value-type="string" calcext:value-type="string">
            <text:p>Recursive Symmetric ANDing Solution </text:p>
          </table:table-cell>
          <table:table-cell office:value-type="string" calcext:value-type="string">
            <text:p>Random ANDing Solution</text:p>
          </table:table-cell>
          <table:table-cell office:value-type="string" calcext:value-type="string">
            <text:p>ANDing in order Solut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983" calcext:value-type="float">
            <text:p>1.8983</text:p>
          </table:table-cell>
          <table:table-cell office:value-type="float" office:value="2.3188" calcext:value-type="float">
            <text:p>2.3188</text:p>
          </table:table-cell>
          <table:table-cell office:value-type="float" office:value="4.3355" calcext:value-type="float">
            <text:p>4.3355</text:p>
          </table:table-cell>
          <table:table-cell office:value-type="float" office:value="3.04" calcext:value-type="float">
            <text:p>3.04</text:p>
          </table:table-cell>
          <table:table-cell office:value-type="float" office:value="2.6607" calcext:value-type="float">
            <text:p>2.66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009" calcext:value-type="float">
            <text:p>1.6009</text:p>
          </table:table-cell>
          <table:table-cell office:value-type="float" office:value="1.845" calcext:value-type="float">
            <text:p>1.845</text:p>
          </table:table-cell>
          <table:table-cell office:value-type="float" office:value="4.1544" calcext:value-type="float">
            <text:p>4.1544</text:p>
          </table:table-cell>
          <table:table-cell office:value-type="float" office:value="2.649" calcext:value-type="float">
            <text:p>2.649</text:p>
          </table:table-cell>
          <table:table-cell office:value-type="float" office:value="2.3506" calcext:value-type="float">
            <text:p>2.35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797" calcext:value-type="float">
            <text:p>2.2797</text:p>
          </table:table-cell>
          <table:table-cell office:value-type="float" office:value="2.6247" calcext:value-type="float">
            <text:p>2.6247</text:p>
          </table:table-cell>
          <table:table-cell office:value-type="float" office:value="5.6959" calcext:value-type="float">
            <text:p>5.6959</text:p>
          </table:table-cell>
          <table:table-cell office:value-type="float" office:value="3.3701" calcext:value-type="float">
            <text:p>3.3701</text:p>
          </table:table-cell>
          <table:table-cell office:value-type="float" office:value="2.7572" calcext:value-type="float">
            <text:p>2.75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037" calcext:value-type="float">
            <text:p>1.6037</text:p>
          </table:table-cell>
          <table:table-cell office:value-type="float" office:value="1.7655" calcext:value-type="float">
            <text:p>1.7655</text:p>
          </table:table-cell>
          <table:table-cell office:value-type="float" office:value="3.9235" calcext:value-type="float">
            <text:p>3.9235</text:p>
          </table:table-cell>
          <table:table-cell office:value-type="float" office:value="2.4944" calcext:value-type="float">
            <text:p>2.4944</text:p>
          </table:table-cell>
          <table:table-cell office:value-type="float" office:value="3.7229" calcext:value-type="float">
            <text:p>3.72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017" calcext:value-type="float">
            <text:p>2.1017</text:p>
          </table:table-cell>
          <table:table-cell office:value-type="float" office:value="2.425" calcext:value-type="float">
            <text:p>2.425</text:p>
          </table:table-cell>
          <table:table-cell office:value-type="float" office:value="4.3621" calcext:value-type="float">
            <text:p>4.3621</text:p>
          </table:table-cell>
          <table:table-cell office:value-type="float" office:value="2.6494" calcext:value-type="float">
            <text:p>2.6494</text:p>
          </table:table-cell>
          <table:table-cell office:value-type="float" office:value="3.0049" calcext:value-type="float">
            <text:p>3.0049</text:p>
          </table:table-cell>
          <table:table-cell table:number-columns-repeated="3"/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office:value-type="string" calcext:value-type="string">
            <text:p>10 variables 10 equations.</text:p>
          </table:table-cell>
          <table:table-cell/>
          <table:table-cell office:value-type="string" calcext:value-type="string">
            <text:p>350 round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quential ANDing Solution</text:p>
          </table:table-cell>
          <table:table-cell office:value-type="string" calcext:value-type="string">
            <text:p>ANDing BDD (old)</text:p>
          </table:table-cell>
          <table:table-cell office:value-type="string" calcext:value-type="string">
            <text:p>Recursive Symmetric ANDing Solution </text:p>
          </table:table-cell>
          <table:table-cell office:value-type="string" calcext:value-type="string">
            <text:p>Random ANDing Solution</text:p>
          </table:table-cell>
          <table:table-cell office:value-type="string" calcext:value-type="string">
            <text:p>ANDing in order Solut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623" calcext:value-type="float">
            <text:p>0.3623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629" calcext:value-type="float">
            <text:p>0.4629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4283" calcext:value-type="float">
            <text:p>0.42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7004" calcext:value-type="float">
            <text:p>0.27004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799" calcext:value-type="float">
            <text:p>0.3799</text:p>
          </table:table-cell>
          <table:table-cell office:value-type="float" office:value="0.4688" calcext:value-type="float">
            <text:p>0.4688</text:p>
          </table:table-cell>
          <table:table-cell office:value-type="float" office:value="0.3854" calcext:value-type="float">
            <text:p>0.38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625" calcext:value-type="float">
            <text:p>0.3625</text:p>
          </table:table-cell>
          <table:table-cell office:value-type="float" office:value="0.333" calcext:value-type="float">
            <text:p>0.333</text:p>
          </table:table-cell>
          <table:table-cell office:value-type="float" office:value="0.3707" calcext:value-type="float">
            <text:p>0.3707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3256" calcext:value-type="float">
            <text:p>0.32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031" calcext:value-type="float">
            <text:p>0.3031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3843" calcext:value-type="float">
            <text:p>0.3843</text:p>
          </table:table-cell>
          <table:table-cell office:value-type="float" office:value="0.3334" calcext:value-type="float">
            <text:p>0.3334</text:p>
          </table:table-cell>
          <table:table-cell office:value-type="float" office:value="0.3861" calcext:value-type="float">
            <text:p>0.38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8041" calcext:value-type="float">
            <text:p>0.28041</text:p>
          </table:table-cell>
          <table:table-cell office:value-type="float" office:value="0.3323" calcext:value-type="float">
            <text:p>0.3323</text:p>
          </table:table-cell>
          <table:table-cell office:value-type="float" office:value="0.3842" calcext:value-type="float">
            <text:p>0.3842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3639" calcext:value-type="float">
            <text:p>0.3639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12 variables 12 equations.</text:p>
          </table:table-cell>
          <table:table-cell/>
          <table:table-cell office:value-type="string" calcext:value-type="string">
            <text:p>400 rounds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quential ANDing Solution</text:p>
          </table:table-cell>
          <table:table-cell office:value-type="string" calcext:value-type="string">
            <text:p>ANDing BDD (old)</text:p>
          </table:table-cell>
          <table:table-cell office:value-type="string" calcext:value-type="string">
            <text:p>Recursive Symmetric ANDing Solution </text:p>
          </table:table-cell>
          <table:table-cell office:value-type="string" calcext:value-type="string">
            <text:p>Random ANDing Solution</text:p>
          </table:table-cell>
          <table:table-cell office:value-type="string" calcext:value-type="string">
            <text:p>ANDing in order Solut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991" calcext:value-type="float">
            <text:p>6.7991</text:p>
          </table:table-cell>
          <table:table-cell office:value-type="float" office:value="7.1798" calcext:value-type="float">
            <text:p>7.1798</text:p>
          </table:table-cell>
          <table:table-cell office:value-type="float" office:value="15.3253" calcext:value-type="float">
            <text:p>15.3253</text:p>
          </table:table-cell>
          <table:table-cell office:value-type="float" office:value="8.5462" calcext:value-type="float">
            <text:p>8.5462</text:p>
          </table:table-cell>
          <table:table-cell office:value-type="float" office:value="11.2186" calcext:value-type="float">
            <text:p>11.21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1582" calcext:value-type="float">
            <text:p>6.1582</text:p>
          </table:table-cell>
          <table:table-cell office:value-type="float" office:value="6.4859" calcext:value-type="float">
            <text:p>6.4859</text:p>
          </table:table-cell>
          <table:table-cell office:value-type="float" office:value="12.4467" calcext:value-type="float">
            <text:p>12.4467</text:p>
          </table:table-cell>
          <table:table-cell office:value-type="float" office:value="10.1038" calcext:value-type="float">
            <text:p>10.1038</text:p>
          </table:table-cell>
          <table:table-cell office:value-type="float" office:value="8.8083" calcext:value-type="float">
            <text:p>8.80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025" calcext:value-type="float">
            <text:p>6.6025</text:p>
          </table:table-cell>
          <table:table-cell office:value-type="float" office:value="8.881" calcext:value-type="float">
            <text:p>8.881</text:p>
          </table:table-cell>
          <table:table-cell office:value-type="float" office:value="11.3238" calcext:value-type="float">
            <text:p>11.3238</text:p>
          </table:table-cell>
          <table:table-cell office:value-type="float" office:value="7.7998" calcext:value-type="float">
            <text:p>7.7998</text:p>
          </table:table-cell>
          <table:table-cell office:value-type="float" office:value="12.3674" calcext:value-type="float">
            <text:p>12.36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9087" calcext:value-type="float">
            <text:p>6.9087</text:p>
          </table:table-cell>
          <table:table-cell office:value-type="float" office:value="8.0715" calcext:value-type="float">
            <text:p>8.0715</text:p>
          </table:table-cell>
          <table:table-cell office:value-type="float" office:value="13.3506" calcext:value-type="float">
            <text:p>13.3506</text:p>
          </table:table-cell>
          <table:table-cell office:value-type="float" office:value="10.987" calcext:value-type="float">
            <text:p>10.987</text:p>
          </table:table-cell>
          <table:table-cell office:value-type="float" office:value="10.1928" calcext:value-type="float">
            <text:p>10.19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9209" calcext:value-type="float">
            <text:p>7.9209</text:p>
          </table:table-cell>
          <table:table-cell office:value-type="float" office:value="6.4779" calcext:value-type="float">
            <text:p>6.4779</text:p>
          </table:table-cell>
          <table:table-cell office:value-type="float" office:value="11.3584" calcext:value-type="float">
            <text:p>11.3584</text:p>
          </table:table-cell>
          <table:table-cell office:value-type="float" office:value="8.5658" calcext:value-type="float">
            <text:p>8.5658</text:p>
          </table:table-cell>
          <table:table-cell office:value-type="float" office:value="12.2373" calcext:value-type="float">
            <text:p>12.2373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10 variables 10 equations.</text:p>
          </table:table-cell>
          <table:table-cell/>
          <table:table-cell office:value-type="string" calcext:value-type="string">
            <text:p>400 round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quential ANDing Solution</text:p>
          </table:table-cell>
          <table:table-cell office:value-type="string" calcext:value-type="string">
            <text:p>ANDing BDD (old)</text:p>
          </table:table-cell>
          <table:table-cell office:value-type="string" calcext:value-type="string">
            <text:p>Recursive Symmetric ANDing Solution </text:p>
          </table:table-cell>
          <table:table-cell office:value-type="string" calcext:value-type="string">
            <text:p>Random ANDing Solution</text:p>
          </table:table-cell>
          <table:table-cell office:value-type="string" calcext:value-type="string">
            <text:p>ANDing in order Solut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943" calcext:value-type="float">
            <text:p>1.0943</text:p>
          </table:table-cell>
          <table:table-cell office:value-type="float" office:value="1.112" calcext:value-type="float">
            <text:p>1.112</text:p>
          </table:table-cell>
          <table:table-cell office:value-type="float" office:value="1.3108" calcext:value-type="float">
            <text:p>1.3108</text:p>
          </table:table-cell>
          <table:table-cell office:value-type="float" office:value="1.1658" calcext:value-type="float">
            <text:p>1.1658</text:p>
          </table:table-cell>
          <table:table-cell office:value-type="float" office:value="1.5168" calcext:value-type="float">
            <text:p>1.5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004" calcext:value-type="float">
            <text:p>0.9004</text:p>
          </table:table-cell>
          <table:table-cell office:value-type="float" office:value="0.9681" calcext:value-type="float">
            <text:p>0.9681</text:p>
          </table:table-cell>
          <table:table-cell office:value-type="float" office:value="1.0374" calcext:value-type="float">
            <text:p>1.0374</text:p>
          </table:table-cell>
          <table:table-cell office:value-type="float" office:value="0.9157" calcext:value-type="float">
            <text:p>0.9157</text:p>
          </table:table-cell>
          <table:table-cell office:value-type="float" office:value="0.9757" calcext:value-type="float">
            <text:p>0.97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22" calcext:value-type="float">
            <text:p>0.8922</text:p>
          </table:table-cell>
          <table:table-cell office:value-type="float" office:value="0.9618" calcext:value-type="float">
            <text:p>0.9618</text:p>
          </table:table-cell>
          <table:table-cell office:value-type="float" office:value="1.0541" calcext:value-type="float">
            <text:p>1.0541</text:p>
          </table:table-cell>
          <table:table-cell office:value-type="float" office:value="0.9007" calcext:value-type="float">
            <text:p>0.9007</text:p>
          </table:table-cell>
          <table:table-cell office:value-type="float" office:value="0.9763" calcext:value-type="float">
            <text:p>0.9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171" calcext:value-type="float">
            <text:p>0.8171</text:p>
          </table:table-cell>
          <table:table-cell office:value-type="float" office:value="0.8894" calcext:value-type="float">
            <text:p>0.8894</text:p>
          </table:table-cell>
          <table:table-cell office:value-type="float" office:value="1.0566" calcext:value-type="float">
            <text:p>1.0566</text:p>
          </table:table-cell>
          <table:table-cell office:value-type="float" office:value="0.9286" calcext:value-type="float">
            <text:p>0.9286</text:p>
          </table:table-cell>
          <table:table-cell office:value-type="float" office:value="1.0685" calcext:value-type="float">
            <text:p>1.06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545" calcext:value-type="float">
            <text:p>1.1545</text:p>
          </table:table-cell>
          <table:table-cell office:value-type="float" office:value="1.2506" calcext:value-type="float">
            <text:p>1.2506</text:p>
          </table:table-cell>
          <table:table-cell office:value-type="float" office:value="2.041" calcext:value-type="float">
            <text:p>2.041</text:p>
          </table:table-cell>
          <table:table-cell office:value-type="float" office:value="1.3499" calcext:value-type="float">
            <text:p>1.3499</text:p>
          </table:table-cell>
          <table:table-cell office:value-type="float" office:value="1.9559" calcext:value-type="float">
            <text:p>1.955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13 variables 13 equations.</text:p>
          </table:table-cell>
          <table:table-cell/>
          <table:table-cell office:value-type="string" calcext:value-type="string">
            <text:p>450 round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quential ANDing Solution</text:p>
          </table:table-cell>
          <table:table-cell office:value-type="string" calcext:value-type="string">
            <text:p>ANDing BDD (old)</text:p>
          </table:table-cell>
          <table:table-cell office:value-type="string" calcext:value-type="string">
            <text:p>Recursive Symmetric ANDing Solution </text:p>
          </table:table-cell>
          <table:table-cell office:value-type="string" calcext:value-type="string">
            <text:p>Random ANDing Solution</text:p>
          </table:table-cell>
          <table:table-cell office:value-type="string" calcext:value-type="string">
            <text:p>ANDing in order Solut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.35" calcext:value-type="float">
            <text:p>27.35</text:p>
          </table:table-cell>
          <table:table-cell office:value-type="float" office:value="26.063" calcext:value-type="float">
            <text:p>26.063</text:p>
          </table:table-cell>
          <table:table-cell office:value-type="float" office:value="53.349" calcext:value-type="float">
            <text:p>53.349</text:p>
          </table:table-cell>
          <table:table-cell office:value-type="float" office:value="36.037" calcext:value-type="float">
            <text:p>36.037</text:p>
          </table:table-cell>
          <table:table-cell office:value-type="float" office:value="67.293" calcext:value-type="float">
            <text:p>67.2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.459" calcext:value-type="float">
            <text:p>27.459</text:p>
          </table:table-cell>
          <table:table-cell office:value-type="float" office:value="28.41" calcext:value-type="float">
            <text:p>28.41</text:p>
          </table:table-cell>
          <table:table-cell office:value-type="float" office:value="53.52" calcext:value-type="float">
            <text:p>53.52</text:p>
          </table:table-cell>
          <table:table-cell office:value-type="float" office:value="36.5" calcext:value-type="float">
            <text:p>36.5</text:p>
          </table:table-cell>
          <table:table-cell office:value-type="float" office:value="69.102" calcext:value-type="float">
            <text:p>69.1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.302" calcext:value-type="float">
            <text:p>25.302</text:p>
          </table:table-cell>
          <table:table-cell office:value-type="float" office:value="25.91" calcext:value-type="float">
            <text:p>25.91</text:p>
          </table:table-cell>
          <table:table-cell office:value-type="float" office:value="51.404" calcext:value-type="float">
            <text:p>51.404</text:p>
          </table:table-cell>
          <table:table-cell office:value-type="float" office:value="32.377" calcext:value-type="float">
            <text:p>32.377</text:p>
          </table:table-cell>
          <table:table-cell office:value-type="float" office:value="42.118" calcext:value-type="float">
            <text:p>42.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.14" calcext:value-type="float">
            <text:p>30.14</text:p>
          </table:table-cell>
          <table:table-cell office:value-type="float" office:value="31.027" calcext:value-type="float">
            <text:p>31.027</text:p>
          </table:table-cell>
          <table:table-cell office:value-type="float" office:value="56.86" calcext:value-type="float">
            <text:p>56.86</text:p>
          </table:table-cell>
          <table:table-cell office:value-type="float" office:value="38.46" calcext:value-type="float">
            <text:p>38.46</text:p>
          </table:table-cell>
          <table:table-cell office:value-type="float" office:value="51.7" calcext:value-type="float">
            <text:p>51.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.7292" calcext:value-type="float">
            <text:p>22.7292</text:p>
          </table:table-cell>
          <table:table-cell office:value-type="float" office:value="22.88" calcext:value-type="float">
            <text:p>22.88</text:p>
          </table:table-cell>
          <table:table-cell office:value-type="float" office:value="50.639" calcext:value-type="float">
            <text:p>50.639</text:p>
          </table:table-cell>
          <table:table-cell office:value-type="float" office:value="32.261" calcext:value-type="float">
            <text:p>32.261</text:p>
          </table:table-cell>
          <table:table-cell office:value-type="float" office:value="47.559" calcext:value-type="float">
            <text:p>47.559</text:p>
          </table:table-cell>
          <table:table-cell table:number-columns-repeated="3"/>
        </table:table-row>
        <table:table-row table:style-name="ro1" table:number-rows-repeated="17">
          <table:table-cell table:number-columns-repeated="9"/>
        </table:table-row>
        <table:table-row table:style-name="ro1">
          <table:table-cell table:number-columns-repeated="7"/>
          <table:table-cell>
            <draw:frame draw:z-index="4" draw:style-name="gr1" draw:text-style-name="P1" svg:width="15.999cm" svg:height="8.999cm" svg:x="0.015cm" svg:y="-0.001cm">
              <draw:object draw:notify-on-update-of-ranges="Sheet2.B53:Sheet2.B53 Sheet2.B54:Sheet2.B58 Sheet2.C53:Sheet2.C53 Sheet2.C54:Sheet2.C58 Sheet2.D53:Sheet2.D53 Sheet2.D54:Sheet2.D58 Sheet2.E53:Sheet2.E53 Sheet2.E54:Sheet2.E58 Sheet2.F53:Sheet2.F53 Sheet2.F54:Sheet2.F5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>
            <draw:frame draw:z-index="0" draw:style-name="gr1" draw:text-style-name="P1" svg:width="15.99cm" svg:height="9.004cm" svg:x="0cm" svg:y="0cm">
              <draw:object draw:notify-on-update-of-ranges="Sheet2.B71:Sheet2.B71 Sheet2.B72:Sheet2.B76 Sheet2.C71:Sheet2.C71 Sheet2.C72:Sheet2.C76 Sheet2.D71:Sheet2.D71 Sheet2.D72:Sheet2.D76 Sheet2.E71:Sheet2.E71 Sheet2.E72:Sheet2.E76 Sheet2.F71:Sheet2.F71 Sheet2.F72:Sheet2.F76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</table:table-row>
      </table:table>
      <table:table table:name="Sheet4" table:style-name="ta1">
        <table:shapes>
          <draw:frame draw:z-index="0" draw:style-name="gr1" draw:text-style-name="P1" svg:width="15.999cm" svg:height="8.999cm" svg:x="2.325cm" svg:y="69.763cm">
            <draw:object draw:notify-on-update-of-ranges="Sheet4.A144:Sheet4.A148 Sheet4.B143:Sheet4.B143 Sheet4.B144:Sheet4.B148 Sheet4.C143:Sheet4.C143 Sheet4.C144:Sheet4.C14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21.829cm" svg:height="12.279cm" svg:x="18.155cm" svg:y="2.523cm">
            <draw:object draw:notify-on-update-of-ranges="Sheet4.A18:Sheet4.A23 Sheet4.B17:Sheet4.B17 Sheet4.B18:Sheet4.B23 Sheet4.C17:Sheet4.C17 Sheet4.C18:Sheet4.C23 Sheet4.D17:Sheet4.D17 Sheet4.D18:Sheet4.D2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20.014cm" svg:height="11.257cm" svg:x="12.151cm" svg:y="15.572cm">
            <draw:object draw:notify-on-update-of-ranges="Sheet4.A50:Sheet4.A58 Sheet4.B49:Sheet4.B49 Sheet4.B50:Sheet4.B58 Sheet4.C49:Sheet4.C49 Sheet4.C50:Sheet4.C58 Sheet4.D49:Sheet4.D49 Sheet4.D50:Sheet4.D5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21.235cm" svg:height="11.944cm" svg:x="17.786cm" svg:y="28.46cm">
            <draw:object draw:notify-on-update-of-ranges="Sheet4.A64:Sheet4.A72 Sheet4.B63:Sheet4.B63 Sheet4.B64:Sheet4.B72 Sheet4.C63:Sheet4.C63 Sheet4.C64:Sheet4.C72 Sheet4.D63:Sheet4.D63 Sheet4.D64:Sheet4.D7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21.07cm" svg:height="11.262cm" svg:x="18.907cm" svg:y="43.908cm">
            <draw:object draw:notify-on-update-of-ranges="Sheet4.A105:Sheet4.A114 Sheet4.B104:Sheet4.B104 Sheet4.B105:Sheet4.B114 Sheet4.C104:Sheet4.C104 Sheet4.C105:Sheet4.C114 Sheet4.D104:Sheet4.D104 Sheet4.D105:Sheet4.D11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20.245cm" svg:height="10.28cm" svg:x="23.189cm" svg:y="57.587cm">
            <draw:object draw:notify-on-update-of-ranges="Sheet4.A120:Sheet4.A128 Sheet4.B119:Sheet4.B119 Sheet4.B120:Sheet4.B128 Sheet4.C119:Sheet4.C119 Sheet4.C120:Sheet4.C128 Sheet4.D119:Sheet4.D119 Sheet4.D120:Sheet4.D128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6" draw:style-name="gr1" draw:text-style-name="P1" svg:width="19.998cm" svg:height="10.306cm" svg:x="22.694cm" svg:y="70.124cm">
            <draw:object draw:notify-on-update-of-ranges="Sheet4.A133:Sheet4.A139 Sheet4.B132:Sheet4.B132 Sheet4.B133:Sheet4.B139 Sheet4.C132:Sheet4.C132 Sheet4.C133:Sheet4.C139 Sheet4.D132:Sheet4.D132 Sheet4.D133:Sheet4.D13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7" draw:style-name="gr1" draw:text-style-name="P1" svg:width="21.8cm" svg:height="12.26cm" svg:x="0.137cm" svg:y="68.292cm">
            <draw:object draw:notify-on-update-of-ranges="Sheet4.A144:Sheet4.A148 Sheet4.B143:Sheet4.B143 Sheet4.B144:Sheet4.B148 Sheet4.C143:Sheet4.C143 Sheet4.C144:Sheet4.C148 Sheet4.D143:Sheet4.D143 Sheet4.D144:Sheet4.D148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5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7"/>
          <table:table-cell office:value-type="string" calcext:value-type="string">
            <text:p>10-30</text:p>
          </table:table-cell>
        </table:table-row>
        <table:table-row table:style-name="ro1">
          <table:table-cell/>
          <table:table-cell office:value-type="string" calcext:value-type="string">
            <text:p>Variables=10, Equations=30, Rounds=Independent</text:p>
          </table:table-cell>
          <table:table-cell table:number-columns-repeated="15"/>
          <table:table-cell office:value-type="string" calcext:value-type="string">
            <text:p>15-30</text:p>
          </table:table-cell>
        </table:table-row>
        <table:table-row table:style-name="ro1">
          <table:table-cell office:value-type="string" calcext:value-type="string">
            <text:p>Rounds</text:p>
          </table:table-cell>
          <table:table-cell office:value-type="string" calcext:value-type="string">
            <text:p>Sequential ANDing of Solutions</text:p>
          </table:table-cell>
          <table:table-cell office:value-type="string" calcext:value-type="string">
            <text:p>RS ANDing of BDDS</text:p>
          </table:table-cell>
          <table:table-cell office:value-type="string" calcext:value-type="string">
            <text:p>Percentage faster</text:p>
          </table:table-cell>
          <table:table-cell table:number-columns-repeated="13"/>
          <table:table-cell office:value-type="string" calcext:value-type="string">
            <text:p>15-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21" calcext:value-type="float">
            <text:p>0.121</text:p>
          </table:table-cell>
          <table:table-cell office:value-type="float" office:value="0.30436" calcext:value-type="float">
            <text:p>0.30436</text:p>
          </table:table-cell>
          <table:table-cell table:formula="of:=([.C6]-[.B6])/[.C6]*100" office:value-type="float" office:value="60.2444473649626" calcext:value-type="float">
            <text:p>60.2444473649626</text:p>
          </table:table-cell>
          <table:table-cell table:number-columns-repeated="13"/>
          <table:table-cell office:value-type="string" calcext:value-type="string">
            <text:p>17-5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3216" calcext:value-type="float">
            <text:p>0.3216</text:p>
          </table:table-cell>
          <table:table-cell table:formula="of:=([.C7]-[.B7])/[.C7]*100" office:value-type="float" office:value="63.5572139303483" calcext:value-type="float">
            <text:p>63.5572139303483</text:p>
          </table:table-cell>
          <table:table-cell table:number-columns-repeated="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2398" calcext:value-type="float">
            <text:p>0.2398</text:p>
          </table:table-cell>
          <table:table-cell table:formula="of:=([.C8]-[.B8])/[.C8]*100" office:value-type="float" office:value="65.2210175145955" calcext:value-type="float">
            <text:p>65.2210175145955</text:p>
          </table:table-cell>
          <table:table-cell table:number-columns-repeated="1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2799" calcext:value-type="float">
            <text:p>0.2799</text:p>
          </table:table-cell>
          <table:table-cell office:value-type="float" office:value="0.4617" calcext:value-type="float">
            <text:p>0.4617</text:p>
          </table:table-cell>
          <table:table-cell table:formula="of:=([.C9]-[.B9])/[.C9]*100" office:value-type="float" office:value="39.3762183235868" calcext:value-type="float">
            <text:p>39.3762183235868</text:p>
          </table:table-cell>
          <table:table-cell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9281" calcext:value-type="float">
            <text:p>0.9281</text:p>
          </table:table-cell>
          <table:table-cell table:formula="of:=([.C10]-[.B10])/[.C10]*100" office:value-type="float" office:value="35.9767266458356" calcext:value-type="float">
            <text:p>35.9767266458356</text:p>
          </table:table-cell>
          <table:table-cell table:number-columns-repeated="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7464" calcext:value-type="float">
            <text:p>0.7464</text:p>
          </table:table-cell>
          <table:table-cell office:value-type="float" office:value="1.0284" calcext:value-type="float">
            <text:p>1.0284</text:p>
          </table:table-cell>
          <table:table-cell table:formula="of:=([.C11]-[.B11])/[.C11]*100" office:value-type="float" office:value="27.4212368728121" calcext:value-type="float">
            <text:p>27.4212368728121</text:p>
          </table:table-cell>
          <table:table-cell table:number-columns-repeated="1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894" calcext:value-type="float">
            <text:p>6.894</text:p>
          </table:table-cell>
          <table:table-cell office:value-type="float" office:value="7.0424" calcext:value-type="float">
            <text:p>7.0424</text:p>
          </table:table-cell>
          <table:table-cell table:formula="of:=([.C12]-[.B12])/[.C12]*100" office:value-type="float" office:value="2.10723616948767" calcext:value-type="float">
            <text:p>2.10723616948767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Variables=15, Equations=30, Rounds=Independen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unds</text:p>
          </table:table-cell>
          <table:table-cell office:value-type="string" calcext:value-type="string">
            <text:p>Sequential ANDing of Solutions</text:p>
          </table:table-cell>
          <table:table-cell office:value-type="string" calcext:value-type="string">
            <text:p>RS ANDing of BDDS</text:p>
          </table:table-cell>
          <table:table-cell office:value-type="string" calcext:value-type="string">
            <text:p>Percentage faster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0408" calcext:value-type="float">
            <text:p>5.0408</text:p>
          </table:table-cell>
          <table:table-cell office:value-type="float" office:value="8.7553" calcext:value-type="float">
            <text:p>8.7553</text:p>
          </table:table-cell>
          <table:table-cell table:formula="of:=([.C18]-[.B18])/[.C18]*100" office:value-type="float" office:value="42.4257307002616" calcext:value-type="float">
            <text:p>42.4257307002616</text:p>
          </table:table-cell>
          <table:table-cell table:number-columns-repeated="1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.291" calcext:value-type="float">
            <text:p>8.291</text:p>
          </table:table-cell>
          <table:table-cell office:value-type="float" office:value="11.164" calcext:value-type="float">
            <text:p>11.164</text:p>
          </table:table-cell>
          <table:table-cell table:formula="of:=([.C19]-[.B19])/[.C19]*100" office:value-type="float" office:value="25.7345037620924" calcext:value-type="float">
            <text:p>25.7345037620924</text:p>
          </table:table-cell>
          <table:table-cell table:number-columns-repeated="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551" calcext:value-type="float">
            <text:p>1.551</text:p>
          </table:table-cell>
          <table:table-cell office:value-type="float" office:value="3.282" calcext:value-type="float">
            <text:p>3.282</text:p>
          </table:table-cell>
          <table:table-cell table:formula="of:=([.C20]-[.B20])/[.C20]*100" office:value-type="float" office:value="52.7422303473492" calcext:value-type="float">
            <text:p>52.7422303473492</text:p>
          </table:table-cell>
          <table:table-cell table:number-columns-repeated="1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9.064" calcext:value-type="float">
            <text:p>29.064</text:p>
          </table:table-cell>
          <table:table-cell office:value-type="float" office:value="40.37" calcext:value-type="float">
            <text:p>40.37</text:p>
          </table:table-cell>
          <table:table-cell table:formula="of:=([.C21]-[.B21])/[.C21]*100" office:value-type="float" office:value="28.0059450086698" calcext:value-type="float">
            <text:p>28.0059450086698</text:p>
          </table:table-cell>
          <table:table-cell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2.01" calcext:value-type="float">
            <text:p>42.01</text:p>
          </table:table-cell>
          <table:table-cell office:value-type="float" office:value="47.6" calcext:value-type="float">
            <text:p>47.6</text:p>
          </table:table-cell>
          <table:table-cell table:formula="of:=([.C22]-[.B22])/[.C22]*100" office:value-type="float" office:value="11.7436974789916" calcext:value-type="float">
            <text:p>11.7436974789916</text:p>
          </table:table-cell>
          <table:table-cell table:number-columns-repeated="1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4.094" calcext:value-type="float">
            <text:p>84.094</text:p>
          </table:table-cell>
          <table:table-cell office:value-type="float" office:value="91.464" calcext:value-type="float">
            <text:p>91.464</text:p>
          </table:table-cell>
          <table:table-cell table:formula="of:=([.C23]-[.B23])/[.C23]*100" office:value-type="float" office:value="8.05781509665005" calcext:value-type="float">
            <text:p>8.05781509665005</text:p>
          </table:table-cell>
          <table:table-cell table:number-columns-repeated="14"/>
        </table:table-row>
        <table:table-row table:style-name="ro1" table:number-rows-repeated="14">
          <table:table-cell table:number-columns-repeated="18"/>
        </table:table-row>
        <table:table-row table:style-name="ro1">
          <table:table-cell table:number-columns-repeated="11"/>
          <table:table-cell>
            <draw:frame draw:z-index="9" draw:style-name="gr1" draw:text-style-name="P1" svg:width="21.829cm" svg:height="12.279cm" svg:x="0.035cm" svg:y="0.001cm">
              <draw:object draw:notify-on-update-of-ranges="Sheet4.A18:Sheet4.A23 Sheet4.B17:Sheet4.B17 Sheet4.B18:Sheet4.B23 Sheet4.C17:Sheet4.C17 Sheet4.C18:Sheet4.C23 Sheet4.D17:Sheet4.D17 Sheet4.D18:Sheet4.D23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9">
          <table:table-cell table:number-columns-repeated="18"/>
        </table:table-row>
        <table:table-row table:style-name="ro1">
          <table:table-cell/>
          <table:table-cell office:value-type="string" calcext:value-type="string">
            <text:p>Var=15, eqn=50, rounds=independen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unds</text:p>
          </table:table-cell>
          <table:table-cell office:value-type="string" calcext:value-type="string">
            <text:p>Sequential ANDing of Solutions</text:p>
          </table:table-cell>
          <table:table-cell office:value-type="string" calcext:value-type="string">
            <text:p>RS ANDing of BDDS</text:p>
          </table:table-cell>
          <table:table-cell office:value-type="string" calcext:value-type="string">
            <text:p>Percentage faster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939" calcext:value-type="float">
            <text:p>20.939</text:p>
          </table:table-cell>
          <table:table-cell office:value-type="float" office:value="28.695" calcext:value-type="float">
            <text:p>28.695</text:p>
          </table:table-cell>
          <table:table-cell table:formula="of:=([.C50]-[.B50])/[.C50]*100" office:value-type="float" office:value="27.0290991461927" calcext:value-type="float">
            <text:p>27.0290991461927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.697" calcext:value-type="float">
            <text:p>18.697</text:p>
          </table:table-cell>
          <table:table-cell office:value-type="float" office:value="20.9466" calcext:value-type="float">
            <text:p>20.9466</text:p>
          </table:table-cell>
          <table:table-cell table:formula="of:=([.C51]-[.B51])/[.C51]*100" office:value-type="float" office:value="10.7396904509562" calcext:value-type="float">
            <text:p>10.7396904509562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46" calcext:value-type="float">
            <text:p>0.0946</text:p>
          </table:table-cell>
          <table:table-cell office:value-type="float" office:value="1.336" calcext:value-type="float">
            <text:p>1.336</text:p>
          </table:table-cell>
          <table:table-cell table:formula="of:=([.C52]-[.B52])/[.C52]*100" office:value-type="float" office:value="92.9191616766467" calcext:value-type="float">
            <text:p>92.9191616766467</text:p>
          </table:table-cell>
          <table:table-cell table:number-columns-repeated="1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311" calcext:value-type="float">
            <text:p>1.311</text:p>
          </table:table-cell>
          <table:table-cell office:value-type="float" office:value="5.838" calcext:value-type="float">
            <text:p>5.838</text:p>
          </table:table-cell>
          <table:table-cell table:formula="of:=([.C53]-[.B53])/[.C53]*100" office:value-type="float" office:value="77.5436793422405" calcext:value-type="float">
            <text:p>77.5436793422405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5148" calcext:value-type="float">
            <text:p>6.5148</text:p>
          </table:table-cell>
          <table:table-cell office:value-type="float" office:value="13.9499" calcext:value-type="float">
            <text:p>13.9499</text:p>
          </table:table-cell>
          <table:table-cell table:formula="of:=([.C54]-[.B54])/[.C54]*100" office:value-type="float" office:value="53.2985899540498" calcext:value-type="float">
            <text:p>53.2985899540498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.7288" calcext:value-type="float">
            <text:p>35.7288</text:p>
          </table:table-cell>
          <table:table-cell office:value-type="float" office:value="59.8972" calcext:value-type="float">
            <text:p>59.8972</text:p>
          </table:table-cell>
          <table:table-cell table:formula="of:=([.C55]-[.B55])/[.C55]*100" office:value-type="float" office:value="40.3497993228398" calcext:value-type="float">
            <text:p>40.3497993228398</text:p>
          </table:table-cell>
          <table:table-cell table:number-columns-repeated="1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.8916" calcext:value-type="float">
            <text:p>8.8916</text:p>
          </table:table-cell>
          <table:table-cell office:value-type="float" office:value="10.167" calcext:value-type="float">
            <text:p>10.167</text:p>
          </table:table-cell>
          <table:table-cell table:formula="of:=([.C56]-[.B56])/[.C56]*100" office:value-type="float" office:value="12.544506737484" calcext:value-type="float">
            <text:p>12.544506737484</text:p>
          </table:table-cell>
          <table:table-cell table:number-columns-repeated="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.529" calcext:value-type="float">
            <text:p>10.529</text:p>
          </table:table-cell>
          <table:table-cell office:value-type="float" office:value="20.831" calcext:value-type="float">
            <text:p>20.831</text:p>
          </table:table-cell>
          <table:table-cell table:formula="of:=([.C57]-[.B57])/[.C57]*100" office:value-type="float" office:value="49.4551389755653" calcext:value-type="float">
            <text:p>49.4551389755653</text:p>
          </table:table-cell>
          <table:table-cell table:number-columns-repeated="1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3.99" calcext:value-type="float">
            <text:p>43.99</text:p>
          </table:table-cell>
          <table:table-cell office:value-type="float" office:value="57.44" calcext:value-type="float">
            <text:p>57.44</text:p>
          </table:table-cell>
          <table:table-cell table:formula="of:=([.C58]-[.B58])/[.C58]*100" office:value-type="float" office:value="23.4157381615599" calcext:value-type="float">
            <text:p>23.4157381615599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imum depth reached for 300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Variable=17, equations=50, rounds=independen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unds</text:p>
          </table:table-cell>
          <table:table-cell office:value-type="string" calcext:value-type="string">
            <text:p>Sequential ANDing of Solutions</text:p>
          </table:table-cell>
          <table:table-cell office:value-type="string" calcext:value-type="string">
            <text:p>RS ANDing of BDDS</text:p>
          </table:table-cell>
          <table:table-cell office:value-type="string" calcext:value-type="string">
            <text:p>Percentage faster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.287" calcext:value-type="float">
            <text:p>87.287</text:p>
          </table:table-cell>
          <table:table-cell office:value-type="float" office:value="130.404" calcext:value-type="float">
            <text:p>130.404</text:p>
          </table:table-cell>
          <table:table-cell table:formula="of:=([.C64]-[.B64])/[.C64]*100" office:value-type="float" office:value="33.064169810742" calcext:value-type="float">
            <text:p>33.064169810742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7.4" calcext:value-type="float">
            <text:p>67.4</text:p>
          </table:table-cell>
          <table:table-cell office:value-type="float" office:value="106.747" calcext:value-type="float">
            <text:p>106.747</text:p>
          </table:table-cell>
          <table:table-cell table:formula="of:=([.C65]-[.B65])/[.C65]*100" office:value-type="float" office:value="36.8600522731318" calcext:value-type="float">
            <text:p>36.8600522731318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06" calcext:value-type="float">
            <text:p>0.106</text:p>
          </table:table-cell>
          <table:table-cell office:value-type="float" office:value="3.7" calcext:value-type="float">
            <text:p>3.7</text:p>
          </table:table-cell>
          <table:table-cell table:formula="of:=([.C66]-[.B66])/[.C66]*100" office:value-type="float" office:value="97.1351351351351" calcext:value-type="float">
            <text:p>97.1351351351351</text:p>
          </table:table-cell>
          <table:table-cell table:number-columns-repeated="1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.149" calcext:value-type="float">
            <text:p>3.149</text:p>
          </table:table-cell>
          <table:table-cell office:value-type="float" office:value="12.439" calcext:value-type="float">
            <text:p>12.439</text:p>
          </table:table-cell>
          <table:table-cell table:formula="of:=([.C67]-[.B67])/[.C67]*100" office:value-type="float" office:value="74.6844601656082" calcext:value-type="float">
            <text:p>74.6844601656082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.995" calcext:value-type="float">
            <text:p>25.995</text:p>
          </table:table-cell>
          <table:table-cell office:value-type="float" office:value="38.181" calcext:value-type="float">
            <text:p>38.181</text:p>
          </table:table-cell>
          <table:table-cell table:formula="of:=([.C68]-[.B68])/[.C68]*100" office:value-type="float" office:value="31.916398208533" calcext:value-type="float">
            <text:p>31.916398208533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237" calcext:value-type="float">
            <text:p>6.237</text:p>
          </table:table-cell>
          <table:table-cell office:value-type="float" office:value="16.492" calcext:value-type="float">
            <text:p>16.492</text:p>
          </table:table-cell>
          <table:table-cell table:formula="of:=([.C69]-[.B69])/[.C69]*100" office:value-type="float" office:value="62.1816638370119" calcext:value-type="float">
            <text:p>62.1816638370119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.87" calcext:value-type="float">
            <text:p>21.87</text:p>
          </table:table-cell>
          <table:table-cell office:value-type="float" office:value="45.462" calcext:value-type="float">
            <text:p>45.462</text:p>
          </table:table-cell>
          <table:table-cell table:formula="of:=([.C70]-[.B70])/[.C70]*100" office:value-type="float" office:value="51.8938894021381" calcext:value-type="float">
            <text:p>51.8938894021381</text:p>
          </table:table-cell>
          <table:table-cell table:number-columns-repeated="1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6.144" calcext:value-type="float">
            <text:p>56.144</text:p>
          </table:table-cell>
          <table:table-cell office:value-type="float" office:value="67.432" calcext:value-type="float">
            <text:p>67.432</text:p>
          </table:table-cell>
          <table:table-cell table:formula="of:=([.C71]-[.B71])/[.C71]*100" office:value-type="float" office:value="16.7398267884684" calcext:value-type="float">
            <text:p>16.7398267884684</text:p>
          </table:table-cell>
          <table:table-cell table:number-columns-repeated="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7.343" calcext:value-type="float">
            <text:p>37.343</text:p>
          </table:table-cell>
          <table:table-cell office:value-type="float" office:value="71.147" calcext:value-type="float">
            <text:p>71.147</text:p>
          </table:table-cell>
          <table:table-cell table:formula="of:=([.C72]-[.B72])/[.C72]*100" office:value-type="float" office:value="47.5128958353831" calcext:value-type="float">
            <text:p>47.5128958353831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Rounds=500, equations=30, variables=independen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riables</text:p>
          </table:table-cell>
          <table:table-cell office:value-type="string" calcext:value-type="string">
            <text:p>Sequential ANDing of Solutions</text:p>
          </table:table-cell>
          <table:table-cell office:value-type="string" calcext:value-type="string">
            <text:p>RS ANDing of BDDS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78" calcext:value-type="float">
            <text:p>0.01678</text:p>
          </table:table-cell>
          <table:table-cell office:value-type="float" office:value="0.02652" calcext:value-type="float">
            <text:p>0.02652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706" calcext:value-type="float">
            <text:p>0.03706</text:p>
          </table:table-cell>
          <table:table-cell office:value-type="float" office:value="0.04714" calcext:value-type="float">
            <text:p>0.04714</text:p>
          </table:table-cell>
          <table:table-cell office:value-type="string" calcext:value-type="string">
            <text:p><text:s/>Eq=10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Eq=10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79" calcext:value-type="float">
            <text:p>0.179</text:p>
          </table:table-cell>
          <table:table-cell office:value-type="float" office:value="0.2324" calcext:value-type="float">
            <text:p>0.2324</text:p>
          </table:table-cell>
          <table:table-cell office:value-type="string" calcext:value-type="string">
            <text:p>Eq=2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569" calcext:value-type="float">
            <text:p>1.5569</text:p>
          </table:table-cell>
          <table:table-cell office:value-type="float" office:value="1.756" calcext:value-type="float">
            <text:p>1.756</text:p>
          </table:table-cell>
          <table:table-cell office:value-type="string" calcext:value-type="string">
            <text:p>Eq=20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485" calcext:value-type="float">
            <text:p>19.485</text:p>
          </table:table-cell>
          <table:table-cell office:value-type="float" office:value="21.782" calcext:value-type="float">
            <text:p>21.782</text:p>
          </table:table-cell>
          <table:table-cell office:value-type="string" calcext:value-type="string">
            <text:p>Eq=25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t able to complete. </text:p>
          </table:table-cell>
          <table:table-cell/>
          <table:table-cell office:value-type="string" calcext:value-type="string">
            <text:p>Eq=25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Variables=10, equations =30, rounds=independen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unds</text:p>
          </table:table-cell>
          <table:table-cell office:value-type="string" calcext:value-type="string">
            <text:p>Sequential ANDing of Solutions</text:p>
          </table:table-cell>
          <table:table-cell office:value-type="string" calcext:value-type="string">
            <text:p>RS ANDing of BDDS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2074" calcext:value-type="float">
            <text:p>0.62074</text:p>
          </table:table-cell>
          <table:table-cell office:value-type="float" office:value="0.78846" calcext:value-type="float">
            <text:p>0.78846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329" calcext:value-type="float">
            <text:p>1.329</text:p>
          </table:table-cell>
          <table:table-cell office:value-type="float" office:value="1.1312" calcext:value-type="float">
            <text:p>1.1312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389" calcext:value-type="float">
            <text:p>1.4389</text:p>
          </table:table-cell>
          <table:table-cell office:value-type="float" office:value="1.617" calcext:value-type="float">
            <text:p>1.617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1.383" calcext:value-type="float">
            <text:p>41.383</text:p>
          </table:table-cell>
          <table:table-cell office:value-type="float" office:value="46.222" calcext:value-type="float">
            <text:p>46.222</text:p>
          </table:table-cell>
          <table:table-cell table:number-columns-repeated="1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3.8831" calcext:value-type="float">
            <text:p>93.8831</text:p>
          </table:table-cell>
          <table:table-cell office:value-type="float" office:value="96.398" calcext:value-type="float">
            <text:p>96.398</text:p>
          </table:table-cell>
          <table:table-cell table:number-columns-repeated="1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6.168" calcext:value-type="float">
            <text:p>306.168</text:p>
          </table:table-cell>
          <table:table-cell office:value-type="float" office:value="336.215" calcext:value-type="float">
            <text:p>336.215</text:p>
          </table:table-cell>
          <table:table-cell table:number-columns-repeated="1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48.478" calcext:value-type="float">
            <text:p>548.478</text:p>
          </table:table-cell>
          <table:table-cell office:value-type="float" office:value="605.364" calcext:value-type="float">
            <text:p>605.364</text:p>
          </table:table-cell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When equations not form trivium, random equations. 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Now, </text:p>
          </table:table-cell>
          <table:table-cell office:value-type="string" calcext:value-type="string">
            <text:p>Eq=Variables, rounds changed.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Q=VAr=10,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unds</text:p>
          </table:table-cell>
          <table:table-cell office:value-type="string" calcext:value-type="string">
            <text:p>Sequential ANDing of Solutions</text:p>
          </table:table-cell>
          <table:table-cell office:value-type="string" calcext:value-type="string">
            <text:p>RS ANDing of BDDS</text:p>
          </table:table-cell>
          <table:table-cell office:value-type="string" calcext:value-type="string">
            <text:p>Percentage faster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831" calcext:value-type="float">
            <text:p>0.02831</text:p>
          </table:table-cell>
          <table:table-cell office:value-type="float" office:value="0.0426" calcext:value-type="float">
            <text:p>0.0426</text:p>
          </table:table-cell>
          <table:table-cell table:formula="of:=([.C105]-[.B105])/[.C105]*100" office:value-type="float" office:value="33.5446009389671" calcext:value-type="float">
            <text:p>33.5446009389671</text:p>
          </table:table-cell>
          <table:table-cell table:number-columns-repeated="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17" calcext:value-type="float">
            <text:p>0.017</text:p>
          </table:table-cell>
          <table:table-cell table:formula="of:=([.C106]-[.B106])/[.C106]*100" office:value-type="float" office:value="85.7647058823529" calcext:value-type="float">
            <text:p>85.7647058823529</text:p>
          </table:table-cell>
          <table:table-cell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099" calcext:value-type="float">
            <text:p>0.2099</text:p>
          </table:table-cell>
          <table:table-cell office:value-type="float" office:value="0.2449" calcext:value-type="float">
            <text:p>0.2449</text:p>
          </table:table-cell>
          <table:table-cell table:formula="of:=([.C107]-[.B107])/[.C107]*100" office:value-type="float" office:value="14.2915475704369" calcext:value-type="float">
            <text:p>14.2915475704369</text:p>
          </table:table-cell>
          <table:table-cell table:number-columns-repeated="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2834" calcext:value-type="float">
            <text:p>0.2834</text:p>
          </table:table-cell>
          <table:table-cell office:value-type="float" office:value="0.34673" calcext:value-type="float">
            <text:p>0.34673</text:p>
          </table:table-cell>
          <table:table-cell table:formula="of:=([.C108]-[.B108])/[.C108]*100" office:value-type="float" office:value="18.2649323681251" calcext:value-type="float">
            <text:p>18.2649323681251</text:p>
          </table:table-cell>
          <table:table-cell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599" calcext:value-type="float">
            <text:p>0.9599</text:p>
          </table:table-cell>
          <table:table-cell office:value-type="float" office:value="1.1977" calcext:value-type="float">
            <text:p>1.1977</text:p>
          </table:table-cell>
          <table:table-cell table:formula="of:=([.C109]-[.B109])/[.C109]*100" office:value-type="float" office:value="19.8547215496368" calcext:value-type="float">
            <text:p>19.8547215496368</text:p>
          </table:table-cell>
          <table:table-cell table:number-columns-repeated="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8844" calcext:value-type="float">
            <text:p>1.8844</text:p>
          </table:table-cell>
          <table:table-cell office:value-type="float" office:value="2.0286" calcext:value-type="float">
            <text:p>2.0286</text:p>
          </table:table-cell>
          <table:table-cell table:formula="of:=([.C110]-[.B110])/[.C110]*100" office:value-type="float" office:value="7.10835058661145" calcext:value-type="float">
            <text:p>7.10835058661145</text:p>
          </table:table-cell>
          <table:table-cell table:number-columns-repeated="1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909" calcext:value-type="float">
            <text:p>4.909</text:p>
          </table:table-cell>
          <table:table-cell office:value-type="float" office:value="6.125" calcext:value-type="float">
            <text:p>6.125</text:p>
          </table:table-cell>
          <table:table-cell table:formula="of:=([.C111]-[.B111])/[.C111]*100" office:value-type="float" office:value="19.8530612244898" calcext:value-type="float">
            <text:p>19.8530612244898</text:p>
          </table:table-cell>
          <table:table-cell table:number-columns-repeated="1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.5606" calcext:value-type="float">
            <text:p>9.5606</text:p>
          </table:table-cell>
          <table:table-cell office:value-type="float" office:value="11.678" calcext:value-type="float">
            <text:p>11.678</text:p>
          </table:table-cell>
          <table:table-cell table:formula="of:=([.C112]-[.B112])/[.C112]*100" office:value-type="float" office:value="18.1315293714677" calcext:value-type="float">
            <text:p>18.1315293714677</text:p>
          </table:table-cell>
          <table:table-cell table:number-columns-repeated="1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.22" calcext:value-type="float">
            <text:p>33.22</text:p>
          </table:table-cell>
          <table:table-cell office:value-type="float" office:value="37.13" calcext:value-type="float">
            <text:p>37.13</text:p>
          </table:table-cell>
          <table:table-cell table:formula="of:=([.C113]-[.B113])/[.C113]*100" office:value-type="float" office:value="10.5305682736332" calcext:value-type="float">
            <text:p>10.5305682736332</text:p>
          </table:table-cell>
          <table:table-cell table:number-columns-repeated="1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1.219" calcext:value-type="float">
            <text:p>131.219</text:p>
          </table:table-cell>
          <table:table-cell office:value-type="float" office:value="140.111" calcext:value-type="float">
            <text:p>140.111</text:p>
          </table:table-cell>
          <table:table-cell table:formula="of:=([.C114]-[.B114])/[.C114]*100" office:value-type="float" office:value="6.34639678540585" calcext:value-type="float">
            <text:p>6.34639678540585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Eqn=var= 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unds</text:p>
          </table:table-cell>
          <table:table-cell office:value-type="string" calcext:value-type="string">
            <text:p>Sequential ANDing of Solutions</text:p>
          </table:table-cell>
          <table:table-cell office:value-type="string" calcext:value-type="string">
            <text:p>RS ANDing of BDDS</text:p>
          </table:table-cell>
          <table:table-cell office:value-type="string" calcext:value-type="string">
            <text:p>Percentage faster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2157" calcext:value-type="float">
            <text:p>0.2157</text:p>
          </table:table-cell>
          <table:table-cell table:formula="of:=([.C120]-[.B120])/[.C120]*100" office:value-type="float" office:value="75.4751970329161" calcext:value-type="float">
            <text:p>75.4751970329161</text:p>
          </table:table-cell>
          <table:table-cell table:number-columns-repeated="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3807" calcext:value-type="float">
            <text:p>0.003807</text:p>
          </table:table-cell>
          <table:table-cell office:value-type="float" office:value="0.042195" calcext:value-type="float">
            <text:p>0.042195</text:p>
          </table:table-cell>
          <table:table-cell table:formula="of:=([.C121]-[.B121])/[.C121]*100" office:value-type="float" office:value="90.9776039815144" calcext:value-type="float">
            <text:p>90.9776039815144</text:p>
          </table:table-cell>
          <table:table-cell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089" calcext:value-type="float">
            <text:p>0.8089</text:p>
          </table:table-cell>
          <table:table-cell office:value-type="float" office:value="1.02336" calcext:value-type="float">
            <text:p>1.02336</text:p>
          </table:table-cell>
          <table:table-cell table:formula="of:=([.C122]-[.B122])/[.C122]*100" office:value-type="float" office:value="20.9564571607255" calcext:value-type="float">
            <text:p>20.9564571607255</text:p>
          </table:table-cell>
          <table:table-cell table:number-columns-repeated="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3099" calcext:value-type="float">
            <text:p>2.3099</text:p>
          </table:table-cell>
          <table:table-cell office:value-type="float" office:value="2.54433" calcext:value-type="float">
            <text:p>2.54433</text:p>
          </table:table-cell>
          <table:table-cell table:formula="of:=([.C123]-[.B123])/[.C123]*100" office:value-type="float" office:value="9.21382053428605" calcext:value-type="float">
            <text:p>9.21382053428605</text:p>
          </table:table-cell>
          <table:table-cell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538" calcext:value-type="float">
            <text:p>6.538</text:p>
          </table:table-cell>
          <table:table-cell office:value-type="float" office:value="8.4818" calcext:value-type="float">
            <text:p>8.4818</text:p>
          </table:table-cell>
          <table:table-cell table:formula="of:=([.C124]-[.B124])/[.C124]*100" office:value-type="float" office:value="22.9173052889717" calcext:value-type="float">
            <text:p>22.9173052889717</text:p>
          </table:table-cell>
          <table:table-cell table:number-columns-repeated="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.7878" calcext:value-type="float">
            <text:p>10.7878</text:p>
          </table:table-cell>
          <table:table-cell office:value-type="float" office:value="12.558" calcext:value-type="float">
            <text:p>12.558</text:p>
          </table:table-cell>
          <table:table-cell table:formula="of:=([.C125]-[.B125])/[.C125]*100" office:value-type="float" office:value="14.096193661411" calcext:value-type="float">
            <text:p>14.096193661411</text:p>
          </table:table-cell>
          <table:table-cell table:number-columns-repeated="1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.876" calcext:value-type="float">
            <text:p>22.876</text:p>
          </table:table-cell>
          <table:table-cell office:value-type="float" office:value="24.1548" calcext:value-type="float">
            <text:p>24.1548</text:p>
          </table:table-cell>
          <table:table-cell table:formula="of:=([.C126]-[.B126])/[.C126]*100" office:value-type="float" office:value="5.29418583469952" calcext:value-type="float">
            <text:p>5.29418583469952</text:p>
          </table:table-cell>
          <table:table-cell table:number-columns-repeated="1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3.384" calcext:value-type="float">
            <text:p>63.384</text:p>
          </table:table-cell>
          <table:table-cell office:value-type="float" office:value="59.93" calcext:value-type="float">
            <text:p>59.93</text:p>
          </table:table-cell>
          <table:table-cell table:formula="of:=([.C127]-[.B127])/[.C127]*100" office:value-type="float" office:value="-5.76339062239279" calcext:value-type="float">
            <text:p>-5.76339062239279</text:p>
          </table:table-cell>
          <table:table-cell table:number-columns-repeated="1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8.4427" calcext:value-type="float">
            <text:p>208.4427</text:p>
          </table:table-cell>
          <table:table-cell office:value-type="float" office:value="218.73" calcext:value-type="float">
            <text:p>218.73</text:p>
          </table:table-cell>
          <table:table-cell table:formula="of:=([.C128]-[.B128])/[.C128]*100" office:value-type="float" office:value="4.70319572075161" calcext:value-type="float">
            <text:p>4.70319572075161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Eqn=var= 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unds</text:p>
          </table:table-cell>
          <table:table-cell office:value-type="string" calcext:value-type="string">
            <text:p>Sequential ANDing of Solutions</text:p>
          </table:table-cell>
          <table:table-cell office:value-type="string" calcext:value-type="string">
            <text:p>RS ANDing of BDDS</text:p>
          </table:table-cell>
          <table:table-cell office:value-type="string" calcext:value-type="string">
            <text:p>Percentage faster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5281" calcext:value-type="float">
            <text:p>0.15281</text:p>
          </table:table-cell>
          <table:table-cell office:value-type="float" office:value="1.5317" calcext:value-type="float">
            <text:p>1.5317</text:p>
          </table:table-cell>
          <table:table-cell table:formula="of:=([.C133]-[.B133])/[.C133]*100" office:value-type="float" office:value="90.0235032969903" calcext:value-type="float">
            <text:p>90.0235032969903</text:p>
          </table:table-cell>
          <table:table-cell table:number-columns-repeated="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2227" calcext:value-type="float">
            <text:p>0.2227</text:p>
          </table:table-cell>
          <table:table-cell table:formula="of:=([.C134]-[.B134])/[.C134]*100" office:value-type="float" office:value="94.6564885496183" calcext:value-type="float">
            <text:p>94.6564885496183</text:p>
          </table:table-cell>
          <table:table-cell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76" calcext:value-type="float">
            <text:p>8.976</text:p>
          </table:table-cell>
          <table:table-cell office:value-type="float" office:value="12.0287" calcext:value-type="float">
            <text:p>12.0287</text:p>
          </table:table-cell>
          <table:table-cell table:formula="of:=([.C135]-[.B135])/[.C135]*100" office:value-type="float" office:value="25.378469826332" calcext:value-type="float">
            <text:p>25.378469826332</text:p>
          </table:table-cell>
          <table:table-cell table:number-columns-repeated="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.226" calcext:value-type="float">
            <text:p>24.226</text:p>
          </table:table-cell>
          <table:table-cell office:value-type="float" office:value="28.258" calcext:value-type="float">
            <text:p>28.258</text:p>
          </table:table-cell>
          <table:table-cell table:formula="of:=([.C136]-[.B136])/[.C136]*100" office:value-type="float" office:value="14.2685257272277" calcext:value-type="float">
            <text:p>14.2685257272277</text:p>
          </table:table-cell>
          <table:table-cell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5.69" calcext:value-type="float">
            <text:p>85.69</text:p>
          </table:table-cell>
          <table:table-cell office:value-type="float" office:value="99.9819" calcext:value-type="float">
            <text:p>99.9819</text:p>
          </table:table-cell>
          <table:table-cell table:formula="of:=([.C137]-[.B137])/[.C137]*100" office:value-type="float" office:value="14.2944873022017" calcext:value-type="float">
            <text:p>14.2944873022017</text:p>
          </table:table-cell>
          <table:table-cell table:number-columns-repeated="1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6.787" calcext:value-type="float">
            <text:p>116.787</text:p>
          </table:table-cell>
          <table:table-cell office:value-type="float" office:value="119.289" calcext:value-type="float">
            <text:p>119.289</text:p>
          </table:table-cell>
          <table:table-cell table:formula="of:=([.C138]-[.B138])/[.C138]*100" office:value-type="float" office:value="2.09742725649473" calcext:value-type="float">
            <text:p>2.09742725649473</text:p>
          </table:table-cell>
          <table:table-cell table:number-columns-repeated="1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2.385" calcext:value-type="float">
            <text:p>352.385</text:p>
          </table:table-cell>
          <table:table-cell office:value-type="float" office:value="389.401" calcext:value-type="float">
            <text:p>389.401</text:p>
          </table:table-cell>
          <table:table-cell table:formula="of:=([.C139]-[.B139])/[.C139]*100" office:value-type="float" office:value="9.50588211124266" calcext:value-type="float">
            <text:p>9.50588211124266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Eqn=var= 1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unds</text:p>
          </table:table-cell>
          <table:table-cell office:value-type="string" calcext:value-type="string">
            <text:p>Sequential ANDing of Solutions</text:p>
          </table:table-cell>
          <table:table-cell office:value-type="string" calcext:value-type="string">
            <text:p>RS ANDing of BDDS</text:p>
          </table:table-cell>
          <table:table-cell office:value-type="string" calcext:value-type="string">
            <text:p>Percentage faster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297" calcext:value-type="float">
            <text:p>0.8297</text:p>
          </table:table-cell>
          <table:table-cell office:value-type="float" office:value="11.4026" calcext:value-type="float">
            <text:p>11.4026</text:p>
          </table:table-cell>
          <table:table-cell table:formula="of:=([.C144]-[.B144])/[.C144]*100" office:value-type="float" office:value="92.7235893568134" calcext:value-type="float">
            <text:p>92.7235893568134</text:p>
          </table:table-cell>
          <table:table-cell table:number-columns-repeated="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888" calcext:value-type="float">
            <text:p>0.0888</text:p>
          </table:table-cell>
          <table:table-cell office:value-type="float" office:value="5.007" calcext:value-type="float">
            <text:p>5.007</text:p>
          </table:table-cell>
          <table:table-cell table:formula="of:=([.C145]-[.B145])/[.C145]*100" office:value-type="float" office:value="98.2264829239065" calcext:value-type="float">
            <text:p>98.2264829239065</text:p>
          </table:table-cell>
          <table:table-cell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8.155" calcext:value-type="float">
            <text:p>148.155</text:p>
          </table:table-cell>
          <table:table-cell office:value-type="float" office:value="177.714" calcext:value-type="float">
            <text:p>177.714</text:p>
          </table:table-cell>
          <table:table-cell table:formula="of:=([.C146]-[.B146])/[.C146]*100" office:value-type="float" office:value="16.6329045545089" calcext:value-type="float">
            <text:p>16.6329045545089</text:p>
          </table:table-cell>
          <table:table-cell table:number-columns-repeated="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2.315" calcext:value-type="float">
            <text:p>332.315</text:p>
          </table:table-cell>
          <table:table-cell office:value-type="float" office:value="371.085" calcext:value-type="float">
            <text:p>371.085</text:p>
          </table:table-cell>
          <table:table-cell table:formula="of:=([.C147]-[.B147])/[.C147]*100" office:value-type="float" office:value="10.4477410835792" calcext:value-type="float">
            <text:p>10.4477410835792</text:p>
          </table:table-cell>
          <table:table-cell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50.4519" calcext:value-type="float">
            <text:p>1150.4519</text:p>
          </table:table-cell>
          <table:table-cell office:value-type="float" office:value="1188.216" calcext:value-type="float">
            <text:p>1188.216</text:p>
          </table:table-cell>
          <table:table-cell table:formula="of:=([.C148]-[.B148])/[.C148]*100" office:value-type="float" office:value="3.1782184383984" calcext:value-type="float">
            <text:p>3.1782184383984</text:p>
          </table:table-cell>
          <table:table-cell table:number-columns-repeated="14"/>
        </table:table-row>
        <table:table-row table:style-name="ro1" table:number-rows-repeated="43">
          <table:table-cell table:number-columns-repeated="18"/>
        </table:table-row>
        <table:table-row table:style-name="ro1">
          <table:table-cell/>
          <table:table-cell>
            <draw:frame draw:z-index="8" draw:style-name="gr1" draw:text-style-name="P1" svg:width="20.27cm" svg:height="11.4cm" svg:x="3.34cm" svg:y="0.303cm">
              <draw:object draw:notify-on-update-of-ranges="Sheet4.A6:Sheet4.A12 Sheet4.B5:Sheet4.B5 Sheet4.B6:Sheet4.B12 Sheet4.C5:Sheet4.C5 Sheet4.C6:Sheet4.C12 Sheet4.D5:Sheet4.D5 Sheet4.D6:Sheet4.D1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6"/>
        </table:table-row>
      </table:table>
      <table:table table:name="Sheet5" table:style-name="ta1">
        <table:table-column table:style-name="co1" table:number-columns-repeated="13" table:default-cell-style-name="Default"/>
        <table:table-row table:style-name="ro1">
          <table:table-cell>
            <draw:frame draw:z-index="6" draw:style-name="gr1" draw:text-style-name="P1" svg:width="21.8cm" svg:height="12.26cm" svg:x="0.038cm" svg:y="0cm">
              <draw:object draw:notify-on-update-of-ranges="Sheet4.A144:Sheet4.A148 Sheet4.B143:Sheet4.B143 Sheet4.B144:Sheet4.B148 Sheet4.C143:Sheet4.C143 Sheet4.C144:Sheet4.C148 Sheet4.D143:Sheet4.D143 Sheet4.D144:Sheet4.D148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12"/>
          <table:table-cell>
            <draw:frame draw:z-index="0" draw:style-name="gr1" draw:text-style-name="P1" svg:width="20.014cm" svg:height="11.257cm" svg:x="1.915cm" svg:y="0.151cm">
              <draw:object draw:notify-on-update-of-ranges="Sheet4.A50:Sheet4.A58 Sheet4.B49:Sheet4.B49 Sheet4.B50:Sheet4.B58 Sheet4.C49:Sheet4.C49 Sheet4.C50:Sheet4.C58 Sheet4.D49:Sheet4.D49 Sheet4.D50:Sheet4.D58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</table:table-row>
        <table:table-row table:style-name="ro1" table:number-rows-repeated="35">
          <table:table-cell table:number-columns-repeated="13"/>
        </table:table-row>
        <table:table-row table:style-name="ro1">
          <table:table-cell/>
          <table:table-cell>
            <draw:frame draw:z-index="2" draw:style-name="gr1" draw:text-style-name="P1" svg:width="20.27cm" svg:height="11.4cm" svg:x="2.104cm" svg:y="0.111cm">
              <draw:object draw:notify-on-update-of-ranges="Sheet4.A6:Sheet4.A12 Sheet4.B5:Sheet4.B5 Sheet4.B6:Sheet4.B12 Sheet4.C5:Sheet4.C5 Sheet4.C6:Sheet4.C12 Sheet4.D5:Sheet4.D5 Sheet4.D6:Sheet4.D12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0"/>
          <table:table-cell>
            <draw:frame draw:z-index="5" draw:style-name="gr1" draw:text-style-name="P1" svg:width="19.998cm" svg:height="10.306cm" svg:x="1.341cm" svg:y="0.375cm">
              <draw:object draw:notify-on-update-of-ranges="Sheet4.A133:Sheet4.A139 Sheet4.B132:Sheet4.B132 Sheet4.B133:Sheet4.B139 Sheet4.C132:Sheet4.C132 Sheet4.C133:Sheet4.C139 Sheet4.D132:Sheet4.D132 Sheet4.D133:Sheet4.D139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7">
          <table:table-cell table:number-columns-repeated="13"/>
        </table:table-row>
        <table:table-row table:style-name="ro1">
          <table:table-cell>
            <draw:frame draw:z-index="4" draw:style-name="gr1" draw:text-style-name="P1" svg:width="20.245cm" svg:height="10.28cm" svg:x="1.3cm" svg:y="0.228cm">
              <draw:object draw:notify-on-update-of-ranges="Sheet4.A120:Sheet4.A128 Sheet4.B119:Sheet4.B119 Sheet4.B120:Sheet4.B128 Sheet4.C119:Sheet4.C119 Sheet4.C120:Sheet4.C128 Sheet4.D119:Sheet4.D119 Sheet4.D120:Sheet4.D128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4">
          <table:table-cell table:number-columns-repeated="13"/>
        </table:table-row>
        <table:table-row table:style-name="ro1">
          <table:table-cell table:number-columns-repeated="9"/>
          <table:table-cell>
            <draw:frame draw:z-index="1" draw:style-name="gr1" draw:text-style-name="P1" svg:width="21.235cm" svg:height="11.944cm" svg:x="1.53cm" svg:y="-0.001cm">
              <draw:object draw:notify-on-update-of-ranges="Sheet4.A64:Sheet4.A72 Sheet4.B63:Sheet4.B63 Sheet4.B64:Sheet4.B72 Sheet4.C63:Sheet4.C63 Sheet4.C64:Sheet4.C72 Sheet4.D63:Sheet4.D63 Sheet4.D64:Sheet4.D72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39">
          <table:table-cell table:number-columns-repeated="13"/>
        </table:table-row>
        <table:table-row table:style-name="ro1">
          <table:table-cell table:number-columns-repeated="3"/>
          <table:table-cell>
            <draw:frame draw:z-index="3" draw:style-name="gr1" draw:text-style-name="P1" svg:width="21.235cm" svg:height="11.944cm" svg:x="1.187cm" svg:y="0.338cm">
              <draw:object draw:notify-on-update-of-ranges="Sheet4.A64:Sheet4.A72 Sheet4.B63:Sheet4.B63 Sheet4.B64:Sheet4.B72 Sheet4.C63:Sheet4.C63 Sheet4.C64:Sheet4.C72 Sheet4.D63:Sheet4.D63 Sheet4.D64:Sheet4.D72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27">
          <table:table-cell table:number-columns-repeated="13"/>
        </table:table-row>
        <table:table-row table:style-name="ro1">
          <table:table-cell>
            <draw:frame draw:z-index="7" draw:style-name="gr1" draw:text-style-name="P1" svg:width="21.829cm" svg:height="12.279cm" svg:x="0.691cm" svg:y="0.419cm">
              <draw:object draw:notify-on-update-of-ranges="Sheet4.A18:Sheet4.A23 Sheet4.B17:Sheet4.B17 Sheet4.B18:Sheet4.B23 Sheet4.C17:Sheet4.C17 Sheet4.C18:Sheet4.C23 Sheet4.D17:Sheet4.D17 Sheet4.D18:Sheet4.D23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12"/>
        </table:table-row>
      </table:table>
      <table:table table:name="Space Analysis" table:style-name="ta1">
        <table:shapes>
          <draw:frame draw:z-index="0" draw:style-name="gr1" draw:text-style-name="P1" svg:width="16.011cm" svg:height="9.004cm" svg:x="18.533cm" svg:y="16.532cm">
            <draw:object draw:notify-on-update-of-ranges="'Space Analysis'.B40:'Space Analysis'.B40 'Space Analysis'.B41:'Space Analysis'.B46 'Space Analysis'.C40:'Space Analysis'.C40 'Space Analysis'.C41:'Space Analysis'.C46 'Space Analysis'.D40:'Space Analysis'.D40 'Space Analysis'.D41:'Space Analysis'.D46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" draw:style-name="gr1" draw:text-style-name="P1" svg:width="16.011cm" svg:height="9.004cm" svg:x="19.489cm" svg:y="26.772cm">
            <draw:object draw:notify-on-update-of-ranges="'Space Analysis'.B52:'Space Analysis'.B52 'Space Analysis'.B53:'Space Analysis'.B57 'Space Analysis'.C52:'Space Analysis'.C52 'Space Analysis'.C53:'Space Analysis'.C57 'Space Analysis'.D52:'Space Analysis'.D52 'Space Analysis'.D53:'Space Analysis'.D57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2" draw:style-name="gr1" draw:text-style-name="P1" svg:width="15.999cm" svg:height="8.999cm" svg:x="6.195cm" svg:y="35.248cm">
            <draw:object draw:notify-on-update-of-ranges="'Space Analysis'.B63:'Space Analysis'.B63 'Space Analysis'.B64:'Space Analysis'.B71 'Space Analysis'.C63:'Space Analysis'.C63 'Space Analysis'.C64:'Space Analysis'.C71 'Space Analysis'.D63:'Space Analysis'.D63 'Space Analysis'.D64:'Space Analysis'.D71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3" draw:style-name="gr1" draw:text-style-name="P1" svg:width="16.011cm" svg:height="9.003cm" svg:x="8.607cm" svg:y="46.558cm">
            <draw:object draw:notify-on-update-of-ranges="'Space Analysis'.B77:'Space Analysis'.B77 'Space Analysis'.B78:'Space Analysis'.B82 'Space Analysis'.C77:'Space Analysis'.C77 'Space Analysis'.C78:'Space Analysis'.C82 'Space Analysis'.D77:'Space Analysis'.D77 'Space Analysis'.D78:'Space Analysis'.D82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4" draw:style-name="gr1" draw:text-style-name="P1" svg:width="16.011cm" svg:height="9.003cm" svg:x="18.215cm" svg:y="56.758cm">
            <draw:object draw:notify-on-update-of-ranges="'Space Analysis'.B88:'Space Analysis'.B88 'Space Analysis'.B89:'Space Analysis'.B92 'Space Analysis'.C88:'Space Analysis'.C88 'Space Analysis'.C89:'Space Analysis'.C92 'Space Analysis'.D88:'Space Analysis'.D88 'Space Analysis'.D89:'Space Analysis'.D92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5" draw:style-name="gr1" draw:text-style-name="P1" svg:width="16.011cm" svg:height="9.004cm" svg:x="2.735cm" svg:y="63.786cm">
            <draw:object draw:notify-on-update-of-ranges="'Space Analysis'.I122:'Space Analysis'.J122 'Space Analysis'.C108:'Space Analysis'.C108 'Space Analysis'.D108:'Space Analysis'.D108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ariable=10</text:p>
          </table:table-cell>
          <table:table-cell office:value-type="string" calcext:value-type="string">
            <text:p>Equations=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Maximum size in bytes at single time </text:p>
          </table:table-cell>
          <table:covered-table-cell/>
          <table:table-cell table:number-columns-repeated="6"/>
        </table:table-row>
        <table:table-row table:style-name="ro2">
          <table:table-cell/>
          <table:table-cell office:value-type="string" calcext:value-type="string">
            <text:p>Rounds</text:p>
          </table:table-cell>
          <table:table-cell office:value-type="string" calcext:value-type="string">
            <text:p>RSAND</text:p>
          </table:table-cell>
          <table:table-cell office:value-type="string" calcext:value-type="string">
            <text:p>Sequential ANDing of Solutions</text:p>
          </table:table-cell>
          <table:table-cell table:style-name="ce1" office:value-type="string" calcext:value-type="string">
            <text:p>Maximum Nodes at single time </text:p>
          </table:table-cell>
          <table:table-cell table:style-name="ce1" office:value-type="string" calcext:value-type="string">
            <text:p>Maximum number of solutions in a single solution set.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 table:number-rows-repeated="30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ariable=10</text:p>
          </table:table-cell>
          <table:table-cell office:value-type="string" calcext:value-type="string">
            <text:p>Equations=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Maximum size in bytes at single time </text:p>
          </table:table-cell>
          <table:covered-table-cell/>
          <table:table-cell table:number-columns-repeated="6"/>
        </table:table-row>
        <table:table-row table:style-name="ro3">
          <table:table-cell/>
          <table:table-cell office:value-type="string" calcext:value-type="string">
            <text:p>Rounds</text:p>
          </table:table-cell>
          <table:table-cell office:value-type="string" calcext:value-type="string">
            <text:p>RSAND</text:p>
          </table:table-cell>
          <table:table-cell office:value-type="string" calcext:value-type="string">
            <text:p>Sequential ANDing of Solutions</text:p>
          </table:table-cell>
          <table:table-cell table:style-name="ce1" office:value-type="string" calcext:value-type="string">
            <text:p>Maximum Nodes at single time </text:p>
          </table:table-cell>
          <table:table-cell table:style-name="ce1" office:value-type="string" calcext:value-type="string">
            <text:p>Maximum number of solutions in a single solution set.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42728" calcext:value-type="float">
            <text:p>42728</text:p>
          </table:table-cell>
          <table:table-cell office:value-type="float" office:value="110176" calcext:value-type="float">
            <text:p>11017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48680" calcext:value-type="float">
            <text:p>248680</text:p>
          </table:table-cell>
          <table:table-cell office:value-type="float" office:value="201616" calcext:value-type="float">
            <text:p>201616</text:p>
          </table:table-cell>
          <table:table-cell office:value-type="float" office:value="195" calcext:value-type="float">
            <text:p>195</text:p>
          </table:table-cell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477928" calcext:value-type="float">
            <text:p>477928</text:p>
          </table:table-cell>
          <table:table-cell office:value-type="float" office:value="128832" calcext:value-type="float">
            <text:p>128832</text:p>
          </table:table-cell>
          <table:table-cell office:value-type="float" office:value="244" calcext:value-type="float">
            <text:p>244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577576" calcext:value-type="float">
            <text:p>577576</text:p>
          </table:table-cell>
          <table:table-cell office:value-type="float" office:value="208304" calcext:value-type="float">
            <text:p>208304</text:p>
          </table:table-cell>
          <table:table-cell office:value-type="float" office:value="244" calcext:value-type="float">
            <text:p>244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583480" calcext:value-type="float">
            <text:p>583480</text:p>
          </table:table-cell>
          <table:table-cell office:value-type="float" office:value="244880" calcext:value-type="float">
            <text:p>244880</text:p>
          </table:table-cell>
          <table:table-cell office:value-type="float" office:value="247" calcext:value-type="float">
            <text:p>247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582760" calcext:value-type="float">
            <text:p>582760</text:p>
          </table:table-cell>
          <table:table-cell office:value-type="float" office:value="242416" calcext:value-type="float">
            <text:p>242416</text:p>
          </table:table-cell>
          <table:table-cell office:value-type="float" office:value="246" calcext:value-type="float">
            <text:p>246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ariable=15</text:p>
          </table:table-cell>
          <table:table-cell office:value-type="string" calcext:value-type="string">
            <text:p>Equations=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Maximum size in bytes at single time </text:p>
          </table:table-cell>
          <table:covered-table-cell/>
          <table:table-cell table:number-columns-repeated="6"/>
        </table:table-row>
        <table:table-row table:style-name="ro4">
          <table:table-cell/>
          <table:table-cell office:value-type="string" calcext:value-type="string">
            <text:p>Rounds</text:p>
          </table:table-cell>
          <table:table-cell office:value-type="string" calcext:value-type="string">
            <text:p>RSAND</text:p>
          </table:table-cell>
          <table:table-cell office:value-type="string" calcext:value-type="string">
            <text:p>Sequential ANDing of Solutions</text:p>
          </table:table-cell>
          <table:table-cell table:style-name="ce1" office:value-type="string" calcext:value-type="string">
            <text:p>Maximum Nodes at single time </text:p>
          </table:table-cell>
          <table:table-cell table:style-name="ce1" office:value-type="string" calcext:value-type="string">
            <text:p>Maximum number of solutions in a single solution set.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20920" calcext:value-type="float">
            <text:p>220920</text:p>
          </table:table-cell>
          <table:table-cell office:value-type="float" office:value="7882312" calcext:value-type="float">
            <text:p>7882312</text:p>
          </table:table-cell>
          <table:table-cell office:value-type="float" office:value="433" calcext:value-type="float">
            <text:p>433</text:p>
          </table:table-cell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5161944" calcext:value-type="float">
            <text:p>5161944</text:p>
          </table:table-cell>
          <table:table-cell office:value-type="float" office:value="6996272" calcext:value-type="float">
            <text:p>6996272</text:p>
          </table:table-cell>
          <table:table-cell office:value-type="float" office:value="3833" calcext:value-type="float">
            <text:p>3833</text:p>
          </table:table-cell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12230216" calcext:value-type="float">
            <text:p>12230216</text:p>
          </table:table-cell>
          <table:table-cell office:value-type="float" office:value="8519104" calcext:value-type="float">
            <text:p>8519104</text:p>
          </table:table-cell>
          <table:table-cell office:value-type="float" office:value="4313" calcext:value-type="float">
            <text:p>4313</text:p>
          </table:table-cell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4401304" calcext:value-type="float">
            <text:p>14401304</text:p>
          </table:table-cell>
          <table:table-cell office:value-type="float" office:value="13254272" calcext:value-type="float">
            <text:p>13254272</text:p>
          </table:table-cell>
          <table:table-cell office:value-type="float" office:value="4321" calcext:value-type="float">
            <text:p>4321</text:p>
          </table:table-cell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4602904" calcext:value-type="float">
            <text:p>14602904</text:p>
          </table:table-cell>
          <table:table-cell office:value-type="float" office:value="13294720" calcext:value-type="float">
            <text:p>13294720</text:p>
          </table:table-cell>
          <table:table-cell office:value-type="float" office:value="4326" calcext:value-type="float">
            <text:p>4326</text:p>
          </table:table-cell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ariable=10</text:p>
          </table:table-cell>
          <table:table-cell office:value-type="string" calcext:value-type="string">
            <text:p>Equations=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Maximum size in bytes at single time </text:p>
          </table:table-cell>
          <table:covered-table-cell/>
          <table:table-cell table:number-columns-repeated="6"/>
        </table:table-row>
        <table:table-row table:style-name="ro4">
          <table:table-cell/>
          <table:table-cell office:value-type="string" calcext:value-type="string">
            <text:p>Rounds</text:p>
          </table:table-cell>
          <table:table-cell office:value-type="string" calcext:value-type="string">
            <text:p>RSAND</text:p>
          </table:table-cell>
          <table:table-cell office:value-type="string" calcext:value-type="string">
            <text:p>Sequential ANDing of Solutions</text:p>
          </table:table-cell>
          <table:table-cell table:style-name="ce1" office:value-type="string" calcext:value-type="string">
            <text:p>Maximum Nodes at single time </text:p>
          </table:table-cell>
          <table:table-cell table:style-name="ce1" office:value-type="string" calcext:value-type="string">
            <text:p>Maximum number of solutions in a single solution set.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9472" calcext:value-type="float">
            <text:p>19472</text:p>
          </table:table-cell>
          <table:table-cell office:value-type="float" office:value="35216" calcext:value-type="float">
            <text:p>35216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72288" calcext:value-type="float">
            <text:p>72288</text:p>
          </table:table-cell>
          <table:table-cell office:value-type="float" office:value="171184" calcext:value-type="float">
            <text:p>171184</text:p>
          </table:table-cell>
          <table:table-cell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117256" calcext:value-type="float">
            <text:p>117256</text:p>
          </table:table-cell>
          <table:table-cell office:value-type="float" office:value="138288" calcext:value-type="float">
            <text:p>138288</text:p>
          </table:table-cell>
          <table:table-cell office:value-type="float" office:value="245" calcext:value-type="float">
            <text:p>245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15752" calcext:value-type="float">
            <text:p>215752</text:p>
          </table:table-cell>
          <table:table-cell office:value-type="float" office:value="207600" calcext:value-type="float">
            <text:p>207600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221800" calcext:value-type="float">
            <text:p>221800</text:p>
          </table:table-cell>
          <table:table-cell office:value-type="float" office:value="251568" calcext:value-type="float">
            <text:p>251568</text:p>
          </table:table-cell>
          <table:table-cell office:value-type="float" office:value="245" calcext:value-type="float">
            <text:p>245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22376" calcext:value-type="float">
            <text:p>222376</text:p>
          </table:table-cell>
          <table:table-cell office:value-type="float" office:value="239600" calcext:value-type="float">
            <text:p>239600</text:p>
          </table:table-cell>
          <table:table-cell office:value-type="float" office:value="245" calcext:value-type="float">
            <text:p>245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222088" calcext:value-type="float">
            <text:p>222088</text:p>
          </table:table-cell>
          <table:table-cell office:value-type="float" office:value="245936" calcext:value-type="float">
            <text:p>245936</text:p>
          </table:table-cell>
          <table:table-cell office:value-type="float" office:value="241" calcext:value-type="float">
            <text:p>241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22520" calcext:value-type="float">
            <text:p>222520</text:p>
          </table:table-cell>
          <table:table-cell office:value-type="float" office:value="248752" calcext:value-type="float">
            <text:p>248752</text:p>
          </table:table-cell>
          <table:table-cell office:value-type="float" office:value="243" calcext:value-type="float">
            <text:p>243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ariable=12</text:p>
          </table:table-cell>
          <table:table-cell office:value-type="string" calcext:value-type="string">
            <text:p>Equations=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Maximum size in bytes at single time </text:p>
          </table:table-cell>
          <table:covered-table-cell/>
          <table:table-cell table:number-columns-repeated="6"/>
        </table:table-row>
        <table:table-row table:style-name="ro4">
          <table:table-cell/>
          <table:table-cell office:value-type="string" calcext:value-type="string">
            <text:p>Rounds</text:p>
          </table:table-cell>
          <table:table-cell office:value-type="string" calcext:value-type="string">
            <text:p>RSAND</text:p>
          </table:table-cell>
          <table:table-cell office:value-type="string" calcext:value-type="string">
            <text:p>Sequential ANDing of Solutions</text:p>
          </table:table-cell>
          <table:table-cell table:style-name="ce1" office:value-type="string" calcext:value-type="string">
            <text:p>Maximum Nodes at single time </text:p>
          </table:table-cell>
          <table:table-cell table:style-name="ce1" office:value-type="string" calcext:value-type="string">
            <text:p>Maximum number of solutions in a single solution set.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5920" calcext:value-type="float">
            <text:p>25920</text:p>
          </table:table-cell>
          <table:table-cell office:value-type="float" office:value="92960" calcext:value-type="float">
            <text:p>92960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11112" calcext:value-type="float">
            <text:p>211112</text:p>
          </table:table-cell>
          <table:table-cell office:value-type="float" office:value="1214096" calcext:value-type="float">
            <text:p>1214096</text:p>
          </table:table-cell>
          <table:table-cell office:value-type="float" office:value="376" calcext:value-type="float">
            <text:p>376</text:p>
          </table:table-cell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42904" calcext:value-type="float">
            <text:p>542904</text:p>
          </table:table-cell>
          <table:table-cell office:value-type="float" office:value="864784" calcext:value-type="float">
            <text:p>864784</text:p>
          </table:table-cell>
          <table:table-cell office:value-type="float" office:value="689" calcext:value-type="float">
            <text:p>689</text:p>
          </table:table-cell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891240" calcext:value-type="float">
            <text:p>891240</text:p>
          </table:table-cell>
          <table:table-cell office:value-type="float" office:value="1512272" calcext:value-type="float">
            <text:p>1512272</text:p>
          </table:table-cell>
          <table:table-cell office:value-type="float" office:value="743" calcext:value-type="float">
            <text:p>743</text:p>
          </table:table-cell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910536" calcext:value-type="float">
            <text:p>910536</text:p>
          </table:table-cell>
          <table:table-cell office:value-type="float" office:value="1605104" calcext:value-type="float">
            <text:p>1605104</text:p>
          </table:table-cell>
          <table:table-cell office:value-type="float" office:value="740" calcext:value-type="float">
            <text:p>740</text:p>
          </table:table-cell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ariable=15</text:p>
          </table:table-cell>
          <table:table-cell office:value-type="string" calcext:value-type="string">
            <text:p>Equations=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Maximum size in bytes at single time </text:p>
          </table:table-cell>
          <table:covered-table-cell/>
          <table:table-cell table:number-columns-repeated="6"/>
        </table:table-row>
        <table:table-row table:style-name="ro4">
          <table:table-cell/>
          <table:table-cell office:value-type="string" calcext:value-type="string">
            <text:p>Rounds</text:p>
          </table:table-cell>
          <table:table-cell office:value-type="string" calcext:value-type="string">
            <text:p>RSAND</text:p>
          </table:table-cell>
          <table:table-cell office:value-type="string" calcext:value-type="string">
            <text:p>Sequential ANDing of Solutions</text:p>
          </table:table-cell>
          <table:table-cell table:style-name="ce1" office:value-type="string" calcext:value-type="string">
            <text:p>Maximum Nodes at single time </text:p>
          </table:table-cell>
          <table:table-cell table:style-name="ce1" office:value-type="string" calcext:value-type="string">
            <text:p>Maximum number of solutions in a single solution set.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00456" calcext:value-type="float">
            <text:p>100456</text:p>
          </table:table-cell>
          <table:table-cell office:value-type="float" office:value="356912" calcext:value-type="float">
            <text:p>356912</text:p>
          </table:table-cell>
          <table:table-cell office:value-type="float" office:value="430" calcext:value-type="float">
            <text:p>430</text:p>
          </table:table-cell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233560" calcext:value-type="float">
            <text:p>2233560</text:p>
          </table:table-cell>
          <table:table-cell office:value-type="float" office:value="9170960" calcext:value-type="float">
            <text:p>9170960</text:p>
          </table:table-cell>
          <table:table-cell office:value-type="float" office:value="2789" calcext:value-type="float">
            <text:p>2789</text:p>
          </table:table-cell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4871398" calcext:value-type="float">
            <text:p>4871398</text:p>
          </table:table-cell>
          <table:table-cell office:value-type="float" office:value="8037160" calcext:value-type="float">
            <text:p>8037160</text:p>
          </table:table-cell>
          <table:table-cell office:value-type="float" office:value="4304" calcext:value-type="float">
            <text:p>4304</text:p>
          </table:table-cell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7819296" calcext:value-type="float">
            <text:p>7819296</text:p>
          </table:table-cell>
          <table:table-cell office:value-type="float" office:value="13306096" calcext:value-type="float">
            <text:p>13306096</text:p>
          </table:table-cell>
          <table:table-cell office:value-type="float" office:value="4321" calcext:value-type="float">
            <text:p>4321</text:p>
          </table:table-cell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ariable=18</text:p>
          </table:table-cell>
          <table:table-cell office:value-type="string" calcext:value-type="string">
            <text:p>Equations=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Maximum size in bytes at single time </text:p>
          </table:table-cell>
          <table:covered-table-cell/>
          <table:table-cell table:number-columns-repeated="6"/>
        </table:table-row>
        <table:table-row table:style-name="ro4">
          <table:table-cell/>
          <table:table-cell office:value-type="string" calcext:value-type="string">
            <text:p>Rounds</text:p>
          </table:table-cell>
          <table:table-cell office:value-type="string" calcext:value-type="string">
            <text:p>RSAND</text:p>
          </table:table-cell>
          <table:table-cell office:value-type="string" calcext:value-type="string">
            <text:p>Sequential ANDing of Solutions</text:p>
          </table:table-cell>
          <table:table-cell table:style-name="ce1" office:value-type="string" calcext:value-type="string">
            <text:p>Maximum Nodes at single time </text:p>
          </table:table-cell>
          <table:table-cell table:style-name="ce1" office:value-type="string" calcext:value-type="string">
            <text:p>Maximum number of solutions in a single solution set.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75352" calcext:value-type="float">
            <text:p>275352</text:p>
          </table:table-cell>
          <table:table-cell office:value-type="float" office:value="2687344" calcext:value-type="float">
            <text:p>2687344</text:p>
          </table:table-cell>
          <table:table-cell office:value-type="float" office:value="1131" calcext:value-type="float">
            <text:p>1131</text:p>
          </table:table-cell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ariable=20</text:p>
          </table:table-cell>
          <table:table-cell office:value-type="string" calcext:value-type="string">
            <text:p>Equations=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Maximum size in bytes at single time </text:p>
          </table:table-cell>
          <table:covered-table-cell/>
          <table:table-cell table:number-columns-repeated="6"/>
        </table:table-row>
        <table:table-row table:style-name="ro4">
          <table:table-cell/>
          <table:table-cell office:value-type="string" calcext:value-type="string">
            <text:p>Rounds</text:p>
          </table:table-cell>
          <table:table-cell office:value-type="string" calcext:value-type="string">
            <text:p>RSAND</text:p>
          </table:table-cell>
          <table:table-cell office:value-type="string" calcext:value-type="string">
            <text:p>Sequential ANDing of Solutions</text:p>
          </table:table-cell>
          <table:table-cell table:style-name="ce1" office:value-type="string" calcext:value-type="string">
            <text:p>Maximum Nodes at single time </text:p>
          </table:table-cell>
          <table:table-cell table:style-name="ce1" office:value-type="string" calcext:value-type="string">
            <text:p>Maximum number of solutions in a single solution set.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29432" calcext:value-type="float">
            <text:p>529432</text:p>
          </table:table-cell>
          <table:table-cell office:value-type="float" office:value="10785696" calcext:value-type="float">
            <text:p>10785696</text:p>
          </table:table-cell>
          <table:table-cell office:value-type="float" office:value="2001" calcext:value-type="float">
            <text:p>2001</text:p>
          </table:table-cell>
          <table:table-cell office:value-type="float" office:value="16384" calcext:value-type="float">
            <text:p>16384</text:p>
          </table:table-cell>
          <table:table-cell table:number-columns-repeated="4"/>
        </table:table-row>
        <table:table-row table:style-name="ro1" table:number-rows-repeated="12">
          <table:table-cell table:number-columns-repeated="10"/>
        </table:table-row>
        <table:table-row table:style-name="ro1"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>
            <draw:frame draw:z-index="0" draw:style-name="gr1" draw:text-style-name="P1" svg:width="16.011cm" svg:height="9.003cm" svg:x="0.054cm" svg:y="0.054cm">
              <draw:object draw:notify-on-update-of-ranges="'Space Analysis'.B89:'Space Analysis'.B92 'Space Analysis'.C88:'Space Analysis'.C88 'Space Analysis'.C89:'Space Analysis'.C92 'Space Analysis'.D88:'Space Analysis'.D88 'Space Analysis'.D89:'Space Analysis'.D92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 style:data-style-name="N2" text:time-value="10:35:32.4101362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6:38:35.654266242</meta:creation-date>
    <dc:date>2024-11-12T23:29:52.804484120</dc:date>
    <meta:editing-duration>P3DT9H48M13S</meta:editing-duration>
    <meta:editing-cycles>14</meta:editing-cycles>
    <meta:generator>LibreOffice/24.2.6.2$Linux_X86_64 LibreOffice_project/420$Build-2</meta:generator>
    <meta:document-statistic meta:table-count="7" meta:cell-count="769" meta:object-count="3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7.334cm" svg:y="0.316cm" chart:style-name="ch2">
          <text:p>check</text:p>
        </chart:title>
        <chart:legend chart:legend-position="end" svg:x="13.735cm" svg:y="3.954cm" style:legend-expansion="high" chart:style-name="ch3"/>
        <chart:plot-area chart:style-name="ch4" table:cell-range-address="Sheet1.D2:Sheet1.E5" svg:x="0.319cm" svg:y="1.275cm" svg:width="13.097cm" svg:height="7.55cm">
          <chart:coordinate-region svg:x="0.94cm" svg:y="1.474cm" svg:width="12.476cm" svg:height="6.7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2:Sheet1.D5" chart:class="chart:bar">
            <chart:data-point chart:repeated="4"/>
          </chart:series>
          <chart:series chart:style-name="ch9" chart:values-cell-range-address="Sheet1.E2:Sheet1.E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">
                <text:p>67</text:p>
                <draw:g>
                  <svg:desc>Sheet1.D2:Sheet1.D5</svg:desc>
                </draw:g>
              </table:table-cell>
              <table:table-cell office:value-type="float" office:value="76">
                <text:p>76</text:p>
                <draw:g>
                  <svg:desc>Sheet1.E2:Sheet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">
                <text:p>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">
                <text:p>67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="gradient" draw:fill-gradient-name="Blank_20_with_20_Gray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1cm" svg:stroke-color="#ffd320" svg:stroke-opacity="60%" draw:fill-color="#ffd320" draw:opacity="6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gradient" draw:fill-color="#e6e6e6" draw:fill-gradient-name="Blue_20_Touch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83cm" svg:height="12.28cm" xlink:href=".." xlink:type="simple" chart:class="chart:bar" chart:style-name="ch1">
        <chart:title svg:x="5.672cm" svg:y="0.381cm" chart:style-name="ch2">
          <text:p>Variables =15, Equations=30, Rounds=Independent</text:p>
        </chart:title>
        <chart:legend chart:legend-position="end" svg:x="15.697cm" svg:y="5.343cm" style:legend-expansion="high" chart:style-name="ch3"/>
        <chart:plot-area chart:style-name="ch4" table:cell-range-address="Sheet4.A17:Sheet4.D23" chart:data-source-has-labels="both" svg:x="2.12cm" svg:y="1.594cm" svg:width="12.883cm" svg:height="9.528cm">
          <chart:coordinate-region svg:x="2.927cm" svg:y="1.793cm" svg:width="11.454cm" svg:height="8.682cm"/>
          <chart:axis chart:dimension="x" chart:name="primary-x" chart:style-name="ch5" chartooo:axis-type="auto">
            <chartooo:date-scale/>
            <chart:title svg:x="7.181cm" svg:y="11.367cm" chart:style-name="ch6">
              <text:p>Number of Rounds</text:p>
            </chart:title>
            <chart:categories table:cell-range-address="Sheet4.A18:Sheet4.A23"/>
          </chart:axis>
          <chart:axis chart:dimension="y" chart:name="primary-y" chart:style-name="ch7">
            <chart:title svg:x="1.607cm" svg:y="6.914cm" chart:style-name="ch8">
              <text:p>Time Taken</text:p>
            </chart:title>
            <chart:grid chart:style-name="ch9" chart:class="major"/>
          </chart:axis>
          <chart:axis chart:dimension="y" chart:name="secondary-y" chart:style-name="ch10">
            <chart:title svg:x="14.964cm" svg:y="7.45cm" chart:style-name="ch8">
              <text:p>Percentage Faster</text:p>
            </chart:title>
          </chart:axis>
          <chart:series chart:attached-axis="primary-y" chart:style-name="ch11" chart:values-cell-range-address="Sheet4.B18:Sheet4.B23" chart:label-cell-address="Sheet4.B17:Sheet4.B17" chart:class="chart:bar">
            <chart:data-point chart:repeated="6"/>
          </chart:series>
          <chart:series chart:attached-axis="primary-y" chart:style-name="ch12" chart:values-cell-range-address="Sheet4.C18:Sheet4.C23" chart:label-cell-address="Sheet4.C17:Sheet4.C17" chart:class="chart:bar">
            <chart:data-point chart:repeated="6"/>
          </chart:series>
          <chart:series chart:attached-axis="secondary-y" chart:style-name="ch13" chart:values-cell-range-address="Sheet4.D18:Sheet4.D23" chart:label-cell-address="Sheet4.D17:Sheet4.D17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of Solutions</text:p>
                <draw:g>
                  <svg:desc>Sheet4.B17:Sheet4.B17</svg:desc>
                </draw:g>
              </table:table-cell>
              <table:table-cell office:value-type="string">
                <text:p>RS ANDing of BDDS</text:p>
                <draw:g>
                  <svg:desc>Sheet4.C17:Sheet4.C17</svg:desc>
                </draw:g>
              </table:table-cell>
              <table:table-cell office:value-type="string">
                <text:p>Percentage faster</text:p>
                <draw:g>
                  <svg:desc>Sheet4.D17:Sheet4.D17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4.A18:Sheet4.A23</svg:desc>
                </draw:g>
              </table:table-cell>
              <table:table-cell office:value-type="float" office:value="5.0408">
                <text:p>5.0408</text:p>
                <draw:g>
                  <svg:desc>Sheet4.B18:Sheet4.B23</svg:desc>
                </draw:g>
              </table:table-cell>
              <table:table-cell office:value-type="float" office:value="8.7553">
                <text:p>8.7553</text:p>
                <draw:g>
                  <svg:desc>Sheet4.C18:Sheet4.C23</svg:desc>
                </draw:g>
              </table:table-cell>
              <table:table-cell office:value-type="float" office:value="42.4257307002616">
                <text:p>42.4257307002616</text:p>
                <draw:g>
                  <svg:desc>Sheet4.D18:Sheet4.D23</svg:desc>
                </draw:g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.291">
                <text:p>8.291</text:p>
              </table:table-cell>
              <table:table-cell office:value-type="float" office:value="11.164">
                <text:p>11.164</text:p>
              </table:table-cell>
              <table:table-cell office:value-type="float" office:value="25.7345037620924">
                <text:p>25.734503762092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551">
                <text:p>1.551</text:p>
              </table:table-cell>
              <table:table-cell office:value-type="float" office:value="3.282">
                <text:p>3.282</text:p>
              </table:table-cell>
              <table:table-cell office:value-type="float" office:value="52.7422303473492">
                <text:p>52.742230347349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9.064">
                <text:p>29.064</text:p>
              </table:table-cell>
              <table:table-cell office:value-type="float" office:value="40.37">
                <text:p>40.37</text:p>
              </table:table-cell>
              <table:table-cell office:value-type="float" office:value="28.0059450086698">
                <text:p>28.005945008669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2.01">
                <text:p>42.01</text:p>
              </table:table-cell>
              <table:table-cell office:value-type="float" office:value="47.6">
                <text:p>47.6</text:p>
              </table:table-cell>
              <table:table-cell office:value-type="float" office:value="11.7436974789916">
                <text:p>11.74369747899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84.094">
                <text:p>84.094</text:p>
              </table:table-cell>
              <table:table-cell office:value-type="float" office:value="91.464">
                <text:p>91.464</text:p>
              </table:table-cell>
              <table:table-cell office:value-type="float" office:value="8.05781509665005">
                <text:p>8.0578150966500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ank_20_with_20_Gray" draw:display-name="Blank with Gray" draw:style="linear" draw:start-color="#f6f9d4" draw:end-color="#eeeeee" draw:start-intensity="100%" draw:end-intensity="100%" draw:angle="325deg" draw:border="31%">
      <loext:gradient-stop svg:offset="0" loext:color-type="rgb" loext:color-value="#f6f9d4"/>
      <loext:gradient-stop svg:offset="1" loext:color-type="rgb" loext:color-value="#eeeeee"/>
    </draw:gradient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</office:styles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35cm" svg:y="0.316cm" chart:style-name="ch2">
          <text:p>check</text:p>
        </chart:title>
        <chart:legend chart:legend-position="end" svg:x="9.867cm" svg:y="3.952cm" style:legend-expansion="high" chart:style-name="ch3"/>
        <chart:plot-area chart:style-name="ch4" table:cell-range-address="Sheet4.A143:Sheet4.C148" chart:data-source-has-labels="both" svg:x="0.32cm" svg:y="1.275cm" svg:width="9.227cm" svg:height="7.545cm">
          <chart:coordinate-region svg:x="1.312cm" svg:y="1.474cm" svg:width="7.955cm" svg:height="6.699cm"/>
          <chart:axis chart:dimension="x" chart:name="primary-x" chart:style-name="ch5" chartooo:axis-type="auto">
            <chartooo:date-scale/>
            <chart:categories table:cell-range-address="Sheet4.A144:Sheet4.A1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B144:Sheet4.B148" chart:label-cell-address="Sheet4.B143:Sheet4.B143" chart:class="chart:line">
            <chart:data-point chart:repeated="5"/>
          </chart:series>
          <chart:series chart:style-name="ch8" chart:values-cell-range-address="Sheet4.C144:Sheet4.C148" chart:label-cell-address="Sheet4.C143:Sheet4.C143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of Solutions</text:p>
                <draw:g>
                  <svg:desc>Sheet4.B143:Sheet4.B143</svg:desc>
                </draw:g>
              </table:table-cell>
              <table:table-cell office:value-type="string">
                <text:p>RS ANDing of BDDS</text:p>
                <draw:g>
                  <svg:desc>Sheet4.C143:Sheet4.C143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4.A144:Sheet4.A148</svg:desc>
                </draw:g>
              </table:table-cell>
              <table:table-cell office:value-type="float" office:value="0.8297">
                <text:p>0.8297</text:p>
                <draw:g>
                  <svg:desc>Sheet4.B144:Sheet4.B148</svg:desc>
                </draw:g>
              </table:table-cell>
              <table:table-cell office:value-type="float" office:value="11.4026">
                <text:p>11.4026</text:p>
                <draw:g>
                  <svg:desc>Sheet4.C144:Sheet4.C148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888">
                <text:p>0.0888</text:p>
              </table:table-cell>
              <table:table-cell office:value-type="float" office:value="5.007">
                <text:p>5.00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8.155">
                <text:p>148.155</text:p>
              </table:table-cell>
              <table:table-cell office:value-type="float" office:value="177.714">
                <text:p>177.71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32.315">
                <text:p>332.315</text:p>
              </table:table-cell>
              <table:table-cell office:value-type="float" office:value="371.085">
                <text:p>371.08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50.4519">
                <text:p>1150.4519</text:p>
              </table:table-cell>
              <table:table-cell office:value-type="float" office:value="1188.216">
                <text:p>1188.21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="gradient" draw:fill-gradient-name="ChartGradient_20_1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1cm" svg:stroke-color="#ffd320" svg:stroke-opacity="60%" draw:fill-color="#ffd320" draw:opacity="6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gradient" draw:fill-color="#e6e6e6" draw:fill-gradient-name="Blue_20_Touch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15cm" svg:height="11.258cm" xlink:href=".." xlink:type="simple" chart:class="chart:bar" chart:style-name="ch1">
        <chart:title svg:x="4.817cm" svg:y="0.361cm" chart:style-name="ch2">
          <text:p>Variables=15, Equations=50, Rounds=Independent</text:p>
        </chart:title>
        <chart:legend chart:legend-position="end" svg:x="13.882cm" svg:y="4.832cm" style:legend-expansion="high" chart:style-name="ch3"/>
        <chart:plot-area chart:style-name="ch4" table:cell-range-address="Sheet4.A49:Sheet4.D58" chart:data-source-has-labels="both" svg:x="1.411cm" svg:y="1.365cm" svg:width="11.11cm" svg:height="8.687cm">
          <chart:coordinate-region svg:x="2.032cm" svg:y="1.564cm" svg:width="9.682cm" svg:height="7.841cm"/>
          <chart:axis chart:dimension="x" chart:name="primary-x" chart:style-name="ch5" chartooo:axis-type="auto">
            <chartooo:date-scale/>
            <chart:title svg:x="5.586cm" svg:y="10.277cm" chart:style-name="ch6">
              <text:p>Number of Rounds</text:p>
            </chart:title>
            <chart:categories table:cell-range-address="Sheet4.A50:Sheet4.A58"/>
          </chart:axis>
          <chart:axis chart:dimension="y" chart:name="primary-y" chart:style-name="ch7">
            <chart:title svg:x="0.451cm" svg:y="6.599cm" chart:style-name="ch8">
              <text:p>Time Taken</text:p>
            </chart:title>
            <chart:grid chart:style-name="ch9" chart:class="major"/>
          </chart:axis>
          <chart:axis chart:dimension="y" chart:name="secondary-y" chart:style-name="ch10">
            <chart:title svg:x="12.921cm" svg:y="7.062cm" chart:style-name="ch8">
              <text:p>Percentage Faster</text:p>
            </chart:title>
          </chart:axis>
          <chart:series chart:attached-axis="primary-y" chart:style-name="ch11" chart:values-cell-range-address="Sheet4.B50:Sheet4.B58" chart:label-cell-address="Sheet4.B49:Sheet4.B49" chart:class="chart:bar">
            <chart:data-point chart:repeated="9"/>
          </chart:series>
          <chart:series chart:attached-axis="primary-y" chart:style-name="ch12" chart:values-cell-range-address="Sheet4.C50:Sheet4.C58" chart:label-cell-address="Sheet4.C49:Sheet4.C49" chart:class="chart:bar">
            <chart:data-point chart:repeated="9"/>
          </chart:series>
          <chart:series chart:attached-axis="secondary-y" chart:style-name="ch13" chart:values-cell-range-address="Sheet4.D50:Sheet4.D58" chart:label-cell-address="Sheet4.D49:Sheet4.D49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of Solutions</text:p>
                <draw:g>
                  <svg:desc>Sheet4.B49:Sheet4.B49</svg:desc>
                </draw:g>
              </table:table-cell>
              <table:table-cell office:value-type="string">
                <text:p>RS ANDing of BDDS</text:p>
                <draw:g>
                  <svg:desc>Sheet4.C49:Sheet4.C49</svg:desc>
                </draw:g>
              </table:table-cell>
              <table:table-cell office:value-type="string">
                <text:p>Percentage faster</text:p>
                <draw:g>
                  <svg:desc>Sheet4.D49:Sheet4.D49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4.A50:Sheet4.A58</svg:desc>
                </draw:g>
              </table:table-cell>
              <table:table-cell office:value-type="float" office:value="20.939">
                <text:p>20.939</text:p>
                <draw:g>
                  <svg:desc>Sheet4.B50:Sheet4.B58</svg:desc>
                </draw:g>
              </table:table-cell>
              <table:table-cell office:value-type="float" office:value="28.695">
                <text:p>28.695</text:p>
                <draw:g>
                  <svg:desc>Sheet4.C50:Sheet4.C58</svg:desc>
                </draw:g>
              </table:table-cell>
              <table:table-cell office:value-type="float" office:value="27.0290991461927">
                <text:p>27.0290991461927</text:p>
                <draw:g>
                  <svg:desc>Sheet4.D50:Sheet4.D58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.697">
                <text:p>18.697</text:p>
              </table:table-cell>
              <table:table-cell office:value-type="float" office:value="20.9466">
                <text:p>20.9466</text:p>
              </table:table-cell>
              <table:table-cell office:value-type="float" office:value="10.7396904509562">
                <text:p>10.739690450956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946">
                <text:p>0.0946</text:p>
              </table:table-cell>
              <table:table-cell office:value-type="float" office:value="1.336">
                <text:p>1.336</text:p>
              </table:table-cell>
              <table:table-cell office:value-type="float" office:value="92.9191616766467">
                <text:p>92.919161676646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.311">
                <text:p>1.311</text:p>
              </table:table-cell>
              <table:table-cell office:value-type="float" office:value="5.838">
                <text:p>5.838</text:p>
              </table:table-cell>
              <table:table-cell office:value-type="float" office:value="77.5436793422405">
                <text:p>77.543679342240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.5148">
                <text:p>6.5148</text:p>
              </table:table-cell>
              <table:table-cell office:value-type="float" office:value="13.9499">
                <text:p>13.9499</text:p>
              </table:table-cell>
              <table:table-cell office:value-type="float" office:value="53.2985899540498">
                <text:p>53.29858995404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5.7288">
                <text:p>35.7288</text:p>
              </table:table-cell>
              <table:table-cell office:value-type="float" office:value="59.8972">
                <text:p>59.8972</text:p>
              </table:table-cell>
              <table:table-cell office:value-type="float" office:value="40.3497993228398">
                <text:p>40.349799322839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8.8916">
                <text:p>8.8916</text:p>
              </table:table-cell>
              <table:table-cell office:value-type="float" office:value="10.167">
                <text:p>10.167</text:p>
              </table:table-cell>
              <table:table-cell office:value-type="float" office:value="12.544506737484">
                <text:p>12.54450673748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.529">
                <text:p>10.529</text:p>
              </table:table-cell>
              <table:table-cell office:value-type="float" office:value="20.831">
                <text:p>20.831</text:p>
              </table:table-cell>
              <table:table-cell office:value-type="float" office:value="49.4551389755653">
                <text:p>49.4551389755653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43.99">
                <text:p>43.99</text:p>
              </table:table-cell>
              <table:table-cell office:value-type="float" office:value="57.44">
                <text:p>57.44</text:p>
              </table:table-cell>
              <table:table-cell office:value-type="float" office:value="23.4157381615599">
                <text:p>23.415738161559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ChartGradient_20_1" draw:display-name="ChartGradient 1" draw:style="linear" draw:start-color="#f6f9d4" draw:end-color="#eeeeee" draw:start-intensity="100%" draw:end-intensity="100%" draw:angle="326deg" draw:border="30%">
      <loext:gradient-stop svg:offset="0" loext:color-type="rgb" loext:color-value="#f6f9d4"/>
      <loext:gradient-stop svg:offset="1" loext:color-type="rgb" loext:color-value="#eeeeee"/>
    </draw:gradient>
  </office:styles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="gradient" draw:fill-gradient-name="ChartGradient_20_1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1cm" svg:stroke-color="#ffd320" svg:stroke-opacity="60%" draw:fill-color="#ffd320" draw:opacity="6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gradient" draw:fill-color="#e6e6e6" draw:fill-gradient-name="Blue_20_Touch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236cm" svg:height="11.945cm" xlink:href=".." xlink:type="simple" chart:class="chart:bar" chart:style-name="ch1">
        <chart:title svg:x="5.547cm" svg:y="0.374cm" chart:style-name="ch2">
          <text:p>Variable=17, Equations=50, Rounds=Independent</text:p>
        </chart:title>
        <chart:legend chart:legend-position="end" svg:x="15.103cm" svg:y="5.175cm" style:legend-expansion="high" chart:style-name="ch3"/>
        <chart:plot-area chart:style-name="ch4" table:cell-range-address="Sheet4.A63:Sheet4.D72" chart:data-source-has-labels="both" svg:x="1.435cm" svg:y="1.391cm" svg:width="12.259cm" svg:height="9.335cm">
          <chart:coordinate-region svg:x="2.241cm" svg:y="1.59cm" svg:width="10.644cm" svg:height="8.489cm"/>
          <chart:axis chart:dimension="x" chart:name="primary-x" chart:style-name="ch5" chartooo:axis-type="auto">
            <chartooo:date-scale/>
            <chart:title svg:x="6.184cm" svg:y="10.964cm" chart:style-name="ch6">
              <text:p>Number of Rounds</text:p>
            </chart:title>
            <chart:categories table:cell-range-address="Sheet4.A64:Sheet4.A72"/>
          </chart:axis>
          <chart:axis chart:dimension="y" chart:name="primary-y" chart:style-name="ch7">
            <chart:title svg:x="0.451cm" svg:y="6.949cm" chart:style-name="ch8">
              <text:p>Time Taken</text:p>
            </chart:title>
            <chart:grid chart:style-name="ch9" chart:class="major"/>
          </chart:axis>
          <chart:axis chart:dimension="y" chart:name="secondary-y" chart:style-name="ch10">
            <chart:title svg:x="14.118cm" svg:y="7.412cm" chart:style-name="ch8">
              <text:p>Percentage Faster</text:p>
            </chart:title>
          </chart:axis>
          <chart:series chart:attached-axis="primary-y" chart:style-name="ch11" chart:values-cell-range-address="Sheet4.B64:Sheet4.B72" chart:label-cell-address="Sheet4.B63:Sheet4.B63" chart:class="chart:bar">
            <chart:data-point chart:repeated="9"/>
          </chart:series>
          <chart:series chart:attached-axis="primary-y" chart:style-name="ch12" chart:values-cell-range-address="Sheet4.C64:Sheet4.C72" chart:label-cell-address="Sheet4.C63:Sheet4.C63" chart:class="chart:bar">
            <chart:data-point chart:repeated="9"/>
          </chart:series>
          <chart:series chart:attached-axis="secondary-y" chart:style-name="ch13" chart:values-cell-range-address="Sheet4.D64:Sheet4.D72" chart:label-cell-address="Sheet4.D63:Sheet4.D63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of Solutions</text:p>
                <draw:g>
                  <svg:desc>Sheet4.B63:Sheet4.B63</svg:desc>
                </draw:g>
              </table:table-cell>
              <table:table-cell office:value-type="string">
                <text:p>RS ANDing of BDDS</text:p>
                <draw:g>
                  <svg:desc>Sheet4.C63:Sheet4.C63</svg:desc>
                </draw:g>
              </table:table-cell>
              <table:table-cell office:value-type="string">
                <text:p>Percentage faster</text:p>
                <draw:g>
                  <svg:desc>Sheet4.D63:Sheet4.D6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4.A64:Sheet4.A72</svg:desc>
                </draw:g>
              </table:table-cell>
              <table:table-cell office:value-type="float" office:value="87.287">
                <text:p>87.287</text:p>
                <draw:g>
                  <svg:desc>Sheet4.B64:Sheet4.B72</svg:desc>
                </draw:g>
              </table:table-cell>
              <table:table-cell office:value-type="float" office:value="130.404">
                <text:p>130.404</text:p>
                <draw:g>
                  <svg:desc>Sheet4.C64:Sheet4.C72</svg:desc>
                </draw:g>
              </table:table-cell>
              <table:table-cell office:value-type="float" office:value="33.064169810742">
                <text:p>33.064169810742</text:p>
                <draw:g>
                  <svg:desc>Sheet4.D64:Sheet4.D72</svg:desc>
                </draw:g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7.4">
                <text:p>67.4</text:p>
              </table:table-cell>
              <table:table-cell office:value-type="float" office:value="106.747">
                <text:p>106.747</text:p>
              </table:table-cell>
              <table:table-cell office:value-type="float" office:value="36.8600522731318">
                <text:p>36.86005227313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06">
                <text:p>0.106</text:p>
              </table:table-cell>
              <table:table-cell office:value-type="float" office:value="3.7">
                <text:p>3.7</text:p>
              </table:table-cell>
              <table:table-cell office:value-type="float" office:value="97.1351351351351">
                <text:p>97.135135135135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.149">
                <text:p>3.149</text:p>
              </table:table-cell>
              <table:table-cell office:value-type="float" office:value="12.439">
                <text:p>12.439</text:p>
              </table:table-cell>
              <table:table-cell office:value-type="float" office:value="74.6844601656082">
                <text:p>74.684460165608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5.995">
                <text:p>25.995</text:p>
              </table:table-cell>
              <table:table-cell office:value-type="float" office:value="38.181">
                <text:p>38.181</text:p>
              </table:table-cell>
              <table:table-cell office:value-type="float" office:value="31.916398208533">
                <text:p>31.91639820853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6.237">
                <text:p>6.237</text:p>
              </table:table-cell>
              <table:table-cell office:value-type="float" office:value="16.492">
                <text:p>16.492</text:p>
              </table:table-cell>
              <table:table-cell office:value-type="float" office:value="62.1816638370119">
                <text:p>62.181663837011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.87">
                <text:p>21.87</text:p>
              </table:table-cell>
              <table:table-cell office:value-type="float" office:value="45.462">
                <text:p>45.462</text:p>
              </table:table-cell>
              <table:table-cell office:value-type="float" office:value="51.8938894021381">
                <text:p>51.893889402138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56.144">
                <text:p>56.144</text:p>
              </table:table-cell>
              <table:table-cell office:value-type="float" office:value="67.432">
                <text:p>67.432</text:p>
              </table:table-cell>
              <table:table-cell office:value-type="float" office:value="16.7398267884684">
                <text:p>16.739826788468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7.343">
                <text:p>37.343</text:p>
              </table:table-cell>
              <table:table-cell office:value-type="float" office:value="71.147">
                <text:p>71.147</text:p>
              </table:table-cell>
              <table:table-cell office:value-type="float" office:value="47.5128958353831">
                <text:p>47.512895835383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ChartGradient_20_1" draw:display-name="ChartGradient 1" draw:style="linear" draw:start-color="#f6f9d4" draw:end-color="#eeeeee" draw:start-intensity="100%" draw:end-intensity="100%" draw:angle="328deg" draw:border="31%">
      <loext:gradient-stop svg:offset="0" loext:color-type="rgb" loext:color-value="#f6f9d4"/>
      <loext:gradient-stop svg:offset="1" loext:color-type="rgb" loext:color-value="#eeeeee"/>
    </draw:gradient>
  </office:styles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="gradient" draw:fill-gradient-name="ChartGradient_20_1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1cm" svg:stroke-color="#ffd320" svg:stroke-opacity="60%" draw:fill-color="#ffd320" draw:opacity="60%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gradient" draw:fill-color="#e6e6e6" draw:fill-gradient-name="Blue_20_Touch" draw:gradient-step-count="0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071cm" svg:height="11.263cm" xlink:href=".." xlink:type="simple" chart:class="chart:bar" chart:style-name="ch1">
        <chart:title svg:x="5.729cm" svg:y="0.361cm" chart:style-name="ch2">
          <text:p>Variables=Equations=10, Rounds=Independent</text:p>
        </chart:title>
        <chart:legend chart:legend-position="end" svg:x="14.938cm" svg:y="4.834cm" style:legend-expansion="high" chart:style-name="ch3"/>
        <chart:plot-area chart:style-name="ch4" table:cell-range-address="Sheet4.A104:Sheet4.D114" chart:data-source-has-labels="both" svg:x="1.432cm" svg:y="1.365cm" svg:width="12.103cm" svg:height="8.692cm">
          <chart:coordinate-region svg:x="2.239cm" svg:y="1.564cm" svg:width="10.488cm" svg:height="7.846cm"/>
          <chart:axis chart:dimension="x" chart:name="primary-x" chart:style-name="ch5" chartooo:axis-type="auto">
            <chartooo:date-scale/>
            <chart:title svg:x="6.103cm" svg:y="10.282cm" chart:style-name="ch6">
              <text:p>Number of Rounds</text:p>
            </chart:title>
            <chart:categories table:cell-range-address="Sheet4.A105:Sheet4.A114"/>
          </chart:axis>
          <chart:axis chart:dimension="y" chart:name="primary-y" chart:style-name="ch7">
            <chart:title svg:x="0.68cm" svg:y="6.263cm" chart:style-name="ch8">
              <text:p>Time Taken</text:p>
            </chart:title>
            <chart:grid chart:style-name="ch9" chart:class="major"/>
          </chart:axis>
          <chart:axis chart:dimension="y" chart:name="secondary-y" chart:style-name="ch10">
            <chart:title svg:x="13.956cm" svg:y="7.065cm" chart:style-name="ch11">
              <text:p>Percentage Faster</text:p>
            </chart:title>
          </chart:axis>
          <chart:series chart:attached-axis="primary-y" chart:style-name="ch12" chart:values-cell-range-address="Sheet4.B105:Sheet4.B114" chart:label-cell-address="Sheet4.B104:Sheet4.B104" chart:class="chart:bar">
            <chart:data-point chart:repeated="10"/>
          </chart:series>
          <chart:series chart:attached-axis="primary-y" chart:style-name="ch13" chart:values-cell-range-address="Sheet4.C105:Sheet4.C114" chart:label-cell-address="Sheet4.C104:Sheet4.C104" chart:class="chart:bar">
            <chart:data-point chart:repeated="10"/>
          </chart:series>
          <chart:series chart:attached-axis="secondary-y" chart:style-name="ch14" chart:values-cell-range-address="Sheet4.D105:Sheet4.D114" chart:label-cell-address="Sheet4.D104:Sheet4.D104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of Solutions</text:p>
                <draw:g>
                  <svg:desc>Sheet4.B104:Sheet4.B104</svg:desc>
                </draw:g>
              </table:table-cell>
              <table:table-cell office:value-type="string">
                <text:p>RS ANDing of BDDS</text:p>
                <draw:g>
                  <svg:desc>Sheet4.C104:Sheet4.C104</svg:desc>
                </draw:g>
              </table:table-cell>
              <table:table-cell office:value-type="string">
                <text:p>Percentage faster</text:p>
                <draw:g>
                  <svg:desc>Sheet4.D104:Sheet4.D104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4.A105:Sheet4.A114</svg:desc>
                </draw:g>
              </table:table-cell>
              <table:table-cell office:value-type="float" office:value="0.02831">
                <text:p>0.02831</text:p>
                <draw:g>
                  <svg:desc>Sheet4.B105:Sheet4.B114</svg:desc>
                </draw:g>
              </table:table-cell>
              <table:table-cell office:value-type="float" office:value="0.0426">
                <text:p>0.0426</text:p>
                <draw:g>
                  <svg:desc>Sheet4.C105:Sheet4.C114</svg:desc>
                </draw:g>
              </table:table-cell>
              <table:table-cell office:value-type="float" office:value="33.5446009389671">
                <text:p>33.5446009389671</text:p>
                <draw:g>
                  <svg:desc>Sheet4.D105:Sheet4.D114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242">
                <text:p>0.00242</text:p>
              </table:table-cell>
              <table:table-cell office:value-type="float" office:value="0.017">
                <text:p>0.017</text:p>
              </table:table-cell>
              <table:table-cell office:value-type="float" office:value="85.7647058823529">
                <text:p>85.764705882352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2099">
                <text:p>0.2099</text:p>
              </table:table-cell>
              <table:table-cell office:value-type="float" office:value="0.2449">
                <text:p>0.2449</text:p>
              </table:table-cell>
              <table:table-cell office:value-type="float" office:value="14.2915475704369">
                <text:p>14.291547570436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2834">
                <text:p>0.2834</text:p>
              </table:table-cell>
              <table:table-cell office:value-type="float" office:value="0.34673">
                <text:p>0.34673</text:p>
              </table:table-cell>
              <table:table-cell office:value-type="float" office:value="18.2649323681251">
                <text:p>18.264932368125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599">
                <text:p>0.9599</text:p>
              </table:table-cell>
              <table:table-cell office:value-type="float" office:value="1.1977">
                <text:p>1.1977</text:p>
              </table:table-cell>
              <table:table-cell office:value-type="float" office:value="19.8547215496368">
                <text:p>19.854721549636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.8844">
                <text:p>1.8844</text:p>
              </table:table-cell>
              <table:table-cell office:value-type="float" office:value="2.0286">
                <text:p>2.0286</text:p>
              </table:table-cell>
              <table:table-cell office:value-type="float" office:value="7.10835058661145">
                <text:p>7.108350586611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.909">
                <text:p>4.909</text:p>
              </table:table-cell>
              <table:table-cell office:value-type="float" office:value="6.125">
                <text:p>6.125</text:p>
              </table:table-cell>
              <table:table-cell office:value-type="float" office:value="19.8530612244898">
                <text:p>19.853061224489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9.5606">
                <text:p>9.5606</text:p>
              </table:table-cell>
              <table:table-cell office:value-type="float" office:value="11.678">
                <text:p>11.678</text:p>
              </table:table-cell>
              <table:table-cell office:value-type="float" office:value="18.1315293714677">
                <text:p>18.131529371467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3.22">
                <text:p>33.22</text:p>
              </table:table-cell>
              <table:table-cell office:value-type="float" office:value="37.13">
                <text:p>37.13</text:p>
              </table:table-cell>
              <table:table-cell office:value-type="float" office:value="10.5305682736332">
                <text:p>10.530568273633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31.219">
                <text:p>131.219</text:p>
              </table:table-cell>
              <table:table-cell office:value-type="float" office:value="140.111">
                <text:p>140.111</text:p>
              </table:table-cell>
              <table:table-cell office:value-type="float" office:value="6.34639678540585">
                <text:p>6.3463967854058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ChartGradient_20_1" draw:display-name="ChartGradient 1" draw:style="linear" draw:start-color="#f6f9d4" draw:end-color="#eeeeee" draw:start-intensity="100%" draw:end-intensity="100%" draw:angle="329deg" draw:border="31%">
      <loext:gradient-stop svg:offset="0" loext:color-type="rgb" loext:color-value="#f6f9d4"/>
      <loext:gradient-stop svg:offset="1" loext:color-type="rgb" loext:color-value="#eeeeee"/>
    </draw:gradient>
  </office:styles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="gradient" draw:fill-gradient-name="ChartGradient_20_1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1cm" svg:stroke-color="#ffd320" svg:stroke-opacity="60%" draw:fill-color="#ffd320" draw:opacity="6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gradient" draw:fill-color="#e6e6e6" draw:fill-gradient-name="Blue_20_Touch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46cm" svg:height="10.281cm" xlink:href=".." xlink:type="simple" chart:class="chart:bar" chart:style-name="ch1">
        <chart:title svg:x="5.317cm" svg:y="0.341cm" chart:style-name="ch2">
          <text:p>Variables=Equations=12, Rounds=Independent</text:p>
        </chart:title>
        <chart:legend chart:legend-position="end" svg:x="14.113cm" svg:y="4.343cm" style:legend-expansion="high" chart:style-name="ch3"/>
        <chart:plot-area chart:style-name="ch4" table:cell-range-address="Sheet4.A119:Sheet4.D128" chart:data-source-has-labels="both" svg:x="1.415cm" svg:y="1.325cm" svg:width="11.329cm" svg:height="7.77cm">
          <chart:coordinate-region svg:x="2.222cm" svg:y="1.524cm" svg:width="9.715cm" svg:height="6.924cm"/>
          <chart:axis chart:dimension="x" chart:name="primary-x" chart:style-name="ch5" chartooo:axis-type="auto">
            <chartooo:date-scale/>
            <chart:title svg:x="5.699cm" svg:y="9.3cm" chart:style-name="ch6">
              <text:p>Number of Rounds</text:p>
            </chart:title>
            <chart:categories table:cell-range-address="Sheet4.A120:Sheet4.A128"/>
          </chart:axis>
          <chart:axis chart:dimension="y" chart:name="primary-y" chart:style-name="ch7">
            <chart:title svg:x="0.451cm" svg:y="6.101cm" chart:style-name="ch8">
              <text:p>Time Taken</text:p>
            </chart:title>
            <chart:grid chart:style-name="ch9" chart:class="major"/>
          </chart:axis>
          <chart:axis chart:dimension="y" chart:name="secondary-y" chart:style-name="ch10">
            <chart:title svg:x="13.148cm" svg:y="6.564cm" chart:style-name="ch8">
              <text:p>Percentage Faster</text:p>
            </chart:title>
          </chart:axis>
          <chart:series chart:attached-axis="primary-y" chart:style-name="ch11" chart:values-cell-range-address="Sheet4.B120:Sheet4.B128" chart:label-cell-address="Sheet4.B119:Sheet4.B119" chart:class="chart:bar">
            <chart:data-point chart:repeated="9"/>
          </chart:series>
          <chart:series chart:attached-axis="primary-y" chart:style-name="ch12" chart:values-cell-range-address="Sheet4.C120:Sheet4.C128" chart:label-cell-address="Sheet4.C119:Sheet4.C119" chart:class="chart:bar">
            <chart:data-point chart:repeated="9"/>
          </chart:series>
          <chart:series chart:attached-axis="secondary-y" chart:style-name="ch13" chart:values-cell-range-address="Sheet4.D120:Sheet4.D128" chart:label-cell-address="Sheet4.D119:Sheet4.D119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of Solutions</text:p>
                <draw:g>
                  <svg:desc>Sheet4.B119:Sheet4.B119</svg:desc>
                </draw:g>
              </table:table-cell>
              <table:table-cell office:value-type="string">
                <text:p>RS ANDing of BDDS</text:p>
                <draw:g>
                  <svg:desc>Sheet4.C119:Sheet4.C119</svg:desc>
                </draw:g>
              </table:table-cell>
              <table:table-cell office:value-type="string">
                <text:p>Percentage faster</text:p>
                <draw:g>
                  <svg:desc>Sheet4.D119:Sheet4.D119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4.A120:Sheet4.A128</svg:desc>
                </draw:g>
              </table:table-cell>
              <table:table-cell office:value-type="float" office:value="0.0529">
                <text:p>0.0529</text:p>
                <draw:g>
                  <svg:desc>Sheet4.B120:Sheet4.B128</svg:desc>
                </draw:g>
              </table:table-cell>
              <table:table-cell office:value-type="float" office:value="0.2157">
                <text:p>0.2157</text:p>
                <draw:g>
                  <svg:desc>Sheet4.C120:Sheet4.C128</svg:desc>
                </draw:g>
              </table:table-cell>
              <table:table-cell office:value-type="float" office:value="75.4751970329161">
                <text:p>75.4751970329161</text:p>
                <draw:g>
                  <svg:desc>Sheet4.D120:Sheet4.D128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3807">
                <text:p>0.003807</text:p>
              </table:table-cell>
              <table:table-cell office:value-type="float" office:value="0.042195">
                <text:p>0.042195</text:p>
              </table:table-cell>
              <table:table-cell office:value-type="float" office:value="90.9776039815144">
                <text:p>90.977603981514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8089">
                <text:p>0.8089</text:p>
              </table:table-cell>
              <table:table-cell office:value-type="float" office:value="1.02336">
                <text:p>1.02336</text:p>
              </table:table-cell>
              <table:table-cell office:value-type="float" office:value="20.9564571607255">
                <text:p>20.956457160725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.3099">
                <text:p>2.3099</text:p>
              </table:table-cell>
              <table:table-cell office:value-type="float" office:value="2.54433">
                <text:p>2.54433</text:p>
              </table:table-cell>
              <table:table-cell office:value-type="float" office:value="9.21382053428605">
                <text:p>9.2138205342860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.538">
                <text:p>6.538</text:p>
              </table:table-cell>
              <table:table-cell office:value-type="float" office:value="8.4818">
                <text:p>8.4818</text:p>
              </table:table-cell>
              <table:table-cell office:value-type="float" office:value="22.9173052889717">
                <text:p>22.917305288971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0.7878">
                <text:p>10.7878</text:p>
              </table:table-cell>
              <table:table-cell office:value-type="float" office:value="12.558">
                <text:p>12.558</text:p>
              </table:table-cell>
              <table:table-cell office:value-type="float" office:value="14.096193661411">
                <text:p>14.09619366141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2.876">
                <text:p>22.876</text:p>
              </table:table-cell>
              <table:table-cell office:value-type="float" office:value="24.1548">
                <text:p>24.1548</text:p>
              </table:table-cell>
              <table:table-cell office:value-type="float" office:value="5.29418583469952">
                <text:p>5.2941858346995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63.384">
                <text:p>63.384</text:p>
              </table:table-cell>
              <table:table-cell office:value-type="float" office:value="59.93">
                <text:p>59.93</text:p>
              </table:table-cell>
              <table:table-cell office:value-type="float" office:value="-5.76339062239279">
                <text:p>-5.7633906223927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08.4427">
                <text:p>208.4427</text:p>
              </table:table-cell>
              <table:table-cell office:value-type="float" office:value="218.73">
                <text:p>218.73</text:p>
              </table:table-cell>
              <table:table-cell office:value-type="float" office:value="4.70319572075161">
                <text:p>4.703195720751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ChartGradient_20_1" draw:display-name="ChartGradient 1" draw:style="linear" draw:start-color="#f6f9d4" draw:end-color="#eeeeee" draw:start-intensity="100%" draw:end-intensity="100%" draw:angle="327deg" draw:border="31%">
      <loext:gradient-stop svg:offset="0" loext:color-type="rgb" loext:color-value="#f6f9d4"/>
      <loext:gradient-stop svg:offset="1" loext:color-type="rgb" loext:color-value="#eeeeee"/>
    </draw:gradient>
  </office:styles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="gradient" draw:fill-gradient-name="ChartGradient_20_1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1cm" svg:stroke-color="#ffd320" svg:stroke-opacity="60%" draw:fill-color="#ffd320" draw:opacity="6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gradient" draw:fill-color="#e6e6e6" draw:fill-gradient-name="Blue_20_Touch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99cm" svg:height="10.307cm" xlink:href=".." xlink:type="simple" chart:class="chart:bar" chart:style-name="ch1">
        <chart:title svg:x="5.193cm" svg:y="0.342cm" chart:style-name="ch2">
          <text:p>Equations=Variables=15, Rounds=Independent</text:p>
        </chart:title>
        <chart:legend chart:legend-position="end" svg:x="13.866cm" svg:y="4.356cm" style:legend-expansion="high" chart:style-name="ch3"/>
        <chart:plot-area chart:style-name="ch4" table:cell-range-address="Sheet4.A132:Sheet4.D139" chart:data-source-has-labels="both" svg:x="1.41cm" svg:y="1.327cm" svg:width="11.097cm" svg:height="7.793cm">
          <chart:coordinate-region svg:x="2.217cm" svg:y="1.526cm" svg:width="9.482cm" svg:height="6.947cm"/>
          <chart:axis chart:dimension="x" chart:name="primary-x" chart:style-name="ch5" chartooo:axis-type="auto">
            <chartooo:date-scale/>
            <chart:title svg:x="5.578cm" svg:y="9.326cm" chart:style-name="ch6">
              <text:p>Number of Rounds</text:p>
            </chart:title>
            <chart:categories table:cell-range-address="Sheet4.A133:Sheet4.A139"/>
          </chart:axis>
          <chart:axis chart:dimension="y" chart:name="primary-y" chart:style-name="ch7">
            <chart:title svg:x="0.451cm" svg:y="6.114cm" chart:style-name="ch8">
              <text:p>Time Taken</text:p>
            </chart:title>
            <chart:grid chart:style-name="ch9" chart:class="major"/>
          </chart:axis>
          <chart:axis chart:dimension="y" chart:name="secondary-y" chart:style-name="ch10">
            <chart:title svg:x="12.906cm" svg:y="6.577cm" chart:style-name="ch8">
              <text:p>Percentage Faster</text:p>
            </chart:title>
          </chart:axis>
          <chart:series chart:attached-axis="primary-y" chart:style-name="ch11" chart:values-cell-range-address="Sheet4.B133:Sheet4.B139" chart:label-cell-address="Sheet4.B132:Sheet4.B132" chart:class="chart:bar">
            <chart:data-point chart:repeated="7"/>
          </chart:series>
          <chart:series chart:attached-axis="primary-y" chart:style-name="ch12" chart:values-cell-range-address="Sheet4.C133:Sheet4.C139" chart:label-cell-address="Sheet4.C132:Sheet4.C132" chart:class="chart:bar">
            <chart:data-point chart:repeated="7"/>
          </chart:series>
          <chart:series chart:attached-axis="secondary-y" chart:style-name="ch13" chart:values-cell-range-address="Sheet4.D133:Sheet4.D139" chart:label-cell-address="Sheet4.D132:Sheet4.D132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of Solutions</text:p>
                <draw:g>
                  <svg:desc>Sheet4.B132:Sheet4.B132</svg:desc>
                </draw:g>
              </table:table-cell>
              <table:table-cell office:value-type="string">
                <text:p>RS ANDing of BDDS</text:p>
                <draw:g>
                  <svg:desc>Sheet4.C132:Sheet4.C132</svg:desc>
                </draw:g>
              </table:table-cell>
              <table:table-cell office:value-type="string">
                <text:p>Percentage faster</text:p>
                <draw:g>
                  <svg:desc>Sheet4.D132:Sheet4.D132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4.A133:Sheet4.A139</svg:desc>
                </draw:g>
              </table:table-cell>
              <table:table-cell office:value-type="float" office:value="0.15281">
                <text:p>0.15281</text:p>
                <draw:g>
                  <svg:desc>Sheet4.B133:Sheet4.B139</svg:desc>
                </draw:g>
              </table:table-cell>
              <table:table-cell office:value-type="float" office:value="1.5317">
                <text:p>1.5317</text:p>
                <draw:g>
                  <svg:desc>Sheet4.C133:Sheet4.C139</svg:desc>
                </draw:g>
              </table:table-cell>
              <table:table-cell office:value-type="float" office:value="90.0235032969903">
                <text:p>90.0235032969903</text:p>
                <draw:g>
                  <svg:desc>Sheet4.D133:Sheet4.D139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19">
                <text:p>0.0119</text:p>
              </table:table-cell>
              <table:table-cell office:value-type="float" office:value="0.2227">
                <text:p>0.2227</text:p>
              </table:table-cell>
              <table:table-cell office:value-type="float" office:value="94.6564885496183">
                <text:p>94.656488549618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.976">
                <text:p>8.976</text:p>
              </table:table-cell>
              <table:table-cell office:value-type="float" office:value="12.0287">
                <text:p>12.0287</text:p>
              </table:table-cell>
              <table:table-cell office:value-type="float" office:value="25.378469826332">
                <text:p>25.37846982633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4.226">
                <text:p>24.226</text:p>
              </table:table-cell>
              <table:table-cell office:value-type="float" office:value="28.258">
                <text:p>28.258</text:p>
              </table:table-cell>
              <table:table-cell office:value-type="float" office:value="14.2685257272277">
                <text:p>14.268525727227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5.69">
                <text:p>85.69</text:p>
              </table:table-cell>
              <table:table-cell office:value-type="float" office:value="99.9819">
                <text:p>99.9819</text:p>
              </table:table-cell>
              <table:table-cell office:value-type="float" office:value="14.2944873022017">
                <text:p>14.294487302201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16.787">
                <text:p>116.787</text:p>
              </table:table-cell>
              <table:table-cell office:value-type="float" office:value="119.289">
                <text:p>119.289</text:p>
              </table:table-cell>
              <table:table-cell office:value-type="float" office:value="2.09742725649473">
                <text:p>2.0974272564947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52.385">
                <text:p>352.385</text:p>
              </table:table-cell>
              <table:table-cell office:value-type="float" office:value="389.401">
                <text:p>389.401</text:p>
              </table:table-cell>
              <table:table-cell office:value-type="float" office:value="9.50588211124266">
                <text:p>9.5058821112426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ChartGradient_20_1" draw:display-name="ChartGradient 1" draw:style="linear" draw:start-color="#f6f9d4" draw:end-color="#eeeeee" draw:start-intensity="100%" draw:end-intensity="100%" draw:angle="327deg" draw:border="31%">
      <loext:gradient-stop svg:offset="0" loext:color-type="rgb" loext:color-value="#f6f9d4"/>
      <loext:gradient-stop svg:offset="1" loext:color-type="rgb" loext:color-value="#eeeeee"/>
    </draw:gradient>
  </office:styles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="gradient" draw:fill-gradient-name="ChartGradient_20_1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1cm" svg:stroke-color="#ffd320" svg:stroke-opacity="60%" draw:fill-color="#ffd320" draw:opacity="6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gradient" draw:fill-color="#e6e6e6" draw:fill-gradient-name="Blue_20_Touch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801cm" svg:height="12.261cm" xlink:href=".." xlink:type="simple" chart:class="chart:bar" chart:style-name="ch1">
        <chart:title svg:x="6.094cm" svg:y="0.381cm" chart:style-name="ch2">
          <text:p>Variables=Equations=18, Rounds=Independent</text:p>
        </chart:title>
        <chart:legend chart:legend-position="end" svg:x="15.668cm" svg:y="5.333cm" style:legend-expansion="high" chart:style-name="ch3"/>
        <chart:plot-area chart:style-name="ch4" table:cell-range-address="Sheet4.A143:Sheet4.D148" chart:data-source-has-labels="both" svg:x="1.447cm" svg:y="1.405cm" svg:width="12.788cm" svg:height="9.63cm">
          <chart:coordinate-region svg:x="2.439cm" svg:y="1.604cm" svg:width="10.989cm" svg:height="8.784cm"/>
          <chart:axis chart:dimension="x" chart:name="primary-x" chart:style-name="ch5" chartooo:axis-type="auto">
            <chartooo:date-scale/>
            <chart:title svg:x="6.461cm" svg:y="11.28cm" chart:style-name="ch6">
              <text:p>Number of Rounds</text:p>
            </chart:title>
            <chart:categories table:cell-range-address="Sheet4.A144:Sheet4.A148"/>
          </chart:axis>
          <chart:axis chart:dimension="y" chart:name="primary-y" chart:style-name="ch7">
            <chart:title svg:x="0.451cm" svg:y="7.111cm" chart:style-name="ch8">
              <text:p>Time Taken</text:p>
            </chart:title>
            <chart:grid chart:style-name="ch9" chart:class="major"/>
          </chart:axis>
          <chart:axis chart:dimension="y" chart:name="secondary-y" chart:style-name="ch10">
            <chart:title svg:x="14.671cm" svg:y="7.574cm" chart:style-name="ch8">
              <text:p>Percentage Faster</text:p>
            </chart:title>
          </chart:axis>
          <chart:series chart:attached-axis="primary-y" chart:style-name="ch11" chart:values-cell-range-address="Sheet4.B144:Sheet4.B148" chart:label-cell-address="Sheet4.B143:Sheet4.B143" chart:class="chart:bar">
            <chart:data-point chart:repeated="5"/>
          </chart:series>
          <chart:series chart:attached-axis="primary-y" chart:style-name="ch12" chart:values-cell-range-address="Sheet4.C144:Sheet4.C148" chart:label-cell-address="Sheet4.C143:Sheet4.C143" chart:class="chart:bar">
            <chart:data-point chart:repeated="5"/>
          </chart:series>
          <chart:series chart:attached-axis="secondary-y" chart:style-name="ch13" chart:values-cell-range-address="Sheet4.D144:Sheet4.D148" chart:label-cell-address="Sheet4.D143:Sheet4.D143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of Solutions</text:p>
                <draw:g>
                  <svg:desc>Sheet4.B143:Sheet4.B143</svg:desc>
                </draw:g>
              </table:table-cell>
              <table:table-cell office:value-type="string">
                <text:p>RS ANDing of BDDS</text:p>
                <draw:g>
                  <svg:desc>Sheet4.C143:Sheet4.C143</svg:desc>
                </draw:g>
              </table:table-cell>
              <table:table-cell office:value-type="string">
                <text:p>Percentage faster</text:p>
                <draw:g>
                  <svg:desc>Sheet4.D143:Sheet4.D143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4.A144:Sheet4.A148</svg:desc>
                </draw:g>
              </table:table-cell>
              <table:table-cell office:value-type="float" office:value="0.8297">
                <text:p>0.8297</text:p>
                <draw:g>
                  <svg:desc>Sheet4.B144:Sheet4.B148</svg:desc>
                </draw:g>
              </table:table-cell>
              <table:table-cell office:value-type="float" office:value="11.4026">
                <text:p>11.4026</text:p>
                <draw:g>
                  <svg:desc>Sheet4.C144:Sheet4.C148</svg:desc>
                </draw:g>
              </table:table-cell>
              <table:table-cell office:value-type="float" office:value="92.7235893568134">
                <text:p>92.7235893568134</text:p>
                <draw:g>
                  <svg:desc>Sheet4.D144:Sheet4.D148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888">
                <text:p>0.0888</text:p>
              </table:table-cell>
              <table:table-cell office:value-type="float" office:value="5.007">
                <text:p>5.007</text:p>
              </table:table-cell>
              <table:table-cell office:value-type="float" office:value="98.2264829239065">
                <text:p>98.22648292390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8.155">
                <text:p>148.155</text:p>
              </table:table-cell>
              <table:table-cell office:value-type="float" office:value="177.714">
                <text:p>177.714</text:p>
              </table:table-cell>
              <table:table-cell office:value-type="float" office:value="16.6329045545089">
                <text:p>16.632904554508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32.315">
                <text:p>332.315</text:p>
              </table:table-cell>
              <table:table-cell office:value-type="float" office:value="371.085">
                <text:p>371.085</text:p>
              </table:table-cell>
              <table:table-cell office:value-type="float" office:value="10.4477410835792">
                <text:p>10.447741083579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50.4519">
                <text:p>1150.4519</text:p>
              </table:table-cell>
              <table:table-cell office:value-type="float" office:value="1188.216">
                <text:p>1188.216</text:p>
              </table:table-cell>
              <table:table-cell office:value-type="float" office:value="3.1782184383984">
                <text:p>3.178218438398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ChartGradient_20_1" draw:display-name="ChartGradient 1" draw:style="linear" draw:start-color="#f6f9d4" draw:end-color="#eeeeee" draw:start-intensity="100%" draw:end-intensity="100%" draw:angle="327deg" draw:border="31%">
      <loext:gradient-stop svg:offset="0" loext:color-type="rgb" loext:color-value="#f6f9d4"/>
      <loext:gradient-stop svg:offset="1" loext:color-type="rgb" loext:color-value="#eeeeee"/>
    </draw:gradient>
  </office:styles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="gradient" draw:fill-gradient-name="Blank_20_with_20_Gray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1cm" svg:stroke-color="#ffd320" svg:stroke-opacity="60%" draw:fill-color="#ffd320" draw:opacity="6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gradient" draw:fill-color="#e6e6e6" draw:fill-gradient-name="Blue_20_Touch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83cm" svg:height="12.28cm" xlink:href=".." xlink:type="simple" chart:class="chart:bar" chart:style-name="ch1">
        <chart:title svg:x="5.672cm" svg:y="0.381cm" chart:style-name="ch2">
          <text:p>Variables =15, Equations=30, Rounds=Independent</text:p>
        </chart:title>
        <chart:legend chart:legend-position="end" svg:x="15.697cm" svg:y="5.343cm" style:legend-expansion="high" chart:style-name="ch3"/>
        <chart:plot-area chart:style-name="ch4" table:cell-range-address="Sheet4.A17:Sheet4.D23" chart:data-source-has-labels="both" svg:x="1.447cm" svg:y="1.405cm" svg:width="12.817cm" svg:height="9.649cm">
          <chart:coordinate-region svg:x="2.254cm" svg:y="1.604cm" svg:width="11.388cm" svg:height="8.803cm"/>
          <chart:axis chart:dimension="x" chart:name="primary-x" chart:style-name="ch5" chartooo:axis-type="auto">
            <chartooo:date-scale/>
            <chart:title svg:x="6.475cm" svg:y="11.299cm" chart:style-name="ch6">
              <text:p>Number of Rounds</text:p>
            </chart:title>
            <chart:categories table:cell-range-address="Sheet4.A18:Sheet4.A23"/>
          </chart:axis>
          <chart:axis chart:dimension="y" chart:name="primary-y" chart:style-name="ch7">
            <chart:title svg:x="0.451cm" svg:y="7.12cm" chart:style-name="ch8">
              <text:p>Time Taken</text:p>
            </chart:title>
            <chart:grid chart:style-name="ch9" chart:class="major"/>
          </chart:axis>
          <chart:axis chart:dimension="y" chart:name="secondary-y" chart:style-name="ch10">
            <chart:title svg:x="14.7cm" svg:y="7.583cm" chart:style-name="ch8">
              <text:p>Percentage Faster</text:p>
            </chart:title>
          </chart:axis>
          <chart:series chart:attached-axis="primary-y" chart:style-name="ch11" chart:values-cell-range-address="Sheet4.B18:Sheet4.B23" chart:label-cell-address="Sheet4.B17:Sheet4.B17" chart:class="chart:bar">
            <chart:data-point chart:repeated="6"/>
          </chart:series>
          <chart:series chart:attached-axis="primary-y" chart:style-name="ch12" chart:values-cell-range-address="Sheet4.C18:Sheet4.C23" chart:label-cell-address="Sheet4.C17:Sheet4.C17" chart:class="chart:bar">
            <chart:data-point chart:repeated="6"/>
          </chart:series>
          <chart:series chart:attached-axis="secondary-y" chart:style-name="ch13" chart:values-cell-range-address="Sheet4.D18:Sheet4.D23" chart:label-cell-address="Sheet4.D17:Sheet4.D17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of Solutions</text:p>
                <draw:g>
                  <svg:desc>Sheet4.B17:Sheet4.B17</svg:desc>
                </draw:g>
              </table:table-cell>
              <table:table-cell office:value-type="string">
                <text:p>RS ANDing of BDDS</text:p>
                <draw:g>
                  <svg:desc>Sheet4.C17:Sheet4.C17</svg:desc>
                </draw:g>
              </table:table-cell>
              <table:table-cell office:value-type="string">
                <text:p>Percentage faster</text:p>
                <draw:g>
                  <svg:desc>Sheet4.D17:Sheet4.D17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4.A18:Sheet4.A23</svg:desc>
                </draw:g>
              </table:table-cell>
              <table:table-cell office:value-type="float" office:value="5.0408">
                <text:p>5.0408</text:p>
                <draw:g>
                  <svg:desc>Sheet4.B18:Sheet4.B23</svg:desc>
                </draw:g>
              </table:table-cell>
              <table:table-cell office:value-type="float" office:value="8.7553">
                <text:p>8.7553</text:p>
                <draw:g>
                  <svg:desc>Sheet4.C18:Sheet4.C23</svg:desc>
                </draw:g>
              </table:table-cell>
              <table:table-cell office:value-type="float" office:value="42.4257307002616">
                <text:p>42.4257307002616</text:p>
                <draw:g>
                  <svg:desc>Sheet4.D18:Sheet4.D23</svg:desc>
                </draw:g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.291">
                <text:p>8.291</text:p>
              </table:table-cell>
              <table:table-cell office:value-type="float" office:value="11.164">
                <text:p>11.164</text:p>
              </table:table-cell>
              <table:table-cell office:value-type="float" office:value="25.7345037620924">
                <text:p>25.734503762092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551">
                <text:p>1.551</text:p>
              </table:table-cell>
              <table:table-cell office:value-type="float" office:value="3.282">
                <text:p>3.282</text:p>
              </table:table-cell>
              <table:table-cell office:value-type="float" office:value="52.7422303473492">
                <text:p>52.742230347349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9.064">
                <text:p>29.064</text:p>
              </table:table-cell>
              <table:table-cell office:value-type="float" office:value="40.37">
                <text:p>40.37</text:p>
              </table:table-cell>
              <table:table-cell office:value-type="float" office:value="28.0059450086698">
                <text:p>28.005945008669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2.01">
                <text:p>42.01</text:p>
              </table:table-cell>
              <table:table-cell office:value-type="float" office:value="47.6">
                <text:p>47.6</text:p>
              </table:table-cell>
              <table:table-cell office:value-type="float" office:value="11.7436974789916">
                <text:p>11.74369747899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84.094">
                <text:p>84.094</text:p>
              </table:table-cell>
              <table:table-cell office:value-type="float" office:value="91.464">
                <text:p>91.464</text:p>
              </table:table-cell>
              <table:table-cell office:value-type="float" office:value="8.05781509665005">
                <text:p>8.0578150966500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ank_20_with_20_Gray" draw:display-name="Blank with Gray" draw:style="linear" draw:start-color="#f6f9d4" draw:end-color="#eeeeee" draw:start-intensity="100%" draw:end-intensity="100%" draw:angle="325deg" draw:border="31%">
      <loext:gradient-stop svg:offset="0" loext:color-type="rgb" loext:color-value="#f6f9d4"/>
      <loext:gradient-stop svg:offset="1" loext:color-type="rgb" loext:color-value="#eeeeee"/>
    </draw:gradient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</office:styles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="gradient" draw:fill-gradient-name="ChartGradient_20_1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1cm" svg:stroke-color="#ffd320" svg:stroke-opacity="60%" draw:fill-color="#ffd320" draw:opacity="6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gradient" draw:fill-color="#e6e6e6" draw:fill-gradient-name="Blue_20_Touch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15cm" svg:height="11.258cm" xlink:href=".." xlink:type="simple" chart:class="chart:bar" chart:style-name="ch1">
        <chart:title svg:x="4.817cm" svg:y="0.361cm" chart:style-name="ch2">
          <text:p>Variables=15, Equations=50, Rounds=Independent</text:p>
        </chart:title>
        <chart:legend chart:legend-position="end" svg:x="13.882cm" svg:y="4.832cm" style:legend-expansion="high" chart:style-name="ch3"/>
        <chart:plot-area chart:style-name="ch4" table:cell-range-address="Sheet4.A49:Sheet4.D58" chart:data-source-has-labels="both" svg:x="1.411cm" svg:y="1.365cm" svg:width="11.11cm" svg:height="8.687cm">
          <chart:coordinate-region svg:x="2.032cm" svg:y="1.564cm" svg:width="9.682cm" svg:height="7.841cm"/>
          <chart:axis chart:dimension="x" chart:name="primary-x" chart:style-name="ch5" chartooo:axis-type="auto">
            <chartooo:date-scale/>
            <chart:title svg:x="5.586cm" svg:y="10.277cm" chart:style-name="ch6">
              <text:p>Number of Rounds</text:p>
            </chart:title>
            <chart:categories table:cell-range-address="Sheet4.A50:Sheet4.A58"/>
          </chart:axis>
          <chart:axis chart:dimension="y" chart:name="primary-y" chart:style-name="ch7">
            <chart:title svg:x="0.451cm" svg:y="6.599cm" chart:style-name="ch8">
              <text:p>Time Taken</text:p>
            </chart:title>
            <chart:grid chart:style-name="ch9" chart:class="major"/>
          </chart:axis>
          <chart:axis chart:dimension="y" chart:name="secondary-y" chart:style-name="ch10">
            <chart:title svg:x="12.921cm" svg:y="7.062cm" chart:style-name="ch8">
              <text:p>Percentage Faster</text:p>
            </chart:title>
          </chart:axis>
          <chart:series chart:attached-axis="primary-y" chart:style-name="ch11" chart:values-cell-range-address="Sheet4.B50:Sheet4.B58" chart:label-cell-address="Sheet4.B49:Sheet4.B49" chart:class="chart:bar">
            <chart:data-point chart:repeated="9"/>
          </chart:series>
          <chart:series chart:attached-axis="primary-y" chart:style-name="ch12" chart:values-cell-range-address="Sheet4.C50:Sheet4.C58" chart:label-cell-address="Sheet4.C49:Sheet4.C49" chart:class="chart:bar">
            <chart:data-point chart:repeated="9"/>
          </chart:series>
          <chart:series chart:attached-axis="secondary-y" chart:style-name="ch13" chart:values-cell-range-address="Sheet4.D50:Sheet4.D58" chart:label-cell-address="Sheet4.D49:Sheet4.D49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of Solutions</text:p>
                <draw:g>
                  <svg:desc>Sheet4.B49:Sheet4.B49</svg:desc>
                </draw:g>
              </table:table-cell>
              <table:table-cell office:value-type="string">
                <text:p>RS ANDing of BDDS</text:p>
                <draw:g>
                  <svg:desc>Sheet4.C49:Sheet4.C49</svg:desc>
                </draw:g>
              </table:table-cell>
              <table:table-cell office:value-type="string">
                <text:p>Percentage faster</text:p>
                <draw:g>
                  <svg:desc>Sheet4.D49:Sheet4.D49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4.A50:Sheet4.A58</svg:desc>
                </draw:g>
              </table:table-cell>
              <table:table-cell office:value-type="float" office:value="20.939">
                <text:p>20.939</text:p>
                <draw:g>
                  <svg:desc>Sheet4.B50:Sheet4.B58</svg:desc>
                </draw:g>
              </table:table-cell>
              <table:table-cell office:value-type="float" office:value="28.695">
                <text:p>28.695</text:p>
                <draw:g>
                  <svg:desc>Sheet4.C50:Sheet4.C58</svg:desc>
                </draw:g>
              </table:table-cell>
              <table:table-cell office:value-type="float" office:value="27.0290991461927">
                <text:p>27.0290991461927</text:p>
                <draw:g>
                  <svg:desc>Sheet4.D50:Sheet4.D58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.697">
                <text:p>18.697</text:p>
              </table:table-cell>
              <table:table-cell office:value-type="float" office:value="20.9466">
                <text:p>20.9466</text:p>
              </table:table-cell>
              <table:table-cell office:value-type="float" office:value="10.7396904509562">
                <text:p>10.739690450956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946">
                <text:p>0.0946</text:p>
              </table:table-cell>
              <table:table-cell office:value-type="float" office:value="1.336">
                <text:p>1.336</text:p>
              </table:table-cell>
              <table:table-cell office:value-type="float" office:value="92.9191616766467">
                <text:p>92.919161676646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.311">
                <text:p>1.311</text:p>
              </table:table-cell>
              <table:table-cell office:value-type="float" office:value="5.838">
                <text:p>5.838</text:p>
              </table:table-cell>
              <table:table-cell office:value-type="float" office:value="77.5436793422405">
                <text:p>77.543679342240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.5148">
                <text:p>6.5148</text:p>
              </table:table-cell>
              <table:table-cell office:value-type="float" office:value="13.9499">
                <text:p>13.9499</text:p>
              </table:table-cell>
              <table:table-cell office:value-type="float" office:value="53.2985899540498">
                <text:p>53.29858995404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5.7288">
                <text:p>35.7288</text:p>
              </table:table-cell>
              <table:table-cell office:value-type="float" office:value="59.8972">
                <text:p>59.8972</text:p>
              </table:table-cell>
              <table:table-cell office:value-type="float" office:value="40.3497993228398">
                <text:p>40.349799322839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8.8916">
                <text:p>8.8916</text:p>
              </table:table-cell>
              <table:table-cell office:value-type="float" office:value="10.167">
                <text:p>10.167</text:p>
              </table:table-cell>
              <table:table-cell office:value-type="float" office:value="12.544506737484">
                <text:p>12.54450673748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.529">
                <text:p>10.529</text:p>
              </table:table-cell>
              <table:table-cell office:value-type="float" office:value="20.831">
                <text:p>20.831</text:p>
              </table:table-cell>
              <table:table-cell office:value-type="float" office:value="49.4551389755653">
                <text:p>49.4551389755653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43.99">
                <text:p>43.99</text:p>
              </table:table-cell>
              <table:table-cell office:value-type="float" office:value="57.44">
                <text:p>57.44</text:p>
              </table:table-cell>
              <table:table-cell office:value-type="float" office:value="23.4157381615599">
                <text:p>23.415738161559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ChartGradient_20_1" draw:display-name="ChartGradient 1" draw:style="linear" draw:start-color="#f6f9d4" draw:end-color="#eeeeee" draw:start-intensity="100%" draw:end-intensity="100%" draw:angle="326deg" draw:border="30%">
      <loext:gradient-stop svg:offset="0" loext:color-type="rgb" loext:color-value="#f6f9d4"/>
      <loext:gradient-stop svg:offset="1" loext:color-type="rgb" loext:color-value="#eeeeee"/>
    </draw:gradient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ChartGradient_20_1" draw:gradient-step-count="0"/>
    </style:style>
    <style:style style:name="ch2" style:family="chart">
      <style:chart-properties chart:auto-position="true" style:rotation-angle="0"/>
      <style:text-properties fo:font-family="cmr10" style:font-style-name="LyX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solid" draw:fill-color="#dee6ef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3cm" svg:y="0.315cm" chart:style-name="ch2">
          <text:p>Comparison with 12 equations, 12 variables and 350 rounds</text:p>
        </chart:title>
        <chart:legend chart:legend-position="end" svg:x="10.721cm" svg:y="3.243cm" style:legend-expansion="high" chart:style-name="ch3"/>
        <chart:plot-area chart:style-name="ch4" table:cell-range-address="Sheet2.B29:Sheet2.F34" chart:data-source-has-labels="row" svg:x="1.226cm" svg:y="1.196cm" svg:width="9.175cm" svg:height="6.748cm">
          <chart:coordinate-region svg:x="1.662cm" svg:y="1.395cm" svg:width="8.739cm" svg:height="5.902cm"/>
          <chart:axis chart:dimension="x" chart:name="primary-x" chart:style-name="ch5">
            <chart:title svg:x="4.644cm" svg:y="8.125cm" chart:style-name="ch6">
              <text:p>Sample Number</text:p>
            </chart:title>
          </chart:axis>
          <chart:axis chart:dimension="y" chart:name="primary-y" chart:style-name="ch7">
            <chart:title svg:x="0.451cm" svg:y="6.307cm" chart:style-name="ch8">
              <text:p>Time taken (in seconds)</text:p>
            </chart:title>
            <chart:grid chart:style-name="ch9" chart:class="major"/>
          </chart:axis>
          <chart:series chart:style-name="ch10" chart:values-cell-range-address="Sheet2.B30:Sheet2.B34" chart:label-cell-address="Sheet2.B29:Sheet2.B29" chart:class="chart:bar">
            <chart:data-point chart:repeated="5"/>
          </chart:series>
          <chart:series chart:style-name="ch11" chart:values-cell-range-address="Sheet2.C30:Sheet2.C34" chart:label-cell-address="Sheet2.C29:Sheet2.C29" chart:class="chart:bar">
            <chart:data-point chart:repeated="5"/>
          </chart:series>
          <chart:series chart:style-name="ch12" chart:values-cell-range-address="Sheet2.D30:Sheet2.D34" chart:label-cell-address="Sheet2.D29:Sheet2.D29" chart:class="chart:bar">
            <chart:data-point chart:repeated="5"/>
          </chart:series>
          <chart:series chart:style-name="ch13" chart:values-cell-range-address="Sheet2.E30:Sheet2.E34" chart:label-cell-address="Sheet2.E29:Sheet2.E29" chart:class="chart:bar">
            <chart:data-point chart:repeated="5"/>
          </chart:series>
          <chart:series chart:style-name="ch14" chart:values-cell-range-address="Sheet2.F30:Sheet2.F34" chart:label-cell-address="Sheet2.F29:Sheet2.F29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Solution</text:p>
                <draw:g>
                  <svg:desc>Sheet2.B29:Sheet2.B29</svg:desc>
                </draw:g>
              </table:table-cell>
              <table:table-cell office:value-type="string">
                <text:p>ANDing BDD (old)</text:p>
                <draw:g>
                  <svg:desc>Sheet2.C29:Sheet2.C29</svg:desc>
                </draw:g>
              </table:table-cell>
              <table:table-cell office:value-type="string">
                <text:p>Recursive Symmetric ANDing Solution </text:p>
                <draw:g>
                  <svg:desc>Sheet2.D29:Sheet2.D29</svg:desc>
                </draw:g>
              </table:table-cell>
              <table:table-cell office:value-type="string">
                <text:p>Random ANDing Solution</text:p>
                <draw:g>
                  <svg:desc>Sheet2.E29:Sheet2.E29</svg:desc>
                </draw:g>
              </table:table-cell>
              <table:table-cell office:value-type="string">
                <text:p>ANDing in order Solution</text:p>
                <draw:g>
                  <svg:desc>Sheet2.F29:Sheet2.F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983">
                <text:p>1.8983</text:p>
                <draw:g>
                  <svg:desc>Sheet2.B30:Sheet2.B34</svg:desc>
                </draw:g>
              </table:table-cell>
              <table:table-cell office:value-type="float" office:value="2.3188">
                <text:p>2.3188</text:p>
                <draw:g>
                  <svg:desc>Sheet2.C30:Sheet2.C34</svg:desc>
                </draw:g>
              </table:table-cell>
              <table:table-cell office:value-type="float" office:value="4.3355">
                <text:p>4.3355</text:p>
                <draw:g>
                  <svg:desc>Sheet2.D30:Sheet2.D34</svg:desc>
                </draw:g>
              </table:table-cell>
              <table:table-cell office:value-type="float" office:value="3.04">
                <text:p>3.04</text:p>
                <draw:g>
                  <svg:desc>Sheet2.E30:Sheet2.E34</svg:desc>
                </draw:g>
              </table:table-cell>
              <table:table-cell office:value-type="float" office:value="2.6607">
                <text:p>2.6607</text:p>
                <draw:g>
                  <svg:desc>Sheet2.F30:Sheet2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009">
                <text:p>1.6009</text:p>
              </table:table-cell>
              <table:table-cell office:value-type="float" office:value="1.845">
                <text:p>1.845</text:p>
              </table:table-cell>
              <table:table-cell office:value-type="float" office:value="4.1544">
                <text:p>4.1544</text:p>
              </table:table-cell>
              <table:table-cell office:value-type="float" office:value="2.649">
                <text:p>2.649</text:p>
              </table:table-cell>
              <table:table-cell office:value-type="float" office:value="2.3506">
                <text:p>2.3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797">
                <text:p>2.2797</text:p>
              </table:table-cell>
              <table:table-cell office:value-type="float" office:value="2.6247">
                <text:p>2.6247</text:p>
              </table:table-cell>
              <table:table-cell office:value-type="float" office:value="5.6959">
                <text:p>5.6959</text:p>
              </table:table-cell>
              <table:table-cell office:value-type="float" office:value="3.3701">
                <text:p>3.3701</text:p>
              </table:table-cell>
              <table:table-cell office:value-type="float" office:value="2.7572">
                <text:p>2.7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037">
                <text:p>1.6037</text:p>
              </table:table-cell>
              <table:table-cell office:value-type="float" office:value="1.7655">
                <text:p>1.7655</text:p>
              </table:table-cell>
              <table:table-cell office:value-type="float" office:value="3.9235">
                <text:p>3.9235</text:p>
              </table:table-cell>
              <table:table-cell office:value-type="float" office:value="2.4944">
                <text:p>2.4944</text:p>
              </table:table-cell>
              <table:table-cell office:value-type="float" office:value="3.7229">
                <text:p>3.7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017">
                <text:p>2.1017</text:p>
              </table:table-cell>
              <table:table-cell office:value-type="float" office:value="2.425">
                <text:p>2.425</text:p>
              </table:table-cell>
              <table:table-cell office:value-type="float" office:value="4.3621">
                <text:p>4.3621</text:p>
              </table:table-cell>
              <table:table-cell office:value-type="float" office:value="2.6494">
                <text:p>2.6494</text:p>
              </table:table-cell>
              <table:table-cell office:value-type="float" office:value="3.0049">
                <text:p>3.0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ChartGradient_20_1" draw:display-name="ChartGradient 1" draw:style="linear" draw:start-color="#f6f9d4" draw:end-color="#dee6ef" draw:start-intensity="100%" draw:end-intensity="100%" draw:angle="169deg" draw:border="14%">
      <loext:gradient-stop svg:offset="0" loext:color-type="rgb" loext:color-value="#f6f9d4"/>
      <loext:gradient-stop svg:offset="1" loext:color-type="rgb" loext:color-value="#dee6ef"/>
    </draw:gradient>
    <draw:fill-image draw:name="ChartBitmap_20_1" draw:display-name="ChartBitmap 1" xlink:href="Pictures/100000000000020000000200EEE7D1DE.jpg" xlink:type="simple" xlink:show="embed" xlink:actuate="onLoad"/>
    <draw:fill-image draw:name="ChartBitmap_20_2" draw:display-name="ChartBitmap 2" xlink:href="Pictures/1000000000000008000000083796B955.png" xlink:type="simple" xlink:show="embed" xlink:actuate="onLoad"/>
  </office:styles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="gradient" draw:fill-gradient-name="ChartGradient_20_1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1cm" svg:stroke-color="#ffd320" svg:stroke-opacity="60%" draw:fill-color="#ffd320" draw:opacity="6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gradient" draw:fill-color="#e6e6e6" draw:fill-gradient-name="Blue_20_Touch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236cm" svg:height="11.945cm" xlink:href=".." xlink:type="simple" chart:class="chart:bar" chart:style-name="ch1">
        <chart:title svg:x="5.547cm" svg:y="0.374cm" chart:style-name="ch2">
          <text:p>Variable=17, Equations=50, Rounds=Independent</text:p>
        </chart:title>
        <chart:legend chart:legend-position="end" svg:x="15.103cm" svg:y="5.175cm" style:legend-expansion="high" chart:style-name="ch3"/>
        <chart:plot-area chart:style-name="ch4" table:cell-range-address="Sheet4.A63:Sheet4.D72" chart:data-source-has-labels="both" svg:x="1.435cm" svg:y="1.391cm" svg:width="12.259cm" svg:height="9.335cm">
          <chart:coordinate-region svg:x="2.241cm" svg:y="1.59cm" svg:width="10.644cm" svg:height="8.489cm"/>
          <chart:axis chart:dimension="x" chart:name="primary-x" chart:style-name="ch5" chartooo:axis-type="auto">
            <chartooo:date-scale/>
            <chart:title svg:x="6.184cm" svg:y="10.964cm" chart:style-name="ch6">
              <text:p>Number of Rounds</text:p>
            </chart:title>
            <chart:categories table:cell-range-address="Sheet4.A64:Sheet4.A72"/>
          </chart:axis>
          <chart:axis chart:dimension="y" chart:name="primary-y" chart:style-name="ch7">
            <chart:title svg:x="0.451cm" svg:y="6.949cm" chart:style-name="ch8">
              <text:p>Time Taken</text:p>
            </chart:title>
            <chart:grid chart:style-name="ch9" chart:class="major"/>
          </chart:axis>
          <chart:axis chart:dimension="y" chart:name="secondary-y" chart:style-name="ch10">
            <chart:title svg:x="14.118cm" svg:y="7.412cm" chart:style-name="ch8">
              <text:p>Percentage Faster</text:p>
            </chart:title>
          </chart:axis>
          <chart:series chart:attached-axis="primary-y" chart:style-name="ch11" chart:values-cell-range-address="Sheet4.B64:Sheet4.B72" chart:label-cell-address="Sheet4.B63:Sheet4.B63" chart:class="chart:bar">
            <chart:data-point chart:repeated="9"/>
          </chart:series>
          <chart:series chart:attached-axis="primary-y" chart:style-name="ch12" chart:values-cell-range-address="Sheet4.C64:Sheet4.C72" chart:label-cell-address="Sheet4.C63:Sheet4.C63" chart:class="chart:bar">
            <chart:data-point chart:repeated="9"/>
          </chart:series>
          <chart:series chart:attached-axis="secondary-y" chart:style-name="ch13" chart:values-cell-range-address="Sheet4.D64:Sheet4.D72" chart:label-cell-address="Sheet4.D63:Sheet4.D63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of Solutions</text:p>
                <draw:g>
                  <svg:desc>Sheet4.B63:Sheet4.B63</svg:desc>
                </draw:g>
              </table:table-cell>
              <table:table-cell office:value-type="string">
                <text:p>RS ANDing of BDDS</text:p>
                <draw:g>
                  <svg:desc>Sheet4.C63:Sheet4.C63</svg:desc>
                </draw:g>
              </table:table-cell>
              <table:table-cell office:value-type="string">
                <text:p>Percentage faster</text:p>
                <draw:g>
                  <svg:desc>Sheet4.D63:Sheet4.D6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4.A64:Sheet4.A72</svg:desc>
                </draw:g>
              </table:table-cell>
              <table:table-cell office:value-type="float" office:value="87.287">
                <text:p>87.287</text:p>
                <draw:g>
                  <svg:desc>Sheet4.B64:Sheet4.B72</svg:desc>
                </draw:g>
              </table:table-cell>
              <table:table-cell office:value-type="float" office:value="130.404">
                <text:p>130.404</text:p>
                <draw:g>
                  <svg:desc>Sheet4.C64:Sheet4.C72</svg:desc>
                </draw:g>
              </table:table-cell>
              <table:table-cell office:value-type="float" office:value="33.064169810742">
                <text:p>33.064169810742</text:p>
                <draw:g>
                  <svg:desc>Sheet4.D64:Sheet4.D72</svg:desc>
                </draw:g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7.4">
                <text:p>67.4</text:p>
              </table:table-cell>
              <table:table-cell office:value-type="float" office:value="106.747">
                <text:p>106.747</text:p>
              </table:table-cell>
              <table:table-cell office:value-type="float" office:value="36.8600522731318">
                <text:p>36.86005227313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06">
                <text:p>0.106</text:p>
              </table:table-cell>
              <table:table-cell office:value-type="float" office:value="3.7">
                <text:p>3.7</text:p>
              </table:table-cell>
              <table:table-cell office:value-type="float" office:value="97.1351351351351">
                <text:p>97.135135135135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.149">
                <text:p>3.149</text:p>
              </table:table-cell>
              <table:table-cell office:value-type="float" office:value="12.439">
                <text:p>12.439</text:p>
              </table:table-cell>
              <table:table-cell office:value-type="float" office:value="74.6844601656082">
                <text:p>74.684460165608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5.995">
                <text:p>25.995</text:p>
              </table:table-cell>
              <table:table-cell office:value-type="float" office:value="38.181">
                <text:p>38.181</text:p>
              </table:table-cell>
              <table:table-cell office:value-type="float" office:value="31.916398208533">
                <text:p>31.91639820853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6.237">
                <text:p>6.237</text:p>
              </table:table-cell>
              <table:table-cell office:value-type="float" office:value="16.492">
                <text:p>16.492</text:p>
              </table:table-cell>
              <table:table-cell office:value-type="float" office:value="62.1816638370119">
                <text:p>62.181663837011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.87">
                <text:p>21.87</text:p>
              </table:table-cell>
              <table:table-cell office:value-type="float" office:value="45.462">
                <text:p>45.462</text:p>
              </table:table-cell>
              <table:table-cell office:value-type="float" office:value="51.8938894021381">
                <text:p>51.893889402138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56.144">
                <text:p>56.144</text:p>
              </table:table-cell>
              <table:table-cell office:value-type="float" office:value="67.432">
                <text:p>67.432</text:p>
              </table:table-cell>
              <table:table-cell office:value-type="float" office:value="16.7398267884684">
                <text:p>16.739826788468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7.343">
                <text:p>37.343</text:p>
              </table:table-cell>
              <table:table-cell office:value-type="float" office:value="71.147">
                <text:p>71.147</text:p>
              </table:table-cell>
              <table:table-cell office:value-type="float" office:value="47.5128958353831">
                <text:p>47.512895835383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ChartGradient_20_1" draw:display-name="ChartGradient 1" draw:style="linear" draw:start-color="#f6f9d4" draw:end-color="#eeeeee" draw:start-intensity="100%" draw:end-intensity="100%" draw:angle="328deg" draw:border="31%">
      <loext:gradient-stop svg:offset="0" loext:color-type="rgb" loext:color-value="#f6f9d4"/>
      <loext:gradient-stop svg:offset="1" loext:color-type="rgb" loext:color-value="#eeeeee"/>
    </draw:gradient>
  </office:styles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="gradient" draw:fill-gradient-name="for_20_grpahs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1cm" svg:stroke-color="#ffd320" svg:stroke-opacity="60%" draw:fill-color="#ffd320" draw:opacity="60%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gradient" draw:fill-color="#e6e6e6" draw:fill-gradient-name="Blue_20_Touch" draw:gradient-step-count="0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71cm" svg:height="11.401cm" xlink:href=".." xlink:type="simple" chart:class="chart:bar" chart:style-name="ch1">
        <chart:title svg:x="4.892cm" svg:y="0.364cm" chart:style-name="ch2">
          <text:p>Variables =10, Equations=30, Rounds=Independent</text:p>
        </chart:title>
        <chart:legend chart:legend-position="end" svg:x="14.138cm" svg:y="4.903cm" style:legend-expansion="high" chart:style-name="ch3"/>
        <chart:plot-area chart:style-name="ch4" table:cell-range-address="Sheet4.A5:Sheet4.D12" chart:data-source-has-labels="both" svg:x="1.66cm" svg:y="2.671cm" svg:width="11.253cm" svg:height="7.463cm">
          <chart:coordinate-region svg:x="2.096cm" svg:y="2.87cm" svg:width="10.195cm" svg:height="6.617cm"/>
          <chart:axis chart:dimension="x" chart:name="primary-x" chart:style-name="ch5" chartooo:axis-type="auto">
            <chartooo:date-scale/>
            <chart:title svg:x="5.853cm" svg:y="10.362cm" chart:style-name="ch6">
              <text:p>Number of Rounds </text:p>
            </chart:title>
            <chart:categories table:cell-range-address="Sheet4.A6:Sheet4.A12"/>
          </chart:axis>
          <chart:axis chart:dimension="x" chart:name="secondary-x" chart:style-name="ch7"/>
          <chart:axis chart:dimension="y" chart:name="primary-y" chart:style-name="ch8">
            <chart:title svg:x="0.695cm" svg:y="7.24cm" chart:style-name="ch9">
              <text:p>Time taken</text:p>
            </chart:title>
            <chart:grid chart:style-name="ch10" chart:class="major"/>
          </chart:axis>
          <chart:axis chart:dimension="y" chart:name="secondary-y" chart:style-name="ch11">
            <chart:title svg:x="13.318cm" svg:y="7.756cm" chart:style-name="ch9">
              <text:p>Percentage Faster</text:p>
            </chart:title>
          </chart:axis>
          <chart:series chart:attached-axis="primary-y" chart:style-name="ch12" chart:values-cell-range-address="Sheet4.B6:Sheet4.B12" chart:label-cell-address="Sheet4.B5:Sheet4.B5" chart:class="chart:bar">
            <chart:data-point chart:repeated="7"/>
          </chart:series>
          <chart:series chart:attached-axis="primary-y" chart:style-name="ch13" chart:values-cell-range-address="Sheet4.C6:Sheet4.C12" chart:label-cell-address="Sheet4.C5:Sheet4.C5" chart:class="chart:bar">
            <chart:data-point chart:repeated="7"/>
          </chart:series>
          <chart:series chart:attached-axis="secondary-y" chart:style-name="ch14" chart:values-cell-range-address="Sheet4.D6:Sheet4.D12" chart:label-cell-address="Sheet4.D5:Sheet4.D5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of Solutions</text:p>
                <draw:g>
                  <svg:desc>Sheet4.B5:Sheet4.B5</svg:desc>
                </draw:g>
              </table:table-cell>
              <table:table-cell office:value-type="string">
                <text:p>RS ANDing of BDDS</text:p>
                <draw:g>
                  <svg:desc>Sheet4.C5:Sheet4.C5</svg:desc>
                </draw:g>
              </table:table-cell>
              <table:table-cell office:value-type="string">
                <text:p>Percentage faster</text:p>
                <draw:g>
                  <svg:desc>Sheet4.D5:Sheet4.D5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4.A6:Sheet4.A12</svg:desc>
                </draw:g>
              </table:table-cell>
              <table:table-cell office:value-type="float" office:value="0.121">
                <text:p>0.121</text:p>
                <draw:g>
                  <svg:desc>Sheet4.B6:Sheet4.B12</svg:desc>
                </draw:g>
              </table:table-cell>
              <table:table-cell office:value-type="float" office:value="0.30436">
                <text:p>0.30436</text:p>
                <draw:g>
                  <svg:desc>Sheet4.C6:Sheet4.C12</svg:desc>
                </draw:g>
              </table:table-cell>
              <table:table-cell office:value-type="float" office:value="60.2444473649626">
                <text:p>60.2444473649626</text:p>
                <draw:g>
                  <svg:desc>Sheet4.D6:Sheet4.D12</svg:desc>
                </draw:g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72">
                <text:p>0.1172</text:p>
              </table:table-cell>
              <table:table-cell office:value-type="float" office:value="0.3216">
                <text:p>0.3216</text:p>
              </table:table-cell>
              <table:table-cell office:value-type="float" office:value="63.5572139303483">
                <text:p>63.557213930348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834">
                <text:p>0.0834</text:p>
              </table:table-cell>
              <table:table-cell office:value-type="float" office:value="0.2398">
                <text:p>0.2398</text:p>
              </table:table-cell>
              <table:table-cell office:value-type="float" office:value="65.2210175145955">
                <text:p>65.221017514595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2799">
                <text:p>0.2799</text:p>
              </table:table-cell>
              <table:table-cell office:value-type="float" office:value="0.4617">
                <text:p>0.4617</text:p>
              </table:table-cell>
              <table:table-cell office:value-type="float" office:value="39.3762183235868">
                <text:p>39.376218323586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942">
                <text:p>0.5942</text:p>
              </table:table-cell>
              <table:table-cell office:value-type="float" office:value="0.9281">
                <text:p>0.9281</text:p>
              </table:table-cell>
              <table:table-cell office:value-type="float" office:value="35.9767266458356">
                <text:p>35.976726645835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464">
                <text:p>0.7464</text:p>
              </table:table-cell>
              <table:table-cell office:value-type="float" office:value="1.0284">
                <text:p>1.0284</text:p>
              </table:table-cell>
              <table:table-cell office:value-type="float" office:value="27.4212368728121">
                <text:p>27.421236872812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6.894">
                <text:p>6.894</text:p>
              </table:table-cell>
              <table:table-cell office:value-type="float" office:value="7.0424">
                <text:p>7.0424</text:p>
              </table:table-cell>
              <table:table-cell office:value-type="float" office:value="2.10723616948767">
                <text:p>2.1072361694876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for_20_grpahs" draw:display-name="for grpahs" draw:style="linear" draw:start-color="#f6f9d4" draw:end-color="#eeeeee" draw:start-intensity="100%" draw:end-intensity="100%" draw:angle="328deg" draw:border="31%">
      <loext:gradient-stop svg:offset="0" loext:color-type="rgb" loext:color-value="#f6f9d4"/>
      <loext:gradient-stop svg:offset="1" loext:color-type="rgb" loext:color-value="#eeeeee"/>
    </draw:gradient>
  </office:styles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="gradient" draw:fill-gradient-name="ChartGradient_20_1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1cm" svg:stroke-color="#ffd320" svg:stroke-opacity="60%" draw:fill-color="#ffd320" draw:opacity="6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gradient" draw:fill-color="#e6e6e6" draw:fill-gradient-name="Blue_20_Touch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236cm" svg:height="11.945cm" xlink:href=".." xlink:type="simple" chart:class="chart:bar" chart:style-name="ch1">
        <chart:title svg:x="5.547cm" svg:y="0.374cm" chart:style-name="ch2">
          <text:p>Variable=17, Equations=50, Rounds=Independent</text:p>
        </chart:title>
        <chart:legend chart:legend-position="end" svg:x="15.103cm" svg:y="5.175cm" style:legend-expansion="high" chart:style-name="ch3"/>
        <chart:plot-area chart:style-name="ch4" table:cell-range-address="Sheet4.A63:Sheet4.D72" chart:data-source-has-labels="both" svg:x="1.435cm" svg:y="1.391cm" svg:width="12.259cm" svg:height="9.335cm">
          <chart:coordinate-region svg:x="2.241cm" svg:y="1.59cm" svg:width="10.644cm" svg:height="8.489cm"/>
          <chart:axis chart:dimension="x" chart:name="primary-x" chart:style-name="ch5" chartooo:axis-type="auto">
            <chartooo:date-scale/>
            <chart:title svg:x="6.184cm" svg:y="10.964cm" chart:style-name="ch6">
              <text:p>Number of Rounds</text:p>
            </chart:title>
            <chart:categories table:cell-range-address="Sheet4.A64:Sheet4.A72"/>
          </chart:axis>
          <chart:axis chart:dimension="y" chart:name="primary-y" chart:style-name="ch7">
            <chart:title svg:x="0.451cm" svg:y="6.949cm" chart:style-name="ch8">
              <text:p>Time Taken</text:p>
            </chart:title>
            <chart:grid chart:style-name="ch9" chart:class="major"/>
          </chart:axis>
          <chart:axis chart:dimension="y" chart:name="secondary-y" chart:style-name="ch10">
            <chart:title svg:x="14.118cm" svg:y="7.412cm" chart:style-name="ch8">
              <text:p>Percentage Faster</text:p>
            </chart:title>
          </chart:axis>
          <chart:series chart:attached-axis="primary-y" chart:style-name="ch11" chart:values-cell-range-address="Sheet4.B64:Sheet4.B72" chart:label-cell-address="Sheet4.B63:Sheet4.B63" chart:class="chart:bar">
            <chart:data-point chart:repeated="9"/>
          </chart:series>
          <chart:series chart:attached-axis="primary-y" chart:style-name="ch12" chart:values-cell-range-address="Sheet4.C64:Sheet4.C72" chart:label-cell-address="Sheet4.C63:Sheet4.C63" chart:class="chart:bar">
            <chart:data-point chart:repeated="9"/>
          </chart:series>
          <chart:series chart:attached-axis="secondary-y" chart:style-name="ch13" chart:values-cell-range-address="Sheet4.D64:Sheet4.D72" chart:label-cell-address="Sheet4.D63:Sheet4.D63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of Solutions</text:p>
                <draw:g>
                  <svg:desc>Sheet4.B63:Sheet4.B63</svg:desc>
                </draw:g>
              </table:table-cell>
              <table:table-cell office:value-type="string">
                <text:p>RS ANDing of BDDS</text:p>
                <draw:g>
                  <svg:desc>Sheet4.C63:Sheet4.C63</svg:desc>
                </draw:g>
              </table:table-cell>
              <table:table-cell office:value-type="string">
                <text:p>Percentage faster</text:p>
                <draw:g>
                  <svg:desc>Sheet4.D63:Sheet4.D6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4.A64:Sheet4.A72</svg:desc>
                </draw:g>
              </table:table-cell>
              <table:table-cell office:value-type="float" office:value="87.287">
                <text:p>87.287</text:p>
                <draw:g>
                  <svg:desc>Sheet4.B64:Sheet4.B72</svg:desc>
                </draw:g>
              </table:table-cell>
              <table:table-cell office:value-type="float" office:value="130.404">
                <text:p>130.404</text:p>
                <draw:g>
                  <svg:desc>Sheet4.C64:Sheet4.C72</svg:desc>
                </draw:g>
              </table:table-cell>
              <table:table-cell office:value-type="float" office:value="33.064169810742">
                <text:p>33.064169810742</text:p>
                <draw:g>
                  <svg:desc>Sheet4.D64:Sheet4.D72</svg:desc>
                </draw:g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7.4">
                <text:p>67.4</text:p>
              </table:table-cell>
              <table:table-cell office:value-type="float" office:value="106.747">
                <text:p>106.747</text:p>
              </table:table-cell>
              <table:table-cell office:value-type="float" office:value="36.8600522731318">
                <text:p>36.86005227313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06">
                <text:p>0.106</text:p>
              </table:table-cell>
              <table:table-cell office:value-type="float" office:value="3.7">
                <text:p>3.7</text:p>
              </table:table-cell>
              <table:table-cell office:value-type="float" office:value="97.1351351351351">
                <text:p>97.135135135135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.149">
                <text:p>3.149</text:p>
              </table:table-cell>
              <table:table-cell office:value-type="float" office:value="12.439">
                <text:p>12.439</text:p>
              </table:table-cell>
              <table:table-cell office:value-type="float" office:value="74.6844601656082">
                <text:p>74.684460165608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5.995">
                <text:p>25.995</text:p>
              </table:table-cell>
              <table:table-cell office:value-type="float" office:value="38.181">
                <text:p>38.181</text:p>
              </table:table-cell>
              <table:table-cell office:value-type="float" office:value="31.916398208533">
                <text:p>31.91639820853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6.237">
                <text:p>6.237</text:p>
              </table:table-cell>
              <table:table-cell office:value-type="float" office:value="16.492">
                <text:p>16.492</text:p>
              </table:table-cell>
              <table:table-cell office:value-type="float" office:value="62.1816638370119">
                <text:p>62.181663837011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.87">
                <text:p>21.87</text:p>
              </table:table-cell>
              <table:table-cell office:value-type="float" office:value="45.462">
                <text:p>45.462</text:p>
              </table:table-cell>
              <table:table-cell office:value-type="float" office:value="51.8938894021381">
                <text:p>51.893889402138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56.144">
                <text:p>56.144</text:p>
              </table:table-cell>
              <table:table-cell office:value-type="float" office:value="67.432">
                <text:p>67.432</text:p>
              </table:table-cell>
              <table:table-cell office:value-type="float" office:value="16.7398267884684">
                <text:p>16.739826788468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7.343">
                <text:p>37.343</text:p>
              </table:table-cell>
              <table:table-cell office:value-type="float" office:value="71.147">
                <text:p>71.147</text:p>
              </table:table-cell>
              <table:table-cell office:value-type="float" office:value="47.5128958353831">
                <text:p>47.512895835383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ChartGradient_20_1" draw:display-name="ChartGradient 1" draw:style="linear" draw:start-color="#f6f9d4" draw:end-color="#eeeeee" draw:start-intensity="100%" draw:end-intensity="100%" draw:angle="328deg" draw:border="31%">
      <loext:gradient-stop svg:offset="0" loext:color-type="rgb" loext:color-value="#f6f9d4"/>
      <loext:gradient-stop svg:offset="1" loext:color-type="rgb" loext:color-value="#eeeeee"/>
    </draw:gradient>
  </office:styles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="gradient" draw:fill-gradient-name="ChartGradient_20_1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1cm" svg:stroke-color="#ffd320" svg:stroke-opacity="60%" draw:fill-color="#ffd320" draw:opacity="6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gradient" draw:fill-color="#e6e6e6" draw:fill-gradient-name="Blue_20_Touch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46cm" svg:height="10.281cm" xlink:href=".." xlink:type="simple" chart:class="chart:bar" chart:style-name="ch1">
        <chart:title svg:x="5.317cm" svg:y="0.341cm" chart:style-name="ch2">
          <text:p>Variables=Equations=12, Rounds=Independent</text:p>
        </chart:title>
        <chart:legend chart:legend-position="end" svg:x="14.113cm" svg:y="4.343cm" style:legend-expansion="high" chart:style-name="ch3"/>
        <chart:plot-area chart:style-name="ch4" table:cell-range-address="Sheet4.A119:Sheet4.D128" chart:data-source-has-labels="both" svg:x="1.415cm" svg:y="1.325cm" svg:width="11.329cm" svg:height="7.77cm">
          <chart:coordinate-region svg:x="2.222cm" svg:y="1.524cm" svg:width="9.715cm" svg:height="6.924cm"/>
          <chart:axis chart:dimension="x" chart:name="primary-x" chart:style-name="ch5" chartooo:axis-type="auto">
            <chartooo:date-scale/>
            <chart:title svg:x="5.699cm" svg:y="9.3cm" chart:style-name="ch6">
              <text:p>Number of Rounds</text:p>
            </chart:title>
            <chart:categories table:cell-range-address="Sheet4.A120:Sheet4.A128"/>
          </chart:axis>
          <chart:axis chart:dimension="y" chart:name="primary-y" chart:style-name="ch7">
            <chart:title svg:x="0.451cm" svg:y="6.101cm" chart:style-name="ch8">
              <text:p>Time Taken</text:p>
            </chart:title>
            <chart:grid chart:style-name="ch9" chart:class="major"/>
          </chart:axis>
          <chart:axis chart:dimension="y" chart:name="secondary-y" chart:style-name="ch10">
            <chart:title svg:x="13.148cm" svg:y="6.564cm" chart:style-name="ch8">
              <text:p>Percentage Faster</text:p>
            </chart:title>
          </chart:axis>
          <chart:series chart:attached-axis="primary-y" chart:style-name="ch11" chart:values-cell-range-address="Sheet4.B120:Sheet4.B128" chart:label-cell-address="Sheet4.B119:Sheet4.B119" chart:class="chart:bar">
            <chart:data-point chart:repeated="9"/>
          </chart:series>
          <chart:series chart:attached-axis="primary-y" chart:style-name="ch12" chart:values-cell-range-address="Sheet4.C120:Sheet4.C128" chart:label-cell-address="Sheet4.C119:Sheet4.C119" chart:class="chart:bar">
            <chart:data-point chart:repeated="9"/>
          </chart:series>
          <chart:series chart:attached-axis="secondary-y" chart:style-name="ch13" chart:values-cell-range-address="Sheet4.D120:Sheet4.D128" chart:label-cell-address="Sheet4.D119:Sheet4.D119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of Solutions</text:p>
                <draw:g>
                  <svg:desc>Sheet4.B119:Sheet4.B119</svg:desc>
                </draw:g>
              </table:table-cell>
              <table:table-cell office:value-type="string">
                <text:p>RS ANDing of BDDS</text:p>
                <draw:g>
                  <svg:desc>Sheet4.C119:Sheet4.C119</svg:desc>
                </draw:g>
              </table:table-cell>
              <table:table-cell office:value-type="string">
                <text:p>Percentage faster</text:p>
                <draw:g>
                  <svg:desc>Sheet4.D119:Sheet4.D119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4.A120:Sheet4.A128</svg:desc>
                </draw:g>
              </table:table-cell>
              <table:table-cell office:value-type="float" office:value="0.0529">
                <text:p>0.0529</text:p>
                <draw:g>
                  <svg:desc>Sheet4.B120:Sheet4.B128</svg:desc>
                </draw:g>
              </table:table-cell>
              <table:table-cell office:value-type="float" office:value="0.2157">
                <text:p>0.2157</text:p>
                <draw:g>
                  <svg:desc>Sheet4.C120:Sheet4.C128</svg:desc>
                </draw:g>
              </table:table-cell>
              <table:table-cell office:value-type="float" office:value="75.4751970329161">
                <text:p>75.4751970329161</text:p>
                <draw:g>
                  <svg:desc>Sheet4.D120:Sheet4.D128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3807">
                <text:p>0.003807</text:p>
              </table:table-cell>
              <table:table-cell office:value-type="float" office:value="0.042195">
                <text:p>0.042195</text:p>
              </table:table-cell>
              <table:table-cell office:value-type="float" office:value="90.9776039815144">
                <text:p>90.977603981514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8089">
                <text:p>0.8089</text:p>
              </table:table-cell>
              <table:table-cell office:value-type="float" office:value="1.02336">
                <text:p>1.02336</text:p>
              </table:table-cell>
              <table:table-cell office:value-type="float" office:value="20.9564571607255">
                <text:p>20.956457160725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.3099">
                <text:p>2.3099</text:p>
              </table:table-cell>
              <table:table-cell office:value-type="float" office:value="2.54433">
                <text:p>2.54433</text:p>
              </table:table-cell>
              <table:table-cell office:value-type="float" office:value="9.21382053428605">
                <text:p>9.2138205342860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.538">
                <text:p>6.538</text:p>
              </table:table-cell>
              <table:table-cell office:value-type="float" office:value="8.4818">
                <text:p>8.4818</text:p>
              </table:table-cell>
              <table:table-cell office:value-type="float" office:value="22.9173052889717">
                <text:p>22.917305288971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0.7878">
                <text:p>10.7878</text:p>
              </table:table-cell>
              <table:table-cell office:value-type="float" office:value="12.558">
                <text:p>12.558</text:p>
              </table:table-cell>
              <table:table-cell office:value-type="float" office:value="14.096193661411">
                <text:p>14.09619366141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2.876">
                <text:p>22.876</text:p>
              </table:table-cell>
              <table:table-cell office:value-type="float" office:value="24.1548">
                <text:p>24.1548</text:p>
              </table:table-cell>
              <table:table-cell office:value-type="float" office:value="5.29418583469952">
                <text:p>5.2941858346995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63.384">
                <text:p>63.384</text:p>
              </table:table-cell>
              <table:table-cell office:value-type="float" office:value="59.93">
                <text:p>59.93</text:p>
              </table:table-cell>
              <table:table-cell office:value-type="float" office:value="-5.76339062239279">
                <text:p>-5.7633906223927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08.4427">
                <text:p>208.4427</text:p>
              </table:table-cell>
              <table:table-cell office:value-type="float" office:value="218.73">
                <text:p>218.73</text:p>
              </table:table-cell>
              <table:table-cell office:value-type="float" office:value="4.70319572075161">
                <text:p>4.7031957207516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ChartGradient_20_1" draw:display-name="ChartGradient 1" draw:style="linear" draw:start-color="#f6f9d4" draw:end-color="#eeeeee" draw:start-intensity="100%" draw:end-intensity="100%" draw:angle="327deg" draw:border="31%">
      <loext:gradient-stop svg:offset="0" loext:color-type="rgb" loext:color-value="#f6f9d4"/>
      <loext:gradient-stop svg:offset="1" loext:color-type="rgb" loext:color-value="#eeeeee"/>
    </draw:gradient>
  </office:styles>
</office:document-styles>
</file>

<file path=Object 2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="gradient" draw:fill-gradient-name="ChartGradient_20_1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1cm" svg:stroke-color="#ffd320" svg:stroke-opacity="60%" draw:fill-color="#ffd320" draw:opacity="6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gradient" draw:fill-color="#e6e6e6" draw:fill-gradient-name="Blue_20_Touch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99cm" svg:height="10.307cm" xlink:href=".." xlink:type="simple" chart:class="chart:bar" chart:style-name="ch1">
        <chart:title svg:x="5.193cm" svg:y="0.342cm" chart:style-name="ch2">
          <text:p>Equations=Variables=15, Rounds=Independent</text:p>
        </chart:title>
        <chart:legend chart:legend-position="end" svg:x="13.866cm" svg:y="4.356cm" style:legend-expansion="high" chart:style-name="ch3"/>
        <chart:plot-area chart:style-name="ch4" table:cell-range-address="Sheet4.A132:Sheet4.D139" chart:data-source-has-labels="both" svg:x="1.41cm" svg:y="1.327cm" svg:width="11.097cm" svg:height="7.793cm">
          <chart:coordinate-region svg:x="2.217cm" svg:y="1.526cm" svg:width="9.482cm" svg:height="6.947cm"/>
          <chart:axis chart:dimension="x" chart:name="primary-x" chart:style-name="ch5" chartooo:axis-type="auto">
            <chartooo:date-scale/>
            <chart:title svg:x="5.578cm" svg:y="9.326cm" chart:style-name="ch6">
              <text:p>Number of Rounds</text:p>
            </chart:title>
            <chart:categories table:cell-range-address="Sheet4.A133:Sheet4.A139"/>
          </chart:axis>
          <chart:axis chart:dimension="y" chart:name="primary-y" chart:style-name="ch7">
            <chart:title svg:x="0.451cm" svg:y="6.114cm" chart:style-name="ch8">
              <text:p>Time Taken</text:p>
            </chart:title>
            <chart:grid chart:style-name="ch9" chart:class="major"/>
          </chart:axis>
          <chart:axis chart:dimension="y" chart:name="secondary-y" chart:style-name="ch10">
            <chart:title svg:x="12.906cm" svg:y="6.577cm" chart:style-name="ch8">
              <text:p>Percentage Faster</text:p>
            </chart:title>
          </chart:axis>
          <chart:series chart:attached-axis="primary-y" chart:style-name="ch11" chart:values-cell-range-address="Sheet4.B133:Sheet4.B139" chart:label-cell-address="Sheet4.B132:Sheet4.B132" chart:class="chart:bar">
            <chart:data-point chart:repeated="7"/>
          </chart:series>
          <chart:series chart:attached-axis="primary-y" chart:style-name="ch12" chart:values-cell-range-address="Sheet4.C133:Sheet4.C139" chart:label-cell-address="Sheet4.C132:Sheet4.C132" chart:class="chart:bar">
            <chart:data-point chart:repeated="7"/>
          </chart:series>
          <chart:series chart:attached-axis="secondary-y" chart:style-name="ch13" chart:values-cell-range-address="Sheet4.D133:Sheet4.D139" chart:label-cell-address="Sheet4.D132:Sheet4.D132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of Solutions</text:p>
                <draw:g>
                  <svg:desc>Sheet4.B132:Sheet4.B132</svg:desc>
                </draw:g>
              </table:table-cell>
              <table:table-cell office:value-type="string">
                <text:p>RS ANDing of BDDS</text:p>
                <draw:g>
                  <svg:desc>Sheet4.C132:Sheet4.C132</svg:desc>
                </draw:g>
              </table:table-cell>
              <table:table-cell office:value-type="string">
                <text:p>Percentage faster</text:p>
                <draw:g>
                  <svg:desc>Sheet4.D132:Sheet4.D132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4.A133:Sheet4.A139</svg:desc>
                </draw:g>
              </table:table-cell>
              <table:table-cell office:value-type="float" office:value="0.15281">
                <text:p>0.15281</text:p>
                <draw:g>
                  <svg:desc>Sheet4.B133:Sheet4.B139</svg:desc>
                </draw:g>
              </table:table-cell>
              <table:table-cell office:value-type="float" office:value="1.5317">
                <text:p>1.5317</text:p>
                <draw:g>
                  <svg:desc>Sheet4.C133:Sheet4.C139</svg:desc>
                </draw:g>
              </table:table-cell>
              <table:table-cell office:value-type="float" office:value="90.0235032969903">
                <text:p>90.0235032969903</text:p>
                <draw:g>
                  <svg:desc>Sheet4.D133:Sheet4.D139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19">
                <text:p>0.0119</text:p>
              </table:table-cell>
              <table:table-cell office:value-type="float" office:value="0.2227">
                <text:p>0.2227</text:p>
              </table:table-cell>
              <table:table-cell office:value-type="float" office:value="94.6564885496183">
                <text:p>94.656488549618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.976">
                <text:p>8.976</text:p>
              </table:table-cell>
              <table:table-cell office:value-type="float" office:value="12.0287">
                <text:p>12.0287</text:p>
              </table:table-cell>
              <table:table-cell office:value-type="float" office:value="25.378469826332">
                <text:p>25.37846982633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4.226">
                <text:p>24.226</text:p>
              </table:table-cell>
              <table:table-cell office:value-type="float" office:value="28.258">
                <text:p>28.258</text:p>
              </table:table-cell>
              <table:table-cell office:value-type="float" office:value="14.2685257272277">
                <text:p>14.268525727227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5.69">
                <text:p>85.69</text:p>
              </table:table-cell>
              <table:table-cell office:value-type="float" office:value="99.9819">
                <text:p>99.9819</text:p>
              </table:table-cell>
              <table:table-cell office:value-type="float" office:value="14.2944873022017">
                <text:p>14.294487302201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16.787">
                <text:p>116.787</text:p>
              </table:table-cell>
              <table:table-cell office:value-type="float" office:value="119.289">
                <text:p>119.289</text:p>
              </table:table-cell>
              <table:table-cell office:value-type="float" office:value="2.09742725649473">
                <text:p>2.0974272564947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52.385">
                <text:p>352.385</text:p>
              </table:table-cell>
              <table:table-cell office:value-type="float" office:value="389.401">
                <text:p>389.401</text:p>
              </table:table-cell>
              <table:table-cell office:value-type="float" office:value="9.50588211124266">
                <text:p>9.5058821112426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ChartGradient_20_1" draw:display-name="ChartGradient 1" draw:style="linear" draw:start-color="#f6f9d4" draw:end-color="#eeeeee" draw:start-intensity="100%" draw:end-intensity="100%" draw:angle="327deg" draw:border="31%">
      <loext:gradient-stop svg:offset="0" loext:color-type="rgb" loext:color-value="#f6f9d4"/>
      <loext:gradient-stop svg:offset="1" loext:color-type="rgb" loext:color-value="#eeeeee"/>
    </draw:gradient>
  </office:styles>
</office:document-styles>
</file>

<file path=Object 2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="gradient" draw:fill-gradient-name="ChartGradient_20_1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1cm" svg:stroke-color="#ffd320" svg:stroke-opacity="60%" draw:fill-color="#ffd320" draw:opacity="6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gradient" draw:fill-color="#e6e6e6" draw:fill-gradient-name="Blue_20_Touch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801cm" svg:height="12.261cm" xlink:href=".." xlink:type="simple" chart:class="chart:bar" chart:style-name="ch1">
        <chart:title svg:x="6.094cm" svg:y="0.381cm" chart:style-name="ch2">
          <text:p>Variables=Equations=18, Rounds=Independent</text:p>
        </chart:title>
        <chart:legend chart:legend-position="end" svg:x="15.668cm" svg:y="5.333cm" style:legend-expansion="high" chart:style-name="ch3"/>
        <chart:plot-area chart:style-name="ch4" table:cell-range-address="Sheet4.A143:Sheet4.D148" chart:data-source-has-labels="both" svg:x="1.447cm" svg:y="1.405cm" svg:width="12.788cm" svg:height="9.63cm">
          <chart:coordinate-region svg:x="2.439cm" svg:y="1.604cm" svg:width="10.989cm" svg:height="8.784cm"/>
          <chart:axis chart:dimension="x" chart:name="primary-x" chart:style-name="ch5" chartooo:axis-type="auto">
            <chartooo:date-scale/>
            <chart:title svg:x="6.461cm" svg:y="11.28cm" chart:style-name="ch6">
              <text:p>Number of Rounds</text:p>
            </chart:title>
            <chart:categories table:cell-range-address="Sheet4.A144:Sheet4.A148"/>
          </chart:axis>
          <chart:axis chart:dimension="y" chart:name="primary-y" chart:style-name="ch7">
            <chart:title svg:x="0.451cm" svg:y="7.111cm" chart:style-name="ch8">
              <text:p>Time Taken</text:p>
            </chart:title>
            <chart:grid chart:style-name="ch9" chart:class="major"/>
          </chart:axis>
          <chart:axis chart:dimension="y" chart:name="secondary-y" chart:style-name="ch10">
            <chart:title svg:x="14.671cm" svg:y="7.574cm" chart:style-name="ch8">
              <text:p>Percentage Faster</text:p>
            </chart:title>
          </chart:axis>
          <chart:series chart:attached-axis="primary-y" chart:style-name="ch11" chart:values-cell-range-address="Sheet4.B144:Sheet4.B148" chart:label-cell-address="Sheet4.B143:Sheet4.B143" chart:class="chart:bar">
            <chart:data-point chart:repeated="5"/>
          </chart:series>
          <chart:series chart:attached-axis="primary-y" chart:style-name="ch12" chart:values-cell-range-address="Sheet4.C144:Sheet4.C148" chart:label-cell-address="Sheet4.C143:Sheet4.C143" chart:class="chart:bar">
            <chart:data-point chart:repeated="5"/>
          </chart:series>
          <chart:series chart:attached-axis="secondary-y" chart:style-name="ch13" chart:values-cell-range-address="Sheet4.D144:Sheet4.D148" chart:label-cell-address="Sheet4.D143:Sheet4.D143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of Solutions</text:p>
                <draw:g>
                  <svg:desc>Sheet4.B143:Sheet4.B143</svg:desc>
                </draw:g>
              </table:table-cell>
              <table:table-cell office:value-type="string">
                <text:p>RS ANDing of BDDS</text:p>
                <draw:g>
                  <svg:desc>Sheet4.C143:Sheet4.C143</svg:desc>
                </draw:g>
              </table:table-cell>
              <table:table-cell office:value-type="string">
                <text:p>Percentage faster</text:p>
                <draw:g>
                  <svg:desc>Sheet4.D143:Sheet4.D143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4.A144:Sheet4.A148</svg:desc>
                </draw:g>
              </table:table-cell>
              <table:table-cell office:value-type="float" office:value="0.8297">
                <text:p>0.8297</text:p>
                <draw:g>
                  <svg:desc>Sheet4.B144:Sheet4.B148</svg:desc>
                </draw:g>
              </table:table-cell>
              <table:table-cell office:value-type="float" office:value="11.4026">
                <text:p>11.4026</text:p>
                <draw:g>
                  <svg:desc>Sheet4.C144:Sheet4.C148</svg:desc>
                </draw:g>
              </table:table-cell>
              <table:table-cell office:value-type="float" office:value="92.7235893568134">
                <text:p>92.7235893568134</text:p>
                <draw:g>
                  <svg:desc>Sheet4.D144:Sheet4.D148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888">
                <text:p>0.0888</text:p>
              </table:table-cell>
              <table:table-cell office:value-type="float" office:value="5.007">
                <text:p>5.007</text:p>
              </table:table-cell>
              <table:table-cell office:value-type="float" office:value="98.2264829239065">
                <text:p>98.22648292390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8.155">
                <text:p>148.155</text:p>
              </table:table-cell>
              <table:table-cell office:value-type="float" office:value="177.714">
                <text:p>177.714</text:p>
              </table:table-cell>
              <table:table-cell office:value-type="float" office:value="16.6329045545089">
                <text:p>16.632904554508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32.315">
                <text:p>332.315</text:p>
              </table:table-cell>
              <table:table-cell office:value-type="float" office:value="371.085">
                <text:p>371.085</text:p>
              </table:table-cell>
              <table:table-cell office:value-type="float" office:value="10.4477410835792">
                <text:p>10.447741083579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50.4519">
                <text:p>1150.4519</text:p>
              </table:table-cell>
              <table:table-cell office:value-type="float" office:value="1188.216">
                <text:p>1188.216</text:p>
              </table:table-cell>
              <table:table-cell office:value-type="float" office:value="3.1782184383984">
                <text:p>3.178218438398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ChartGradient_20_1" draw:display-name="ChartGradient 1" draw:style="linear" draw:start-color="#f6f9d4" draw:end-color="#eeeeee" draw:start-intensity="100%" draw:end-intensity="100%" draw:angle="327deg" draw:border="31%">
      <loext:gradient-stop svg:offset="0" loext:color-type="rgb" loext:color-value="#f6f9d4"/>
      <loext:gradient-stop svg:offset="1" loext:color-type="rgb" loext:color-value="#eeeeee"/>
    </draw:gradient>
  </office:styles>
</office:document-styles>
</file>

<file path=Object 2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="gradient" draw:fill-gradient-name="Blank_20_with_20_Gray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1cm" svg:stroke-color="#ffd320" svg:stroke-opacity="60%" draw:fill-color="#ffd320" draw:opacity="60%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gradient" draw:fill-color="#e6e6e6" draw:fill-gradient-name="Blue_20_Touch" draw:gradient-step-count="0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83cm" svg:height="12.28cm" xlink:href=".." xlink:type="simple" chart:class="chart:bar" chart:style-name="ch1">
        <chart:title svg:x="5.672cm" svg:y="0.381cm" chart:style-name="ch2">
          <text:p>Variables =15, Equations=30, Rounds=Independent</text:p>
        </chart:title>
        <chart:legend chart:legend-position="end" svg:x="15.697cm" svg:y="5.343cm" style:legend-expansion="high" chart:style-name="ch3"/>
        <chart:plot-area chart:style-name="ch4" table:cell-range-address="Sheet4.A17:Sheet4.D23" chart:data-source-has-labels="both" svg:x="2.12cm" svg:y="1.594cm" svg:width="12.883cm" svg:height="9.528cm">
          <chart:coordinate-region svg:x="2.927cm" svg:y="1.793cm" svg:width="11.454cm" svg:height="8.682cm"/>
          <chart:axis chart:dimension="x" chart:name="primary-x" chart:style-name="ch5" chartooo:axis-type="auto">
            <chartooo:date-scale/>
            <chart:title svg:x="7.181cm" svg:y="11.367cm" chart:style-name="ch6">
              <text:p>Number of Rounds</text:p>
            </chart:title>
            <chart:categories table:cell-range-address="Sheet4.A18:Sheet4.A23"/>
          </chart:axis>
          <chart:axis chart:dimension="y" chart:name="primary-y" chart:style-name="ch7">
            <chart:title svg:x="1.607cm" svg:y="6.914cm" chart:style-name="ch8">
              <text:p>Time Taken</text:p>
            </chart:title>
            <chart:grid chart:style-name="ch9" chart:class="major"/>
          </chart:axis>
          <chart:axis chart:dimension="y" chart:name="secondary-y" chart:style-name="ch10">
            <chart:title svg:x="14.964cm" svg:y="7.45cm" chart:style-name="ch8">
              <text:p>Percentage Faster</text:p>
            </chart:title>
          </chart:axis>
          <chart:series chart:attached-axis="primary-y" chart:style-name="ch11" chart:values-cell-range-address="Sheet4.B18:Sheet4.B23" chart:label-cell-address="Sheet4.B17:Sheet4.B17" chart:class="chart:bar">
            <chart:data-point chart:repeated="6"/>
          </chart:series>
          <chart:series chart:attached-axis="primary-y" chart:style-name="ch12" chart:values-cell-range-address="Sheet4.C18:Sheet4.C23" chart:label-cell-address="Sheet4.C17:Sheet4.C17" chart:class="chart:bar">
            <chart:data-point chart:repeated="6"/>
          </chart:series>
          <chart:series chart:attached-axis="secondary-y" chart:style-name="ch13" chart:values-cell-range-address="Sheet4.D18:Sheet4.D23" chart:label-cell-address="Sheet4.D17:Sheet4.D17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of Solutions</text:p>
                <draw:g>
                  <svg:desc>Sheet4.B17:Sheet4.B17</svg:desc>
                </draw:g>
              </table:table-cell>
              <table:table-cell office:value-type="string">
                <text:p>RS ANDing of BDDS</text:p>
                <draw:g>
                  <svg:desc>Sheet4.C17:Sheet4.C17</svg:desc>
                </draw:g>
              </table:table-cell>
              <table:table-cell office:value-type="string">
                <text:p>Percentage faster</text:p>
                <draw:g>
                  <svg:desc>Sheet4.D17:Sheet4.D17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4.A18:Sheet4.A23</svg:desc>
                </draw:g>
              </table:table-cell>
              <table:table-cell office:value-type="float" office:value="5.0408">
                <text:p>5.0408</text:p>
                <draw:g>
                  <svg:desc>Sheet4.B18:Sheet4.B23</svg:desc>
                </draw:g>
              </table:table-cell>
              <table:table-cell office:value-type="float" office:value="8.7553">
                <text:p>8.7553</text:p>
                <draw:g>
                  <svg:desc>Sheet4.C18:Sheet4.C23</svg:desc>
                </draw:g>
              </table:table-cell>
              <table:table-cell office:value-type="float" office:value="42.4257307002616">
                <text:p>42.4257307002616</text:p>
                <draw:g>
                  <svg:desc>Sheet4.D18:Sheet4.D23</svg:desc>
                </draw:g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.291">
                <text:p>8.291</text:p>
              </table:table-cell>
              <table:table-cell office:value-type="float" office:value="11.164">
                <text:p>11.164</text:p>
              </table:table-cell>
              <table:table-cell office:value-type="float" office:value="25.7345037620924">
                <text:p>25.734503762092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551">
                <text:p>1.551</text:p>
              </table:table-cell>
              <table:table-cell office:value-type="float" office:value="3.282">
                <text:p>3.282</text:p>
              </table:table-cell>
              <table:table-cell office:value-type="float" office:value="52.7422303473492">
                <text:p>52.742230347349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9.064">
                <text:p>29.064</text:p>
              </table:table-cell>
              <table:table-cell office:value-type="float" office:value="40.37">
                <text:p>40.37</text:p>
              </table:table-cell>
              <table:table-cell office:value-type="float" office:value="28.0059450086698">
                <text:p>28.005945008669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2.01">
                <text:p>42.01</text:p>
              </table:table-cell>
              <table:table-cell office:value-type="float" office:value="47.6">
                <text:p>47.6</text:p>
              </table:table-cell>
              <table:table-cell office:value-type="float" office:value="11.7436974789916">
                <text:p>11.74369747899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84.094">
                <text:p>84.094</text:p>
              </table:table-cell>
              <table:table-cell office:value-type="float" office:value="91.464">
                <text:p>91.464</text:p>
              </table:table-cell>
              <table:table-cell office:value-type="float" office:value="8.05781509665005">
                <text:p>8.05781509665005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ank_20_with_20_Gray" draw:display-name="Blank with Gray" draw:style="linear" draw:start-color="#f6f9d4" draw:end-color="#eeeeee" draw:start-intensity="100%" draw:end-intensity="100%" draw:angle="325deg" draw:border="31%">
      <loext:gradient-stop svg:offset="0" loext:color-type="rgb" loext:color-value="#f6f9d4"/>
      <loext:gradient-stop svg:offset="1" loext:color-type="rgb" loext:color-value="#eeeeee"/>
    </draw:gradient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</office:styles>
</office:document-styles>
</file>

<file path=Object 2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Blank_20_with_20_Gray" draw:gradient-step-count="0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dee6ef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bar" chart:style-name="ch1">
        <chart:title svg:x="2.354cm" svg:y="0.316cm" chart:style-name="ch2">
          <text:p>Variables = 10, Equations = 30, Rounds = Independent </text:p>
        </chart:title>
        <chart:legend chart:legend-position="end" svg:x="10.468cm" svg:y="3.954cm" style:legend-expansion="high" chart:style-name="ch3"/>
        <chart:plot-area chart:style-name="ch4" table:cell-range-address="'Space Analysis'.B40:'Space Analysis'.D46" chart:data-source-has-labels="both" svg:x="1.331cm" svg:y="1.275cm" svg:width="8.817cm" svg:height="6.569cm">
          <chart:coordinate-region svg:x="2.72cm" svg:y="1.474cm" svg:width="7.428cm" svg:height="5.723cm"/>
          <chart:axis chart:dimension="x" chart:name="primary-x" chart:style-name="ch5" chartooo:axis-type="auto">
            <chartooo:date-scale/>
            <chart:title svg:x="5.139cm" svg:y="8.024cm" chart:style-name="ch6">
              <text:p>Rounds</text:p>
            </chart:title>
            <chart:categories table:cell-range-address="'Space Analysis'.B41:'Space Analysis'.B46"/>
          </chart:axis>
          <chart:axis chart:dimension="y" chart:name="primary-y" chart:style-name="ch7">
            <chart:title svg:x="0.451cm" svg:y="5.622cm" chart:style-name="ch8">
              <text:p>Size (in bytes)</text:p>
            </chart:title>
            <chart:grid chart:style-name="ch9" chart:class="major"/>
          </chart:axis>
          <chart:series chart:style-name="ch10" chart:values-cell-range-address="'Space Analysis'.C41:'Space Analysis'.C46" chart:label-cell-address="'Space Analysis'.C40:'Space Analysis'.C40" chart:class="chart:bar">
            <chart:data-point chart:repeated="6"/>
          </chart:series>
          <chart:series chart:style-name="ch11" chart:values-cell-range-address="'Space Analysis'.D41:'Space Analysis'.D46" chart:label-cell-address="'Space Analysis'.D40:'Space Analysis'.D4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AND</text:p>
                <draw:g>
                  <svg:desc>'Space Analysis'.C40:'Space Analysis'.C40</svg:desc>
                </draw:g>
              </table:table-cell>
              <table:table-cell office:value-type="string">
                <text:p>Sequential ANDing of Solutions</text:p>
                <draw:g>
                  <svg:desc>'Space Analysis'.D40:'Space Analysis'.D40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'Space Analysis'.B41:'Space Analysis'.B46</svg:desc>
                </draw:g>
              </table:table-cell>
              <table:table-cell office:value-type="float" office:value="42728">
                <text:p>42728</text:p>
                <draw:g>
                  <svg:desc>'Space Analysis'.C41:'Space Analysis'.C46</svg:desc>
                </draw:g>
              </table:table-cell>
              <table:table-cell office:value-type="float" office:value="110176">
                <text:p>110176</text:p>
                <draw:g>
                  <svg:desc>'Space Analysis'.D41:'Space Analysis'.D46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48680">
                <text:p>248680</text:p>
              </table:table-cell>
              <table:table-cell office:value-type="float" office:value="201616">
                <text:p>20161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77928">
                <text:p>477928</text:p>
              </table:table-cell>
              <table:table-cell office:value-type="float" office:value="128832">
                <text:p>12883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77576">
                <text:p>577576</text:p>
              </table:table-cell>
              <table:table-cell office:value-type="float" office:value="208304">
                <text:p>20830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83480">
                <text:p>583480</text:p>
              </table:table-cell>
              <table:table-cell office:value-type="float" office:value="244880">
                <text:p>24488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82760">
                <text:p>582760</text:p>
              </table:table-cell>
              <table:table-cell office:value-type="float" office:value="242416">
                <text:p>24241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ank_20_with_20_Gray" draw:display-name="Blank with Gray" draw:style="linear" draw:start-color="#ffffff" draw:end-color="#dddddd" draw:start-intensity="100%" draw:end-intensity="100%" draw:angle="90deg" draw:border="75%">
      <loext:gradient-stop svg:offset="0" loext:color-type="rgb" loext:color-value="#ffffff"/>
      <loext:gradient-stop svg:offset="1" loext:color-type="rgb" loext:color-value="#dddddd"/>
    </draw:gradient>
  </office:styles>
</office:document-styles>
</file>

<file path=Object 2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Blank_20_with_20_Gray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dee6ef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bar" chart:style-name="ch1">
        <chart:title svg:x="2.763cm" svg:y="0.316cm" chart:style-name="ch2">
          <text:p>Variables=15, Equations=30, Rounds= Independent</text:p>
        </chart:title>
        <chart:legend chart:legend-position="end" svg:x="10.468cm" svg:y="3.954cm" style:legend-expansion="high" chart:style-name="ch3"/>
        <chart:plot-area chart:style-name="ch4" table:cell-range-address="'Space Analysis'.B52:'Space Analysis'.D57" chart:data-source-has-labels="both" svg:x="1.331cm" svg:y="1.275cm" svg:width="8.817cm" svg:height="6.569cm">
          <chart:coordinate-region svg:x="3.09cm" svg:y="1.475cm" svg:width="7.058cm" svg:height="5.722cm"/>
          <chart:axis chart:dimension="x" chart:name="primary-x" chart:style-name="ch5" chartooo:axis-type="auto">
            <chartooo:date-scale/>
            <chart:title svg:x="5.139cm" svg:y="8.024cm" chart:style-name="ch6">
              <text:p>Rounds</text:p>
            </chart:title>
            <chart:categories table:cell-range-address="'Space Analysis'.B53:'Space Analysis'.B57"/>
          </chart:axis>
          <chart:axis chart:dimension="y" chart:name="primary-y" chart:style-name="ch7">
            <chart:title svg:x="0.451cm" svg:y="5.569cm" chart:style-name="ch8">
              <text:p>Size(in bytes)</text:p>
            </chart:title>
            <chart:grid chart:style-name="ch9" chart:class="major"/>
          </chart:axis>
          <chart:series chart:style-name="ch10" chart:values-cell-range-address="'Space Analysis'.C53:'Space Analysis'.C57" chart:label-cell-address="'Space Analysis'.C52:'Space Analysis'.C52" chart:class="chart:bar">
            <chart:data-point chart:repeated="5"/>
          </chart:series>
          <chart:series chart:style-name="ch11" chart:values-cell-range-address="'Space Analysis'.D53:'Space Analysis'.D57" chart:label-cell-address="'Space Analysis'.D52:'Space Analysis'.D5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AND</text:p>
                <draw:g>
                  <svg:desc>'Space Analysis'.C52:'Space Analysis'.C52</svg:desc>
                </draw:g>
              </table:table-cell>
              <table:table-cell office:value-type="string">
                <text:p>Sequential ANDing of Solutions</text:p>
                <draw:g>
                  <svg:desc>'Space Analysis'.D52:'Space Analysis'.D52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'Space Analysis'.B53:'Space Analysis'.B57</svg:desc>
                </draw:g>
              </table:table-cell>
              <table:table-cell office:value-type="float" office:value="220920">
                <text:p>220920</text:p>
                <draw:g>
                  <svg:desc>'Space Analysis'.C53:'Space Analysis'.C57</svg:desc>
                </draw:g>
              </table:table-cell>
              <table:table-cell office:value-type="float" office:value="7882312">
                <text:p>7882312</text:p>
                <draw:g>
                  <svg:desc>'Space Analysis'.D53:'Space Analysis'.D57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161944">
                <text:p>5161944</text:p>
              </table:table-cell>
              <table:table-cell office:value-type="float" office:value="6996272">
                <text:p>699627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2230216">
                <text:p>12230216</text:p>
              </table:table-cell>
              <table:table-cell office:value-type="float" office:value="8519104">
                <text:p>851910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4401304">
                <text:p>14401304</text:p>
              </table:table-cell>
              <table:table-cell office:value-type="float" office:value="13254272">
                <text:p>1325427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4602904">
                <text:p>14602904</text:p>
              </table:table-cell>
              <table:table-cell office:value-type="float" office:value="13294720">
                <text:p>1329472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ank_20_with_20_Gray" draw:display-name="Blank with Gray" draw:style="linear" draw:start-color="#ffffff" draw:end-color="#dddddd" draw:start-intensity="100%" draw:end-intensity="100%" draw:angle="90deg" draw:border="75%">
      <loext:gradient-stop svg:offset="0" loext:color-type="rgb" loext:color-value="#ffffff"/>
      <loext:gradient-stop svg:offset="1" loext:color-type="rgb" loext:color-value="#dddddd"/>
    </draw:gradient>
  </office:styles>
</office:document-styles>
</file>

<file path=Object 2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Blank_20_with_20_Gray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dee6ef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91cm" svg:y="0.316cm" chart:style-name="ch2">
          <text:p>Variables=10, Equations =10, Rounds= Independent</text:p>
        </chart:title>
        <chart:legend chart:legend-position="end" svg:x="10.456cm" svg:y="3.952cm" style:legend-expansion="high" chart:style-name="ch3"/>
        <chart:plot-area chart:style-name="ch4" table:cell-range-address="'Space Analysis'.B63:'Space Analysis'.D71" chart:data-source-has-labels="both" svg:x="1.331cm" svg:y="1.275cm" svg:width="8.805cm" svg:height="6.564cm">
          <chart:coordinate-region svg:x="2.72cm" svg:y="1.474cm" svg:width="7.416cm" svg:height="5.718cm"/>
          <chart:axis chart:dimension="x" chart:name="primary-x" chart:style-name="ch5" chartooo:axis-type="auto">
            <chartooo:date-scale/>
            <chart:title svg:x="5.133cm" svg:y="8.019cm" chart:style-name="ch6">
              <text:p>Rounds</text:p>
            </chart:title>
            <chart:categories table:cell-range-address="'Space Analysis'.B64:'Space Analysis'.B71"/>
          </chart:axis>
          <chart:axis chart:dimension="y" chart:name="primary-y" chart:style-name="ch7">
            <chart:title svg:x="0.451cm" svg:y="5.567cm" chart:style-name="ch8">
              <text:p>Size(in bytes)</text:p>
            </chart:title>
            <chart:grid chart:style-name="ch9" chart:class="major"/>
          </chart:axis>
          <chart:series chart:style-name="ch10" chart:values-cell-range-address="'Space Analysis'.C64:'Space Analysis'.C71" chart:label-cell-address="'Space Analysis'.C63:'Space Analysis'.C63" chart:class="chart:bar">
            <chart:data-point chart:repeated="8"/>
          </chart:series>
          <chart:series chart:style-name="ch11" chart:values-cell-range-address="'Space Analysis'.D64:'Space Analysis'.D71" chart:label-cell-address="'Space Analysis'.D63:'Space Analysis'.D63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AND</text:p>
                <draw:g>
                  <svg:desc>'Space Analysis'.C63:'Space Analysis'.C63</svg:desc>
                </draw:g>
              </table:table-cell>
              <table:table-cell office:value-type="string">
                <text:p>Sequential ANDing of Solutions</text:p>
                <draw:g>
                  <svg:desc>'Space Analysis'.D63:'Space Analysis'.D63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'Space Analysis'.B64:'Space Analysis'.B71</svg:desc>
                </draw:g>
              </table:table-cell>
              <table:table-cell office:value-type="float" office:value="19472">
                <text:p>19472</text:p>
                <draw:g>
                  <svg:desc>'Space Analysis'.C64:'Space Analysis'.C71</svg:desc>
                </draw:g>
              </table:table-cell>
              <table:table-cell office:value-type="float" office:value="35216">
                <text:p>35216</text:p>
                <draw:g>
                  <svg:desc>'Space Analysis'.D64:'Space Analysis'.D71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2288">
                <text:p>72288</text:p>
              </table:table-cell>
              <table:table-cell office:value-type="float" office:value="171184">
                <text:p>17118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17256">
                <text:p>117256</text:p>
              </table:table-cell>
              <table:table-cell office:value-type="float" office:value="138288">
                <text:p>13828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15752">
                <text:p>215752</text:p>
              </table:table-cell>
              <table:table-cell office:value-type="float" office:value="207600">
                <text:p>20760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21800">
                <text:p>221800</text:p>
              </table:table-cell>
              <table:table-cell office:value-type="float" office:value="251568">
                <text:p>25156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22376">
                <text:p>222376</text:p>
              </table:table-cell>
              <table:table-cell office:value-type="float" office:value="239600">
                <text:p>23960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22088">
                <text:p>222088</text:p>
              </table:table-cell>
              <table:table-cell office:value-type="float" office:value="245936">
                <text:p>24593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22520">
                <text:p>222520</text:p>
              </table:table-cell>
              <table:table-cell office:value-type="float" office:value="248752">
                <text:p>24875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ank_20_with_20_Gray" draw:display-name="Blank with Gray" draw:style="linear" draw:start-color="#ffffff" draw:end-color="#dddddd" draw:start-intensity="100%" draw:end-intensity="100%" draw:angle="90deg" draw:border="75%">
      <loext:gradient-stop svg:offset="0" loext:color-type="rgb" loext:color-value="#ffffff"/>
      <loext:gradient-stop svg:offset="1" loext:color-type="rgb" loext:color-value="#dddddd"/>
    </draw:gradient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color="#dee6ef" draw:fill-gradient-name="ChartGradient_20_2" draw:gradient-step-count="0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solid" draw:fill-color="#dee6ef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bar" chart:style-name="ch1">
        <chart:title svg:x="2.025cm" svg:y="0.315cm" chart:style-name="ch2">
          <text:p>Comparison with 10 equations, 10 variables and 350 rounds</text:p>
        </chart:title>
        <chart:legend chart:legend-position="end" svg:x="10.712cm" svg:y="3.246cm" style:legend-expansion="high" chart:style-name="ch3"/>
        <chart:plot-area chart:style-name="ch4" table:cell-range-address="Sheet2.B42:Sheet2.F47" chart:data-source-has-labels="row" svg:x="1.225cm" svg:y="1.196cm" svg:width="9.168cm" svg:height="6.754cm">
          <chart:coordinate-region svg:x="2.137cm" svg:y="1.395cm" svg:width="8.256cm" svg:height="5.908cm"/>
          <chart:axis chart:dimension="x" chart:name="primary-x" chart:style-name="ch5">
            <chart:title svg:x="4.64cm" svg:y="8.131cm" chart:style-name="ch6">
              <text:p>Sample Number</text:p>
            </chart:title>
          </chart:axis>
          <chart:axis chart:dimension="y" chart:name="primary-y" chart:style-name="ch7">
            <chart:title svg:x="0.451cm" svg:y="6.363cm" chart:style-name="ch8">
              <text:p>Time Taken (in seconds)</text:p>
            </chart:title>
            <chart:grid chart:style-name="ch9" chart:class="major"/>
          </chart:axis>
          <chart:series chart:style-name="ch10" chart:values-cell-range-address="Sheet2.B43:Sheet2.B47" chart:label-cell-address="Sheet2.B42:Sheet2.B42" chart:class="chart:bar">
            <chart:data-point chart:repeated="5"/>
          </chart:series>
          <chart:series chart:style-name="ch11" chart:values-cell-range-address="Sheet2.C43:Sheet2.C47" chart:label-cell-address="Sheet2.C42:Sheet2.C42" chart:class="chart:bar">
            <chart:data-point chart:repeated="5"/>
          </chart:series>
          <chart:series chart:style-name="ch12" chart:values-cell-range-address="Sheet2.D43:Sheet2.D47" chart:label-cell-address="Sheet2.D42:Sheet2.D42" chart:class="chart:bar">
            <chart:data-point chart:repeated="5"/>
          </chart:series>
          <chart:series chart:style-name="ch13" chart:values-cell-range-address="Sheet2.E43:Sheet2.E47" chart:label-cell-address="Sheet2.E42:Sheet2.E42" chart:class="chart:bar">
            <chart:data-point chart:repeated="5"/>
          </chart:series>
          <chart:series chart:style-name="ch14" chart:values-cell-range-address="Sheet2.F43:Sheet2.F47" chart:label-cell-address="Sheet2.F42:Sheet2.F4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Solution</text:p>
                <draw:g>
                  <svg:desc>Sheet2.B42:Sheet2.B42</svg:desc>
                </draw:g>
              </table:table-cell>
              <table:table-cell office:value-type="string">
                <text:p>ANDing BDD (old)</text:p>
                <draw:g>
                  <svg:desc>Sheet2.C42:Sheet2.C42</svg:desc>
                </draw:g>
              </table:table-cell>
              <table:table-cell office:value-type="string">
                <text:p>Recursive Symmetric ANDing Solution </text:p>
                <draw:g>
                  <svg:desc>Sheet2.D42:Sheet2.D42</svg:desc>
                </draw:g>
              </table:table-cell>
              <table:table-cell office:value-type="string">
                <text:p>Random ANDing Solution</text:p>
                <draw:g>
                  <svg:desc>Sheet2.E42:Sheet2.E42</svg:desc>
                </draw:g>
              </table:table-cell>
              <table:table-cell office:value-type="string">
                <text:p>ANDing in order Solution</text:p>
                <draw:g>
                  <svg:desc>Sheet2.F42:Sheet2.F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623">
                <text:p>0.3623</text:p>
                <draw:g>
                  <svg:desc>Sheet2.B43:Sheet2.B47</svg:desc>
                </draw:g>
              </table:table-cell>
              <table:table-cell office:value-type="float" office:value="0.4104">
                <text:p>0.4104</text:p>
                <draw:g>
                  <svg:desc>Sheet2.C43:Sheet2.C47</svg:desc>
                </draw:g>
              </table:table-cell>
              <table:table-cell office:value-type="float" office:value="0.4629">
                <text:p>0.4629</text:p>
                <draw:g>
                  <svg:desc>Sheet2.D43:Sheet2.D47</svg:desc>
                </draw:g>
              </table:table-cell>
              <table:table-cell office:value-type="float" office:value="0.3948">
                <text:p>0.3948</text:p>
                <draw:g>
                  <svg:desc>Sheet2.E43:Sheet2.E47</svg:desc>
                </draw:g>
              </table:table-cell>
              <table:table-cell office:value-type="float" office:value="0.4283">
                <text:p>0.4283</text:p>
                <draw:g>
                  <svg:desc>Sheet2.F43:Sheet2.F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004">
                <text:p>0.27004</text:p>
              </table:table-cell>
              <table:table-cell office:value-type="float" office:value="0.3253">
                <text:p>0.3253</text:p>
              </table:table-cell>
              <table:table-cell office:value-type="float" office:value="0.3799">
                <text:p>0.3799</text:p>
              </table:table-cell>
              <table:table-cell office:value-type="float" office:value="0.4688">
                <text:p>0.4688</text:p>
              </table:table-cell>
              <table:table-cell office:value-type="float" office:value="0.3854">
                <text:p>0.3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25">
                <text:p>0.3625</text:p>
              </table:table-cell>
              <table:table-cell office:value-type="float" office:value="0.333">
                <text:p>0.333</text:p>
              </table:table-cell>
              <table:table-cell office:value-type="float" office:value="0.3707">
                <text:p>0.3707</text:p>
              </table:table-cell>
              <table:table-cell office:value-type="float" office:value="0.3693">
                <text:p>0.3693</text:p>
              </table:table-cell>
              <table:table-cell office:value-type="float" office:value="0.3256">
                <text:p>0.3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31">
                <text:p>0.3031</text:p>
              </table:table-cell>
              <table:table-cell office:value-type="float" office:value="0.3647">
                <text:p>0.3647</text:p>
              </table:table-cell>
              <table:table-cell office:value-type="float" office:value="0.3843">
                <text:p>0.3843</text:p>
              </table:table-cell>
              <table:table-cell office:value-type="float" office:value="0.3334">
                <text:p>0.3334</text:p>
              </table:table-cell>
              <table:table-cell office:value-type="float" office:value="0.3861">
                <text:p>0.3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041">
                <text:p>0.28041</text:p>
              </table:table-cell>
              <table:table-cell office:value-type="float" office:value="0.3323">
                <text:p>0.3323</text:p>
              </table:table-cell>
              <table:table-cell office:value-type="float" office:value="0.3842">
                <text:p>0.3842</text:p>
              </table:table-cell>
              <table:table-cell office:value-type="float" office:value="0.3181">
                <text:p>0.3181</text:p>
              </table:table-cell>
              <table:table-cell office:value-type="float" office:value="0.3639">
                <text:p>0.36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ChartGradient_20_1" draw:display-name="ChartGradient 1" draw:style="linear" draw:start-color="#dee7e5" draw:end-color="#ffd8ce" draw:start-intensity="100%" draw:end-intensity="100%" draw:angle="30deg" draw:border="0%">
      <loext:gradient-stop svg:offset="0" loext:color-type="rgb" loext:color-value="#dee7e5"/>
      <loext:gradient-stop svg:offset="1" loext:color-type="rgb" loext:color-value="#ffd8ce"/>
    </draw:gradient>
    <draw:gradient draw:name="ChartGradient_20_2" draw:display-name="ChartGradient 2" draw:style="linear" draw:start-color="#f6f9d4" draw:end-color="#dee6ef" draw:start-intensity="100%" draw:end-intensity="100%" draw:angle="168deg" draw:border="14%">
      <loext:gradient-stop svg:offset="0" loext:color-type="rgb" loext:color-value="#f6f9d4"/>
      <loext:gradient-stop svg:offset="1" loext:color-type="rgb" loext:color-value="#dee6ef"/>
    </draw:gradient>
  </office:styles>
</office:document-styles>
</file>

<file path=Object 3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Blank_20_with_20_Gray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dee6ef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9.004cm" xlink:href=".." xlink:type="simple" chart:class="chart:bar" chart:style-name="ch1">
        <chart:title svg:x="2.565cm" svg:y="0.316cm" chart:style-name="ch2">
          <text:p>Variables = 12, Equations =12, Rounds= Independent</text:p>
        </chart:title>
        <chart:legend chart:legend-position="end" svg:x="10.468cm" svg:y="3.954cm" style:legend-expansion="high" chart:style-name="ch3"/>
        <chart:plot-area chart:style-name="ch4" table:cell-range-address="'Space Analysis'.B77:'Space Analysis'.D82" chart:data-source-has-labels="both" svg:x="1.331cm" svg:y="1.275cm" svg:width="8.817cm" svg:height="6.568cm">
          <chart:coordinate-region svg:x="2.905cm" svg:y="1.474cm" svg:width="7.243cm" svg:height="5.722cm"/>
          <chart:axis chart:dimension="x" chart:name="primary-x" chart:style-name="ch5" chartooo:axis-type="auto">
            <chartooo:date-scale/>
            <chart:title svg:x="5.139cm" svg:y="8.023cm" chart:style-name="ch6">
              <text:p>Rounds</text:p>
            </chart:title>
            <chart:categories table:cell-range-address="'Space Analysis'.B78:'Space Analysis'.B82"/>
          </chart:axis>
          <chart:axis chart:dimension="y" chart:name="primary-y" chart:style-name="ch7">
            <chart:title svg:x="0.451cm" svg:y="5.569cm" chart:style-name="ch8">
              <text:p>Size(in bytes)</text:p>
            </chart:title>
            <chart:grid chart:style-name="ch9" chart:class="major"/>
          </chart:axis>
          <chart:series chart:style-name="ch10" chart:values-cell-range-address="'Space Analysis'.C78:'Space Analysis'.C82" chart:label-cell-address="'Space Analysis'.C77:'Space Analysis'.C77" chart:class="chart:bar">
            <chart:data-point chart:repeated="5"/>
          </chart:series>
          <chart:series chart:style-name="ch11" chart:values-cell-range-address="'Space Analysis'.D78:'Space Analysis'.D82" chart:label-cell-address="'Space Analysis'.D77:'Space Analysis'.D7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AND</text:p>
                <draw:g>
                  <svg:desc>'Space Analysis'.C77:'Space Analysis'.C77</svg:desc>
                </draw:g>
              </table:table-cell>
              <table:table-cell office:value-type="string">
                <text:p>Sequential ANDing of Solutions</text:p>
                <draw:g>
                  <svg:desc>'Space Analysis'.D77:'Space Analysis'.D77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'Space Analysis'.B78:'Space Analysis'.B82</svg:desc>
                </draw:g>
              </table:table-cell>
              <table:table-cell office:value-type="float" office:value="25920">
                <text:p>25920</text:p>
                <draw:g>
                  <svg:desc>'Space Analysis'.C78:'Space Analysis'.C82</svg:desc>
                </draw:g>
              </table:table-cell>
              <table:table-cell office:value-type="float" office:value="92960">
                <text:p>92960</text:p>
                <draw:g>
                  <svg:desc>'Space Analysis'.D78:'Space Analysis'.D82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1112">
                <text:p>211112</text:p>
              </table:table-cell>
              <table:table-cell office:value-type="float" office:value="1214096">
                <text:p>121409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542904">
                <text:p>542904</text:p>
              </table:table-cell>
              <table:table-cell office:value-type="float" office:value="864784">
                <text:p>86478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91240">
                <text:p>891240</text:p>
              </table:table-cell>
              <table:table-cell office:value-type="float" office:value="1512272">
                <text:p>151227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910536">
                <text:p>910536</text:p>
              </table:table-cell>
              <table:table-cell office:value-type="float" office:value="1605104">
                <text:p>1605104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3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ank_20_with_20_Gray" draw:display-name="Blank with Gray" draw:style="linear" draw:start-color="#ffffff" draw:end-color="#dddddd" draw:start-intensity="100%" draw:end-intensity="100%" draw:angle="90deg" draw:border="75%">
      <loext:gradient-stop svg:offset="0" loext:color-type="rgb" loext:color-value="#ffffff"/>
      <loext:gradient-stop svg:offset="1" loext:color-type="rgb" loext:color-value="#dddddd"/>
    </draw:gradient>
  </office:styles>
</office:document-styles>
</file>

<file path=Object 3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Blank_20_with_20_Gray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dee6ef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9.004cm" xlink:href=".." xlink:type="simple" chart:class="chart:bar" chart:style-name="ch1">
        <chart:title svg:x="2.816cm" svg:y="0.316cm" chart:style-name="ch2">
          <text:p>Variables=15, Equations=15, Rounds=Independent</text:p>
        </chart:title>
        <chart:legend chart:legend-position="end" svg:x="10.468cm" svg:y="3.954cm" style:legend-expansion="high" chart:style-name="ch3"/>
        <chart:plot-area chart:style-name="ch4" table:cell-range-address="'Space Analysis'.B88:'Space Analysis'.D92" chart:data-source-has-labels="both" svg:x="1.331cm" svg:y="1.275cm" svg:width="8.817cm" svg:height="6.568cm">
          <chart:coordinate-region svg:x="3.09cm" svg:y="1.474cm" svg:width="7.058cm" svg:height="5.722cm"/>
          <chart:axis chart:dimension="x" chart:name="primary-x" chart:style-name="ch5" chartooo:axis-type="auto">
            <chartooo:date-scale/>
            <chart:title svg:x="5.139cm" svg:y="8.023cm" chart:style-name="ch6">
              <text:p>Rounds</text:p>
            </chart:title>
            <chart:categories table:cell-range-address="'Space Analysis'.B89:'Space Analysis'.B92"/>
          </chart:axis>
          <chart:axis chart:dimension="y" chart:name="primary-y" chart:style-name="ch7">
            <chart:title svg:x="0.451cm" svg:y="5.569cm" chart:style-name="ch8">
              <text:p>Size(in bytes)</text:p>
            </chart:title>
            <chart:grid chart:style-name="ch9" chart:class="major"/>
          </chart:axis>
          <chart:series chart:style-name="ch10" chart:values-cell-range-address="'Space Analysis'.C89:'Space Analysis'.C92" chart:label-cell-address="'Space Analysis'.C88:'Space Analysis'.C88" chart:class="chart:bar">
            <chart:data-point chart:repeated="4"/>
          </chart:series>
          <chart:series chart:style-name="ch11" chart:values-cell-range-address="'Space Analysis'.D89:'Space Analysis'.D92" chart:label-cell-address="'Space Analysis'.D88:'Space Analysis'.D88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AND</text:p>
                <draw:g>
                  <svg:desc>'Space Analysis'.C88:'Space Analysis'.C88</svg:desc>
                </draw:g>
              </table:table-cell>
              <table:table-cell office:value-type="string">
                <text:p>Sequential ANDing of Solutions</text:p>
                <draw:g>
                  <svg:desc>'Space Analysis'.D88:'Space Analysis'.D88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'Space Analysis'.B89:'Space Analysis'.B92</svg:desc>
                </draw:g>
              </table:table-cell>
              <table:table-cell office:value-type="float" office:value="100456">
                <text:p>100456</text:p>
                <draw:g>
                  <svg:desc>'Space Analysis'.C89:'Space Analysis'.C92</svg:desc>
                </draw:g>
              </table:table-cell>
              <table:table-cell office:value-type="float" office:value="356912">
                <text:p>356912</text:p>
                <draw:g>
                  <svg:desc>'Space Analysis'.D89:'Space Analysis'.D92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33560">
                <text:p>2233560</text:p>
              </table:table-cell>
              <table:table-cell office:value-type="float" office:value="9170960">
                <text:p>917096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871398">
                <text:p>4871398</text:p>
              </table:table-cell>
              <table:table-cell office:value-type="float" office:value="8037160">
                <text:p>803716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819296">
                <text:p>7819296</text:p>
              </table:table-cell>
              <table:table-cell office:value-type="float" office:value="13306096">
                <text:p>1330609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3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ank_20_with_20_Gray" draw:display-name="Blank with Gray" draw:style="linear" draw:start-color="#ffffff" draw:end-color="#dddddd" draw:start-intensity="100%" draw:end-intensity="100%" draw:angle="90deg" draw:border="75%">
      <loext:gradient-stop svg:offset="0" loext:color-type="rgb" loext:color-value="#ffffff"/>
      <loext:gradient-stop svg:offset="1" loext:color-type="rgb" loext:color-value="#dddddd"/>
    </draw:gradient>
  </office:styles>
</office:document-styles>
</file>

<file path=Object 3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Blank_20_with_20_Gray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solid" draw:fill-color="#dee6ef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bar" chart:style-name="ch1">
        <chart:title svg:x="3.015cm" svg:y="0.316cm" chart:style-name="ch2">
          <text:p>Variables=Equations=Independent, Rounds= 250</text:p>
        </chart:title>
        <chart:legend chart:legend-position="end" svg:x="10.468cm" svg:y="3.954cm" style:legend-expansion="high" chart:style-name="ch3"/>
        <chart:plot-area chart:style-name="ch4" table:cell-range-address="'Space Analysis'.I122:'Space Analysis'.J122 'Space Analysis'.C108:'Space Analysis'.D109 'Space Analysis'.C100:'Space Analysis'.D100" chart:data-source-has-labels="both" svg:x="1.382cm" svg:y="1.22cm" svg:width="8.813cm" svg:height="7.013cm">
          <chart:coordinate-region svg:x="3.141cm" svg:y="1.42cm" svg:width="7.054cm" svg:height="6.166cm"/>
          <chart:axis chart:dimension="x" chart:name="primary-x" chart:style-name="ch5" chartooo:axis-type="auto">
            <chartooo:date-scale/>
            <chart:title svg:x="5.188cm" svg:y="8.413cm" chart:style-name="ch6">
              <text:p>Rounds</text:p>
            </chart:title>
            <chart:categories table:cell-range-address="'Space Analysis'.I122:'Space Analysis'.J122"/>
            <chart:grid chart:style-name="ch7" chart:class="major"/>
          </chart:axis>
          <chart:axis chart:dimension="y" chart:name="primary-y" chart:style-name="ch8">
            <chart:title svg:x="0.502cm" svg:y="5.736cm" chart:style-name="ch9">
              <text:p>Size(in bytes)</text:p>
            </chart:title>
            <chart:grid chart:style-name="ch7" chart:class="major"/>
          </chart:axis>
          <chart:series chart:style-name="ch10" chart:values-cell-range-address="'Space Analysis'.C100:'Space Analysis'.C100 'Space Analysis'.C109:'Space Analysis'.C109" chart:label-cell-address="'Space Analysis'.C108:'Space Analysis'.C108" chart:class="chart:bar">
            <chart:data-point chart:repeated="2"/>
          </chart:series>
          <chart:series chart:style-name="ch11" chart:values-cell-range-address="'Space Analysis'.D100:'Space Analysis'.D100 'Space Analysis'.D109:'Space Analysis'.D109" chart:label-cell-address="'Space Analysis'.D108:'Space Analysis'.D108" chart:class="chart:bar"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AND</text:p>
                <draw:g>
                  <svg:desc>'Space Analysis'.C108:'Space Analysis'.C108</svg:desc>
                </draw:g>
              </table:table-cell>
              <table:table-cell office:value-type="string">
                <text:p>Sequential ANDing of Solutions</text:p>
                <draw:g>
                  <svg:desc>'Space Analysis'.D108:'Space Analysis'.D108</svg:desc>
                </draw:g>
              </table:table-cell>
            </table:table-row>
          </table:table-header-rows>
          <table:table-rows>
            <table:table-row>
              <table:table-cell office:value-type="float" office:value="18">
                <text:p>18</text:p>
                <draw:g>
                  <svg:desc>'Space Analysis'.I122:'Space Analysis'.J122</svg:desc>
                </draw:g>
              </table:table-cell>
              <table:table-cell office:value-type="float" office:value="275352">
                <text:p>275352</text:p>
                <draw:g>
                  <svg:desc>'Space Analysis'.C100:'Space Analysis'.C100 'Space Analysis'.C109:'Space Analysis'.C109</svg:desc>
                </draw:g>
              </table:table-cell>
              <table:table-cell office:value-type="float" office:value="2687344">
                <text:p>2687344</text:p>
                <draw:g>
                  <svg:desc>'Space Analysis'.D100:'Space Analysis'.D100 'Space Analysis'.D109:'Space Analysis'.D10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29432">
                <text:p>529432</text:p>
              </table:table-cell>
              <table:table-cell office:value-type="float" office:value="10785696">
                <text:p>10785696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3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ank_20_with_20_Gray" draw:display-name="Blank with Gray" draw:style="linear" draw:start-color="#ffffff" draw:end-color="#dddddd" draw:start-intensity="100%" draw:end-intensity="100%" draw:angle="90deg" draw:border="75%">
      <loext:gradient-stop svg:offset="0" loext:color-type="rgb" loext:color-value="#ffffff"/>
      <loext:gradient-stop svg:offset="1" loext:color-type="rgb" loext:color-value="#dddddd"/>
    </draw:gradient>
  </office:styles>
</office:document-styles>
</file>

<file path=Object 3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Blank_20_with_20_Gray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dee6ef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9.004cm" xlink:href=".." xlink:type="simple" chart:class="chart:bar" chart:style-name="ch1">
        <chart:title svg:x="2.816cm" svg:y="0.316cm" chart:style-name="ch2">
          <text:p>Variables=15, Equations=15, Rounds=Independent</text:p>
        </chart:title>
        <chart:legend chart:legend-position="end" svg:x="10.468cm" svg:y="3.954cm" style:legend-expansion="high" chart:style-name="ch3"/>
        <chart:plot-area chart:style-name="ch4" table:cell-range-address="'Space Analysis'.B88:'Space Analysis'.D92" chart:data-source-has-labels="both" svg:x="1.331cm" svg:y="1.275cm" svg:width="8.817cm" svg:height="6.568cm">
          <chart:coordinate-region svg:x="3.09cm" svg:y="1.474cm" svg:width="7.058cm" svg:height="5.722cm"/>
          <chart:axis chart:dimension="x" chart:name="primary-x" chart:style-name="ch5" chartooo:axis-type="auto">
            <chartooo:date-scale/>
            <chart:title svg:x="5.139cm" svg:y="8.023cm" chart:style-name="ch6">
              <text:p>Rounds</text:p>
            </chart:title>
            <chart:categories table:cell-range-address="'Space Analysis'.B89:'Space Analysis'.B92"/>
          </chart:axis>
          <chart:axis chart:dimension="y" chart:name="primary-y" chart:style-name="ch7">
            <chart:title svg:x="0.451cm" svg:y="5.569cm" chart:style-name="ch8">
              <text:p>Size(in bytes)</text:p>
            </chart:title>
            <chart:grid chart:style-name="ch9" chart:class="major"/>
          </chart:axis>
          <chart:series chart:style-name="ch10" chart:values-cell-range-address="'Space Analysis'.C89:'Space Analysis'.C92" chart:label-cell-address="'Space Analysis'.C88:'Space Analysis'.C88" chart:class="chart:bar">
            <chart:data-point chart:repeated="4"/>
          </chart:series>
          <chart:series chart:style-name="ch11" chart:values-cell-range-address="'Space Analysis'.D89:'Space Analysis'.D92" chart:label-cell-address="'Space Analysis'.D88:'Space Analysis'.D88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AND</text:p>
                <draw:g>
                  <svg:desc>'Space Analysis'.C88:'Space Analysis'.C88</svg:desc>
                </draw:g>
              </table:table-cell>
              <table:table-cell office:value-type="string">
                <text:p>Sequential ANDing of Solutions</text:p>
                <draw:g>
                  <svg:desc>'Space Analysis'.D88:'Space Analysis'.D88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'Space Analysis'.B89:'Space Analysis'.B92</svg:desc>
                </draw:g>
              </table:table-cell>
              <table:table-cell office:value-type="float" office:value="100456">
                <text:p>100456</text:p>
                <draw:g>
                  <svg:desc>'Space Analysis'.C89:'Space Analysis'.C92</svg:desc>
                </draw:g>
              </table:table-cell>
              <table:table-cell office:value-type="float" office:value="356912">
                <text:p>356912</text:p>
                <draw:g>
                  <svg:desc>'Space Analysis'.D89:'Space Analysis'.D92</svg:desc>
                </draw:g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33560">
                <text:p>2233560</text:p>
              </table:table-cell>
              <table:table-cell office:value-type="float" office:value="9170960">
                <text:p>917096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871398">
                <text:p>4871398</text:p>
              </table:table-cell>
              <table:table-cell office:value-type="float" office:value="8037160">
                <text:p>803716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819296">
                <text:p>7819296</text:p>
              </table:table-cell>
              <table:table-cell office:value-type="float" office:value="13306096">
                <text:p>1330609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3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ank_20_with_20_Gray" draw:display-name="Blank with Gray" draw:style="linear" draw:start-color="#ffffff" draw:end-color="#dddddd" draw:start-intensity="100%" draw:end-intensity="100%" draw:angle="90deg" draw:border="75%">
      <loext:gradient-stop svg:offset="0" loext:color-type="rgb" loext:color-value="#ffffff"/>
      <loext:gradient-stop svg:offset="1" loext:color-type="rgb" loext:color-value="#dddddd"/>
    </draw:gradient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ChartGradient_20_2" draw:gradient-step-count="0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solid" draw:fill-color="#dee6ef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title svg:x="2.025cm" svg:y="0.315cm" chart:style-name="ch2">
          <text:p>Comparison with 10 equations, 10 variables and 400 rounds</text:p>
        </chart:title>
        <chart:legend chart:legend-position="end" svg:x="10.712cm" svg:y="3.245cm" style:legend-expansion="high" chart:style-name="ch3"/>
        <chart:plot-area chart:style-name="ch4" table:cell-range-address="Sheet2.B62:Sheet2.F67" chart:data-source-has-labels="row" svg:x="1.225cm" svg:y="1.196cm" svg:width="9.168cm" svg:height="6.648cm">
          <chart:coordinate-region svg:x="1.952cm" svg:y="1.395cm" svg:width="8.441cm" svg:height="5.802cm"/>
          <chart:axis chart:dimension="x" chart:name="primary-x" chart:style-name="ch5">
            <chart:title svg:x="4.561cm" svg:y="8.024cm" chart:style-name="ch6">
              <text:p>Sample Number </text:p>
            </chart:title>
          </chart:axis>
          <chart:axis chart:dimension="y" chart:name="primary-y" chart:style-name="ch7">
            <chart:title svg:x="0.451cm" svg:y="6.363cm" chart:style-name="ch8">
              <text:p>Time Taken (in seconds) </text:p>
            </chart:title>
            <chart:grid chart:style-name="ch9" chart:class="major"/>
          </chart:axis>
          <chart:series chart:style-name="ch10" chart:values-cell-range-address="Sheet2.B63:Sheet2.B67" chart:label-cell-address="Sheet2.B62:Sheet2.B62" chart:class="chart:bar">
            <chart:data-point chart:repeated="5"/>
          </chart:series>
          <chart:series chart:style-name="ch11" chart:values-cell-range-address="Sheet2.C63:Sheet2.C67" chart:label-cell-address="Sheet2.C62:Sheet2.C62" chart:class="chart:bar">
            <chart:data-point chart:repeated="5"/>
          </chart:series>
          <chart:series chart:style-name="ch12" chart:values-cell-range-address="Sheet2.D63:Sheet2.D67" chart:label-cell-address="Sheet2.D62:Sheet2.D62" chart:class="chart:bar">
            <chart:data-point chart:repeated="5"/>
          </chart:series>
          <chart:series chart:style-name="ch13" chart:values-cell-range-address="Sheet2.E63:Sheet2.E67" chart:label-cell-address="Sheet2.E62:Sheet2.E62" chart:class="chart:bar">
            <chart:data-point chart:repeated="5"/>
          </chart:series>
          <chart:series chart:style-name="ch14" chart:values-cell-range-address="Sheet2.F63:Sheet2.F67" chart:label-cell-address="Sheet2.F62:Sheet2.F6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Solution</text:p>
                <draw:g>
                  <svg:desc>Sheet2.B62:Sheet2.B62</svg:desc>
                </draw:g>
              </table:table-cell>
              <table:table-cell office:value-type="string">
                <text:p>ANDing BDD (old)</text:p>
                <draw:g>
                  <svg:desc>Sheet2.C62:Sheet2.C62</svg:desc>
                </draw:g>
              </table:table-cell>
              <table:table-cell office:value-type="string">
                <text:p>Recursive Symmetric ANDing Solution </text:p>
                <draw:g>
                  <svg:desc>Sheet2.D62:Sheet2.D62</svg:desc>
                </draw:g>
              </table:table-cell>
              <table:table-cell office:value-type="string">
                <text:p>Random ANDing Solution</text:p>
                <draw:g>
                  <svg:desc>Sheet2.E62:Sheet2.E62</svg:desc>
                </draw:g>
              </table:table-cell>
              <table:table-cell office:value-type="string">
                <text:p>ANDing in order Solution</text:p>
                <draw:g>
                  <svg:desc>Sheet2.F62:Sheet2.F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943">
                <text:p>1.0943</text:p>
                <draw:g>
                  <svg:desc>Sheet2.B63:Sheet2.B67</svg:desc>
                </draw:g>
              </table:table-cell>
              <table:table-cell office:value-type="float" office:value="1.112">
                <text:p>1.112</text:p>
                <draw:g>
                  <svg:desc>Sheet2.C63:Sheet2.C67</svg:desc>
                </draw:g>
              </table:table-cell>
              <table:table-cell office:value-type="float" office:value="1.3108">
                <text:p>1.3108</text:p>
                <draw:g>
                  <svg:desc>Sheet2.D63:Sheet2.D67</svg:desc>
                </draw:g>
              </table:table-cell>
              <table:table-cell office:value-type="float" office:value="1.1658">
                <text:p>1.1658</text:p>
                <draw:g>
                  <svg:desc>Sheet2.E63:Sheet2.E67</svg:desc>
                </draw:g>
              </table:table-cell>
              <table:table-cell office:value-type="float" office:value="1.5168">
                <text:p>1.5168</text:p>
                <draw:g>
                  <svg:desc>Sheet2.F63:Sheet2.F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04">
                <text:p>0.9004</text:p>
              </table:table-cell>
              <table:table-cell office:value-type="float" office:value="0.9681">
                <text:p>0.9681</text:p>
              </table:table-cell>
              <table:table-cell office:value-type="float" office:value="1.0374">
                <text:p>1.0374</text:p>
              </table:table-cell>
              <table:table-cell office:value-type="float" office:value="0.9157">
                <text:p>0.9157</text:p>
              </table:table-cell>
              <table:table-cell office:value-type="float" office:value="0.9757">
                <text:p>0.9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22">
                <text:p>0.8922</text:p>
              </table:table-cell>
              <table:table-cell office:value-type="float" office:value="0.9618">
                <text:p>0.9618</text:p>
              </table:table-cell>
              <table:table-cell office:value-type="float" office:value="1.0541">
                <text:p>1.0541</text:p>
              </table:table-cell>
              <table:table-cell office:value-type="float" office:value="0.9007">
                <text:p>0.9007</text:p>
              </table:table-cell>
              <table:table-cell office:value-type="float" office:value="0.9763">
                <text:p>0.9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71">
                <text:p>0.8171</text:p>
              </table:table-cell>
              <table:table-cell office:value-type="float" office:value="0.8894">
                <text:p>0.8894</text:p>
              </table:table-cell>
              <table:table-cell office:value-type="float" office:value="1.0566">
                <text:p>1.0566</text:p>
              </table:table-cell>
              <table:table-cell office:value-type="float" office:value="0.9286">
                <text:p>0.9286</text:p>
              </table:table-cell>
              <table:table-cell office:value-type="float" office:value="1.0685">
                <text:p>1.0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45">
                <text:p>1.1545</text:p>
              </table:table-cell>
              <table:table-cell office:value-type="float" office:value="1.2506">
                <text:p>1.2506</text:p>
              </table:table-cell>
              <table:table-cell office:value-type="float" office:value="2.041">
                <text:p>2.041</text:p>
              </table:table-cell>
              <table:table-cell office:value-type="float" office:value="1.3499">
                <text:p>1.3499</text:p>
              </table:table-cell>
              <table:table-cell office:value-type="float" office:value="1.9559">
                <text:p>1.95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ChartGradient_20_1" draw:display-name="ChartGradient 1" draw:style="linear" draw:start-color="#f6f9d4" draw:end-color="#dde8cb" draw:start-intensity="100%" draw:end-intensity="100%" draw:angle="168deg" draw:border="14%">
      <loext:gradient-stop svg:offset="0" loext:color-type="rgb" loext:color-value="#f6f9d4"/>
      <loext:gradient-stop svg:offset="1" loext:color-type="rgb" loext:color-value="#dde8cb"/>
    </draw:gradient>
    <draw:gradient draw:name="ChartGradient_20_2" draw:display-name="ChartGradient 2" draw:style="linear" draw:start-color="#f6f9d4" draw:end-color="#dee6ef" draw:start-intensity="100%" draw:end-intensity="100%" draw:angle="168deg" draw:border="14%">
      <loext:gradient-stop svg:offset="0" loext:color-type="rgb" loext:color-value="#f6f9d4"/>
      <loext:gradient-stop svg:offset="1" loext:color-type="rgb" loext:color-value="#dee6ef"/>
    </draw:gradient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ChartGradient_20_1" draw:gradient-step-count="0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solid" draw:fill-color="#dee6ef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3cm" svg:y="0.315cm" chart:style-name="ch2">
          <text:p>Comparison with 12 variables, 12 equations and 400 rounds</text:p>
        </chart:title>
        <chart:legend chart:legend-position="end" svg:x="10.721cm" svg:y="3.243cm" style:legend-expansion="high" chart:style-name="ch3"/>
        <chart:plot-area chart:style-name="ch4" table:cell-range-address="Sheet2.B53:Sheet2.F58" chart:data-source-has-labels="row" svg:x="1.226cm" svg:y="1.196cm" svg:width="9.175cm" svg:height="6.748cm">
          <chart:coordinate-region svg:x="1.847cm" svg:y="1.395cm" svg:width="8.554cm" svg:height="5.902cm"/>
          <chart:axis chart:dimension="x" chart:name="primary-x" chart:style-name="ch5">
            <chart:title svg:x="4.644cm" svg:y="8.125cm" chart:style-name="ch6">
              <text:p>Sample Number</text:p>
            </chart:title>
          </chart:axis>
          <chart:axis chart:dimension="y" chart:name="primary-y" chart:style-name="ch7">
            <chart:title svg:x="0.451cm" svg:y="6.36cm" chart:style-name="ch8">
              <text:p>Time Taken (in seconds)</text:p>
            </chart:title>
            <chart:grid chart:style-name="ch9" chart:class="major"/>
          </chart:axis>
          <chart:series chart:style-name="ch10" chart:values-cell-range-address="Sheet2.B54:Sheet2.B58" chart:label-cell-address="Sheet2.B53:Sheet2.B53" chart:class="chart:bar">
            <chart:data-point chart:repeated="5"/>
          </chart:series>
          <chart:series chart:style-name="ch11" chart:values-cell-range-address="Sheet2.C54:Sheet2.C58" chart:label-cell-address="Sheet2.C53:Sheet2.C53" chart:class="chart:bar">
            <chart:data-point chart:repeated="5"/>
          </chart:series>
          <chart:series chart:style-name="ch12" chart:values-cell-range-address="Sheet2.D54:Sheet2.D58" chart:label-cell-address="Sheet2.D53:Sheet2.D53" chart:class="chart:bar">
            <chart:data-point chart:repeated="5"/>
          </chart:series>
          <chart:series chart:style-name="ch13" chart:values-cell-range-address="Sheet2.E54:Sheet2.E58" chart:label-cell-address="Sheet2.E53:Sheet2.E53" chart:class="chart:bar">
            <chart:data-point chart:repeated="5"/>
          </chart:series>
          <chart:series chart:style-name="ch14" chart:values-cell-range-address="Sheet2.F54:Sheet2.F58" chart:label-cell-address="Sheet2.F53:Sheet2.F53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Solution</text:p>
                <draw:g>
                  <svg:desc>Sheet2.B53:Sheet2.B53</svg:desc>
                </draw:g>
              </table:table-cell>
              <table:table-cell office:value-type="string">
                <text:p>ANDing BDD (old)</text:p>
                <draw:g>
                  <svg:desc>Sheet2.C53:Sheet2.C53</svg:desc>
                </draw:g>
              </table:table-cell>
              <table:table-cell office:value-type="string">
                <text:p>Recursive Symmetric ANDing Solution </text:p>
                <draw:g>
                  <svg:desc>Sheet2.D53:Sheet2.D53</svg:desc>
                </draw:g>
              </table:table-cell>
              <table:table-cell office:value-type="string">
                <text:p>Random ANDing Solution</text:p>
                <draw:g>
                  <svg:desc>Sheet2.E53:Sheet2.E53</svg:desc>
                </draw:g>
              </table:table-cell>
              <table:table-cell office:value-type="string">
                <text:p>ANDing in order Solution</text:p>
                <draw:g>
                  <svg:desc>Sheet2.F53:Sheet2.F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991">
                <text:p>6.7991</text:p>
                <draw:g>
                  <svg:desc>Sheet2.B54:Sheet2.B58</svg:desc>
                </draw:g>
              </table:table-cell>
              <table:table-cell office:value-type="float" office:value="7.1798">
                <text:p>7.1798</text:p>
                <draw:g>
                  <svg:desc>Sheet2.C54:Sheet2.C58</svg:desc>
                </draw:g>
              </table:table-cell>
              <table:table-cell office:value-type="float" office:value="15.3253">
                <text:p>15.3253</text:p>
                <draw:g>
                  <svg:desc>Sheet2.D54:Sheet2.D58</svg:desc>
                </draw:g>
              </table:table-cell>
              <table:table-cell office:value-type="float" office:value="8.5462">
                <text:p>8.5462</text:p>
                <draw:g>
                  <svg:desc>Sheet2.E54:Sheet2.E58</svg:desc>
                </draw:g>
              </table:table-cell>
              <table:table-cell office:value-type="float" office:value="11.2186">
                <text:p>11.2186</text:p>
                <draw:g>
                  <svg:desc>Sheet2.F54:Sheet2.F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1582">
                <text:p>6.1582</text:p>
              </table:table-cell>
              <table:table-cell office:value-type="float" office:value="6.4859">
                <text:p>6.4859</text:p>
              </table:table-cell>
              <table:table-cell office:value-type="float" office:value="12.4467">
                <text:p>12.4467</text:p>
              </table:table-cell>
              <table:table-cell office:value-type="float" office:value="10.1038">
                <text:p>10.1038</text:p>
              </table:table-cell>
              <table:table-cell office:value-type="float" office:value="8.8083">
                <text:p>8.8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6025">
                <text:p>6.6025</text:p>
              </table:table-cell>
              <table:table-cell office:value-type="float" office:value="8.881">
                <text:p>8.881</text:p>
              </table:table-cell>
              <table:table-cell office:value-type="float" office:value="11.3238">
                <text:p>11.3238</text:p>
              </table:table-cell>
              <table:table-cell office:value-type="float" office:value="7.7998">
                <text:p>7.7998</text:p>
              </table:table-cell>
              <table:table-cell office:value-type="float" office:value="12.3674">
                <text:p>12.3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087">
                <text:p>6.9087</text:p>
              </table:table-cell>
              <table:table-cell office:value-type="float" office:value="8.0715">
                <text:p>8.0715</text:p>
              </table:table-cell>
              <table:table-cell office:value-type="float" office:value="13.3506">
                <text:p>13.3506</text:p>
              </table:table-cell>
              <table:table-cell office:value-type="float" office:value="10.987">
                <text:p>10.987</text:p>
              </table:table-cell>
              <table:table-cell office:value-type="float" office:value="10.1928">
                <text:p>10.1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9209">
                <text:p>7.9209</text:p>
              </table:table-cell>
              <table:table-cell office:value-type="float" office:value="6.4779">
                <text:p>6.4779</text:p>
              </table:table-cell>
              <table:table-cell office:value-type="float" office:value="11.3584">
                <text:p>11.3584</text:p>
              </table:table-cell>
              <table:table-cell office:value-type="float" office:value="8.5658">
                <text:p>8.5658</text:p>
              </table:table-cell>
              <table:table-cell office:value-type="float" office:value="12.2373">
                <text:p>12.23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ChartGradient_20_1" draw:display-name="ChartGradient 1" draw:style="linear" draw:start-color="#f6f9d4" draw:end-color="#dee6ef" draw:start-intensity="100%" draw:end-intensity="100%" draw:angle="171deg" draw:border="14%">
      <loext:gradient-stop svg:offset="0" loext:color-type="rgb" loext:color-value="#f6f9d4"/>
      <loext:gradient-stop svg:offset="1" loext:color-type="rgb" loext:color-value="#dee6ef"/>
    </draw:gradient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ChartGradient_20_1" draw:gradient-step-count="0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solid" draw:fill-color="#dee6ef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title svg:x="2.025cm" svg:y="0.315cm" chart:style-name="ch2">
          <text:p>Comparison with 13 variables, 13 equations and 450 rounds</text:p>
        </chart:title>
        <chart:legend chart:legend-position="end" svg:x="10.712cm" svg:y="3.245cm" style:legend-expansion="high" chart:style-name="ch3"/>
        <chart:plot-area chart:style-name="ch4" table:cell-range-address="Sheet2.B71:Sheet2.F76" chart:data-source-has-labels="row" svg:x="1.225cm" svg:y="1.196cm" svg:width="9.168cm" svg:height="6.753cm">
          <chart:coordinate-region svg:x="1.846cm" svg:y="1.395cm" svg:width="8.547cm" svg:height="5.907cm"/>
          <chart:axis chart:dimension="x" chart:name="primary-x" chart:style-name="ch5">
            <chart:title svg:x="4.64cm" svg:y="8.13cm" chart:style-name="ch6">
              <text:p>Sample Number</text:p>
            </chart:title>
          </chart:axis>
          <chart:axis chart:dimension="y" chart:name="primary-y" chart:style-name="ch7">
            <chart:title svg:x="0.451cm" svg:y="6.362cm" chart:style-name="ch8">
              <text:p>Time Taken (in seconds)</text:p>
            </chart:title>
            <chart:grid chart:style-name="ch9" chart:class="major"/>
          </chart:axis>
          <chart:series chart:style-name="ch10" chart:values-cell-range-address="Sheet2.B72:Sheet2.B76" chart:label-cell-address="Sheet2.B71:Sheet2.B71" chart:class="chart:bar">
            <chart:data-point chart:repeated="5"/>
          </chart:series>
          <chart:series chart:style-name="ch11" chart:values-cell-range-address="Sheet2.C72:Sheet2.C76" chart:label-cell-address="Sheet2.C71:Sheet2.C71" chart:class="chart:bar">
            <chart:data-point chart:repeated="5"/>
          </chart:series>
          <chart:series chart:style-name="ch12" chart:values-cell-range-address="Sheet2.D72:Sheet2.D76" chart:label-cell-address="Sheet2.D71:Sheet2.D71" chart:class="chart:bar">
            <chart:data-point chart:repeated="5"/>
          </chart:series>
          <chart:series chart:style-name="ch13" chart:values-cell-range-address="Sheet2.E72:Sheet2.E76" chart:label-cell-address="Sheet2.E71:Sheet2.E71" chart:class="chart:bar">
            <chart:data-point chart:repeated="5"/>
          </chart:series>
          <chart:series chart:style-name="ch14" chart:values-cell-range-address="Sheet2.F72:Sheet2.F76" chart:label-cell-address="Sheet2.F71:Sheet2.F7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Solution</text:p>
                <draw:g>
                  <svg:desc>Sheet2.B71:Sheet2.B71</svg:desc>
                </draw:g>
              </table:table-cell>
              <table:table-cell office:value-type="string">
                <text:p>ANDing BDD (old)</text:p>
                <draw:g>
                  <svg:desc>Sheet2.C71:Sheet2.C71</svg:desc>
                </draw:g>
              </table:table-cell>
              <table:table-cell office:value-type="string">
                <text:p>Recursive Symmetric ANDing Solution </text:p>
                <draw:g>
                  <svg:desc>Sheet2.D71:Sheet2.D71</svg:desc>
                </draw:g>
              </table:table-cell>
              <table:table-cell office:value-type="string">
                <text:p>Random ANDing Solution</text:p>
                <draw:g>
                  <svg:desc>Sheet2.E71:Sheet2.E71</svg:desc>
                </draw:g>
              </table:table-cell>
              <table:table-cell office:value-type="string">
                <text:p>ANDing in order Solution</text:p>
                <draw:g>
                  <svg:desc>Sheet2.F71:Sheet2.F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35">
                <text:p>27.35</text:p>
                <draw:g>
                  <svg:desc>Sheet2.B72:Sheet2.B76</svg:desc>
                </draw:g>
              </table:table-cell>
              <table:table-cell office:value-type="float" office:value="26.063">
                <text:p>26.063</text:p>
                <draw:g>
                  <svg:desc>Sheet2.C72:Sheet2.C76</svg:desc>
                </draw:g>
              </table:table-cell>
              <table:table-cell office:value-type="float" office:value="53.349">
                <text:p>53.349</text:p>
                <draw:g>
                  <svg:desc>Sheet2.D72:Sheet2.D76</svg:desc>
                </draw:g>
              </table:table-cell>
              <table:table-cell office:value-type="float" office:value="36.037">
                <text:p>36.037</text:p>
                <draw:g>
                  <svg:desc>Sheet2.E72:Sheet2.E76</svg:desc>
                </draw:g>
              </table:table-cell>
              <table:table-cell office:value-type="float" office:value="67.293">
                <text:p>67.293</text:p>
                <draw:g>
                  <svg:desc>Sheet2.F72:Sheet2.F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459">
                <text:p>27.459</text:p>
              </table:table-cell>
              <table:table-cell office:value-type="float" office:value="28.41">
                <text:p>28.41</text:p>
              </table:table-cell>
              <table:table-cell office:value-type="float" office:value="53.52">
                <text:p>53.52</text:p>
              </table:table-cell>
              <table:table-cell office:value-type="float" office:value="36.5">
                <text:p>36.5</text:p>
              </table:table-cell>
              <table:table-cell office:value-type="float" office:value="69.102">
                <text:p>69.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302">
                <text:p>25.302</text:p>
              </table:table-cell>
              <table:table-cell office:value-type="float" office:value="25.91">
                <text:p>25.91</text:p>
              </table:table-cell>
              <table:table-cell office:value-type="float" office:value="51.404">
                <text:p>51.404</text:p>
              </table:table-cell>
              <table:table-cell office:value-type="float" office:value="32.377">
                <text:p>32.377</text:p>
              </table:table-cell>
              <table:table-cell office:value-type="float" office:value="42.118">
                <text:p>42.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14">
                <text:p>30.14</text:p>
              </table:table-cell>
              <table:table-cell office:value-type="float" office:value="31.027">
                <text:p>31.027</text:p>
              </table:table-cell>
              <table:table-cell office:value-type="float" office:value="56.86">
                <text:p>56.86</text:p>
              </table:table-cell>
              <table:table-cell office:value-type="float" office:value="38.46">
                <text:p>38.46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7292">
                <text:p>22.7292</text:p>
              </table:table-cell>
              <table:table-cell office:value-type="float" office:value="22.88">
                <text:p>22.88</text:p>
              </table:table-cell>
              <table:table-cell office:value-type="float" office:value="50.639">
                <text:p>50.639</text:p>
              </table:table-cell>
              <table:table-cell office:value-type="float" office:value="32.261">
                <text:p>32.261</text:p>
              </table:table-cell>
              <table:table-cell office:value-type="float" office:value="47.559">
                <text:p>47.5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ChartGradient_20_1" draw:display-name="ChartGradient 1" draw:style="linear" draw:start-color="#f6f9d4" draw:end-color="#dee6ef" draw:start-intensity="100%" draw:end-intensity="100%" draw:angle="169deg" draw:border="14%">
      <loext:gradient-stop svg:offset="0" loext:color-type="rgb" loext:color-value="#f6f9d4"/>
      <loext:gradient-stop svg:offset="1" loext:color-type="rgb" loext:color-value="#dee6ef"/>
    </draw:gradient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8cm" svg:height="9.006cm" xlink:href=".." xlink:type="simple" chart:class="chart:bar" chart:style-name="ch1">
        <chart:legend chart:legend-position="end" svg:x="13.728cm" svg:y="3.457cm" style:legend-expansion="high" chart:style-name="ch2"/>
        <chart:plot-area chart:style-name="ch3" table:cell-range-address="Sheet2.C88:Sheet2.D92 Sheet2.C87:Sheet2.C87 Sheet2.F87:Sheet2.G92" chart:data-source-has-labels="both" svg:x="0.32cm" svg:y="0.18cm" svg:width="13.088cm" svg:height="8.646cm">
          <chart:coordinate-region svg:x="0.941cm" svg:y="0.379cm" svg:width="12.467cm" svg:height="8.248cm"/>
          <chart:axis chart:dimension="x" chart:name="primary-x" chart:style-name="ch4" chartooo:axis-type="auto">
            <chartooo:date-scale/>
            <chart:categories table:cell-range-address="Sheet2.D88:Sheet2.D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88:Sheet2.C92" chart:label-cell-address="Sheet2.C87:Sheet2.C87" chart:class="chart:bar">
            <chart:data-point chart:repeated="5"/>
          </chart:series>
          <chart:series chart:style-name="ch8" chart:values-cell-range-address="Sheet2.F88:Sheet2.F92" chart:label-cell-address="Sheet2.F87:Sheet2.F87" chart:class="chart:bar">
            <chart:data-point chart:repeated="5"/>
          </chart:series>
          <chart:series chart:style-name="ch9" chart:values-cell-range-address="Sheet2.G88:Sheet2.G92" chart:label-cell-address="Sheet2.G87:Sheet2.G87" chart:class="chart:bar">
            <chart:data-point chart:repeated="5"/>
          </chart:series>
          <chart:series chart:style-name="ch10" chart:values-cell-range-address="Sheet2.C88:Sheet2.C92" chart:label-cell-address="Sheet2.C87:Sheet2.C8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2.C87:Sheet2.C87</svg:desc>
                </draw:g>
              </table:table-cell>
              <table:table-cell office:value-type="string">
                <text:p/>
                <draw:g>
                  <svg:desc>Sheet2.F87:Sheet2.F87</svg:desc>
                </draw:g>
              </table:table-cell>
              <table:table-cell office:value-type="string">
                <text:p/>
                <draw:g>
                  <svg:desc>Sheet2.G87:Sheet2.G87</svg:desc>
                </draw:g>
              </table:table-cell>
              <table:table-cell office:value-type="string">
                <text:p/>
                <draw:g>
                  <svg:desc>Sheet2.C87:Sheet2.C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2.D88:Sheet2.D92</svg:desc>
                </draw:g>
              </table:table-cell>
              <table:table-cell office:value-type="float" office:value="NaN">
                <text:p>NaN</text:p>
                <draw:g>
                  <svg:desc>Sheet2.C88:Sheet2.C92</svg:desc>
                </draw:g>
              </table:table-cell>
              <table:table-cell office:value-type="float" office:value="NaN">
                <text:p>NaN</text:p>
                <draw:g>
                  <svg:desc>Sheet2.F88:Sheet2.F92</svg:desc>
                </draw:g>
              </table:table-cell>
              <table:table-cell office:value-type="float" office:value="NaN">
                <text:p>NaN</text:p>
                <draw:g>
                  <svg:desc>Sheet2.G88:Sheet2.G92</svg:desc>
                </draw:g>
              </table:table-cell>
              <table:table-cell office:value-type="float" office:value="NaN">
                <text:p>NaN</text:p>
                <draw:g>
                  <svg:desc>Sheet2.C88:Sheet2.C9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ChartGradient_20_1" draw:gradient-step-count="0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solid" draw:fill-color="#dee6ef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title svg:x="2.025cm" svg:y="0.315cm" chart:style-name="ch2">
          <text:p>Comparison with 13 variables, 13 equations and 450 rounds</text:p>
        </chart:title>
        <chart:legend chart:legend-position="end" svg:x="10.712cm" svg:y="3.245cm" style:legend-expansion="high" chart:style-name="ch3"/>
        <chart:plot-area chart:style-name="ch4" table:cell-range-address="Sheet2.B71:Sheet2.F76" chart:data-source-has-labels="row" svg:x="1.225cm" svg:y="1.196cm" svg:width="9.168cm" svg:height="6.753cm">
          <chart:coordinate-region svg:x="1.846cm" svg:y="1.395cm" svg:width="8.547cm" svg:height="5.907cm"/>
          <chart:axis chart:dimension="x" chart:name="primary-x" chart:style-name="ch5">
            <chart:title svg:x="4.64cm" svg:y="8.13cm" chart:style-name="ch6">
              <text:p>Sample Number</text:p>
            </chart:title>
          </chart:axis>
          <chart:axis chart:dimension="y" chart:name="primary-y" chart:style-name="ch7">
            <chart:title svg:x="0.451cm" svg:y="6.362cm" chart:style-name="ch8">
              <text:p>Time Taken (in seconds)</text:p>
            </chart:title>
            <chart:grid chart:style-name="ch9" chart:class="major"/>
          </chart:axis>
          <chart:series chart:style-name="ch10" chart:values-cell-range-address="Sheet2.B72:Sheet2.B76" chart:label-cell-address="Sheet2.B71:Sheet2.B71" chart:class="chart:bar">
            <chart:data-point chart:repeated="5"/>
          </chart:series>
          <chart:series chart:style-name="ch11" chart:values-cell-range-address="Sheet2.C72:Sheet2.C76" chart:label-cell-address="Sheet2.C71:Sheet2.C71" chart:class="chart:bar">
            <chart:data-point chart:repeated="5"/>
          </chart:series>
          <chart:series chart:style-name="ch12" chart:values-cell-range-address="Sheet2.D72:Sheet2.D76" chart:label-cell-address="Sheet2.D71:Sheet2.D71" chart:class="chart:bar">
            <chart:data-point chart:repeated="5"/>
          </chart:series>
          <chart:series chart:style-name="ch13" chart:values-cell-range-address="Sheet2.E72:Sheet2.E76" chart:label-cell-address="Sheet2.E71:Sheet2.E71" chart:class="chart:bar">
            <chart:data-point chart:repeated="5"/>
          </chart:series>
          <chart:series chart:style-name="ch14" chart:values-cell-range-address="Sheet2.F72:Sheet2.F76" chart:label-cell-address="Sheet2.F71:Sheet2.F7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Solution</text:p>
                <draw:g>
                  <svg:desc>Sheet2.B71:Sheet2.B71</svg:desc>
                </draw:g>
              </table:table-cell>
              <table:table-cell office:value-type="string">
                <text:p>ANDing BDD (old)</text:p>
                <draw:g>
                  <svg:desc>Sheet2.C71:Sheet2.C71</svg:desc>
                </draw:g>
              </table:table-cell>
              <table:table-cell office:value-type="string">
                <text:p>Recursive Symmetric ANDing Solution </text:p>
                <draw:g>
                  <svg:desc>Sheet2.D71:Sheet2.D71</svg:desc>
                </draw:g>
              </table:table-cell>
              <table:table-cell office:value-type="string">
                <text:p>Random ANDing Solution</text:p>
                <draw:g>
                  <svg:desc>Sheet2.E71:Sheet2.E71</svg:desc>
                </draw:g>
              </table:table-cell>
              <table:table-cell office:value-type="string">
                <text:p>ANDing in order Solution</text:p>
                <draw:g>
                  <svg:desc>Sheet2.F71:Sheet2.F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35">
                <text:p>27.35</text:p>
                <draw:g>
                  <svg:desc>Sheet2.B72:Sheet2.B76</svg:desc>
                </draw:g>
              </table:table-cell>
              <table:table-cell office:value-type="float" office:value="26.063">
                <text:p>26.063</text:p>
                <draw:g>
                  <svg:desc>Sheet2.C72:Sheet2.C76</svg:desc>
                </draw:g>
              </table:table-cell>
              <table:table-cell office:value-type="float" office:value="53.349">
                <text:p>53.349</text:p>
                <draw:g>
                  <svg:desc>Sheet2.D72:Sheet2.D76</svg:desc>
                </draw:g>
              </table:table-cell>
              <table:table-cell office:value-type="float" office:value="36.037">
                <text:p>36.037</text:p>
                <draw:g>
                  <svg:desc>Sheet2.E72:Sheet2.E76</svg:desc>
                </draw:g>
              </table:table-cell>
              <table:table-cell office:value-type="float" office:value="67.293">
                <text:p>67.293</text:p>
                <draw:g>
                  <svg:desc>Sheet2.F72:Sheet2.F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459">
                <text:p>27.459</text:p>
              </table:table-cell>
              <table:table-cell office:value-type="float" office:value="28.41">
                <text:p>28.41</text:p>
              </table:table-cell>
              <table:table-cell office:value-type="float" office:value="53.52">
                <text:p>53.52</text:p>
              </table:table-cell>
              <table:table-cell office:value-type="float" office:value="36.5">
                <text:p>36.5</text:p>
              </table:table-cell>
              <table:table-cell office:value-type="float" office:value="69.102">
                <text:p>69.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302">
                <text:p>25.302</text:p>
              </table:table-cell>
              <table:table-cell office:value-type="float" office:value="25.91">
                <text:p>25.91</text:p>
              </table:table-cell>
              <table:table-cell office:value-type="float" office:value="51.404">
                <text:p>51.404</text:p>
              </table:table-cell>
              <table:table-cell office:value-type="float" office:value="32.377">
                <text:p>32.377</text:p>
              </table:table-cell>
              <table:table-cell office:value-type="float" office:value="42.118">
                <text:p>42.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14">
                <text:p>30.14</text:p>
              </table:table-cell>
              <table:table-cell office:value-type="float" office:value="31.027">
                <text:p>31.027</text:p>
              </table:table-cell>
              <table:table-cell office:value-type="float" office:value="56.86">
                <text:p>56.86</text:p>
              </table:table-cell>
              <table:table-cell office:value-type="float" office:value="38.46">
                <text:p>38.46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7292">
                <text:p>22.7292</text:p>
              </table:table-cell>
              <table:table-cell office:value-type="float" office:value="22.88">
                <text:p>22.88</text:p>
              </table:table-cell>
              <table:table-cell office:value-type="float" office:value="50.639">
                <text:p>50.639</text:p>
              </table:table-cell>
              <table:table-cell office:value-type="float" office:value="32.261">
                <text:p>32.261</text:p>
              </table:table-cell>
              <table:table-cell office:value-type="float" office:value="47.559">
                <text:p>47.5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ChartGradient_20_1" draw:display-name="ChartGradient 1" draw:style="linear" draw:start-color="#f6f9d4" draw:end-color="#dee6ef" draw:start-intensity="100%" draw:end-intensity="100%" draw:angle="169deg" draw:border="14%">
      <loext:gradient-stop svg:offset="0" loext:color-type="rgb" loext:color-value="#f6f9d4"/>
      <loext:gradient-stop svg:offset="1" loext:color-type="rgb" loext:color-value="#dee6ef"/>
    </draw:gradient>
  </office:styles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="gradient" draw:fill-gradient-name="for_20_grpahs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1cm" svg:stroke-color="#ffd320" svg:stroke-opacity="60%" draw:fill-color="#ffd320" draw:opacity="60%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gradient" draw:fill-color="#e6e6e6" draw:fill-gradient-name="Blue_20_Touch" draw:gradient-step-count="0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71cm" svg:height="11.401cm" xlink:href=".." xlink:type="simple" chart:class="chart:bar" chart:style-name="ch1">
        <chart:title svg:x="4.892cm" svg:y="0.364cm" chart:style-name="ch2">
          <text:p>Variables =10, Equations=30, Rounds=Independent</text:p>
        </chart:title>
        <chart:legend chart:legend-position="end" svg:x="14.138cm" svg:y="4.903cm" style:legend-expansion="high" chart:style-name="ch3"/>
        <chart:plot-area chart:style-name="ch4" table:cell-range-address="Sheet4.A5:Sheet4.D12" chart:data-source-has-labels="both" svg:x="1.661cm" svg:y="2.671cm" svg:width="10.131cm" svg:height="7.151cm">
          <chart:coordinate-region svg:x="2.097cm" svg:y="2.87cm" svg:width="9.073cm" svg:height="6.305cm"/>
          <chart:axis chart:dimension="x" chart:name="primary-x" chart:style-name="ch5" chartooo:axis-type="auto">
            <chartooo:date-scale/>
            <chart:title svg:x="5.293cm" svg:y="10.05cm" chart:style-name="ch6">
              <text:p>Number of Rounds </text:p>
            </chart:title>
            <chart:categories table:cell-range-address="Sheet4.A6:Sheet4.A12"/>
          </chart:axis>
          <chart:axis chart:dimension="x" chart:name="secondary-x" chart:style-name="ch7"/>
          <chart:axis chart:dimension="y" chart:name="primary-y" chart:style-name="ch8">
            <chart:title svg:x="0.696cm" svg:y="7.084cm" chart:style-name="ch9">
              <text:p>Time taken</text:p>
            </chart:title>
            <chart:grid chart:style-name="ch10" chart:class="major"/>
          </chart:axis>
          <chart:axis chart:dimension="y" chart:name="secondary-y" chart:style-name="ch11">
            <chart:title svg:x="12.197cm" svg:y="7.6cm" chart:style-name="ch9">
              <text:p>Percentage Faster</text:p>
            </chart:title>
          </chart:axis>
          <chart:series chart:attached-axis="primary-y" chart:style-name="ch12" chart:values-cell-range-address="Sheet4.B6:Sheet4.B12" chart:label-cell-address="Sheet4.B5:Sheet4.B5" chart:class="chart:bar">
            <chart:data-point chart:repeated="7"/>
          </chart:series>
          <chart:series chart:attached-axis="primary-y" chart:style-name="ch13" chart:values-cell-range-address="Sheet4.C6:Sheet4.C12" chart:label-cell-address="Sheet4.C5:Sheet4.C5" chart:class="chart:bar">
            <chart:data-point chart:repeated="7"/>
          </chart:series>
          <chart:series chart:attached-axis="secondary-y" chart:style-name="ch14" chart:values-cell-range-address="Sheet4.D6:Sheet4.D12" chart:label-cell-address="Sheet4.D5:Sheet4.D5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ANDing of Solutions</text:p>
                <draw:g>
                  <svg:desc>Sheet4.B5:Sheet4.B5</svg:desc>
                </draw:g>
              </table:table-cell>
              <table:table-cell office:value-type="string">
                <text:p>RS ANDing of BDDS</text:p>
                <draw:g>
                  <svg:desc>Sheet4.C5:Sheet4.C5</svg:desc>
                </draw:g>
              </table:table-cell>
              <table:table-cell office:value-type="string">
                <text:p>Percentage faster</text:p>
                <draw:g>
                  <svg:desc>Sheet4.D5:Sheet4.D5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4.A6:Sheet4.A12</svg:desc>
                </draw:g>
              </table:table-cell>
              <table:table-cell office:value-type="float" office:value="0.121">
                <text:p>0.121</text:p>
                <draw:g>
                  <svg:desc>Sheet4.B6:Sheet4.B12</svg:desc>
                </draw:g>
              </table:table-cell>
              <table:table-cell office:value-type="float" office:value="0.30436">
                <text:p>0.30436</text:p>
                <draw:g>
                  <svg:desc>Sheet4.C6:Sheet4.C12</svg:desc>
                </draw:g>
              </table:table-cell>
              <table:table-cell office:value-type="float" office:value="60.2444473649626">
                <text:p>60.2444473649626</text:p>
                <draw:g>
                  <svg:desc>Sheet4.D6:Sheet4.D12</svg:desc>
                </draw:g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72">
                <text:p>0.1172</text:p>
              </table:table-cell>
              <table:table-cell office:value-type="float" office:value="0.3216">
                <text:p>0.3216</text:p>
              </table:table-cell>
              <table:table-cell office:value-type="float" office:value="63.5572139303483">
                <text:p>63.557213930348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834">
                <text:p>0.0834</text:p>
              </table:table-cell>
              <table:table-cell office:value-type="float" office:value="0.2398">
                <text:p>0.2398</text:p>
              </table:table-cell>
              <table:table-cell office:value-type="float" office:value="65.2210175145955">
                <text:p>65.221017514595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2799">
                <text:p>0.2799</text:p>
              </table:table-cell>
              <table:table-cell office:value-type="float" office:value="0.4617">
                <text:p>0.4617</text:p>
              </table:table-cell>
              <table:table-cell office:value-type="float" office:value="39.3762183235868">
                <text:p>39.376218323586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942">
                <text:p>0.5942</text:p>
              </table:table-cell>
              <table:table-cell office:value-type="float" office:value="0.9281">
                <text:p>0.9281</text:p>
              </table:table-cell>
              <table:table-cell office:value-type="float" office:value="35.9767266458356">
                <text:p>35.976726645835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464">
                <text:p>0.7464</text:p>
              </table:table-cell>
              <table:table-cell office:value-type="float" office:value="1.0284">
                <text:p>1.0284</text:p>
              </table:table-cell>
              <table:table-cell office:value-type="float" office:value="27.4212368728121">
                <text:p>27.421236872812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6.894">
                <text:p>6.894</text:p>
              </table:table-cell>
              <table:table-cell office:value-type="float" office:value="7.0424">
                <text:p>7.0424</text:p>
              </table:table-cell>
              <table:table-cell office:value-type="float" office:value="2.10723616948767">
                <text:p>2.107236169487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for_20_grpahs" draw:display-name="for grpahs" draw:style="linear" draw:start-color="#f6f9d4" draw:end-color="#eeeeee" draw:start-intensity="100%" draw:end-intensity="100%" draw:angle="328deg" draw:border="31%">
      <loext:gradient-stop svg:offset="0" loext:color-type="rgb" loext:color-value="#f6f9d4"/>
      <loext:gradient-stop svg:offset="1" loext:color-type="rgb" loext:color-value="#eeeeee"/>
    </draw:gradient>
  </office:styles>
</office:document-styles>
</file>